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5.521cm"/>
    </style:style>
    <style:style style:name="co5" style:family="table-column">
      <style:table-column-properties fo:break-before="auto" style:column-width="8.047cm"/>
    </style:style>
    <style:style style:name="co6" style:family="table-column">
      <style:table-column-properties fo:break-before="auto" style:column-width="6.4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SUM([.D2:.L2])&gt;0" style:apply-style-name="NO_5f_STOPWORD" style:base-cell-address="Blad1.E2"/>
    </style:style>
    <style:style style:name="ce3" style:family="table-cell" style:parent-style-name="Default">
      <style:text-properties fo:font-weight="bold" style:font-weight-asian="bold" style:font-weight-complex="bold"/>
      <style:map style:condition="cell-content()&gt;0" style:apply-style-name="NO_5f_STOPWORD" style:base-cell-address="Blad1.E1"/>
    </style:style>
    <style:style style:name="ce4" style:family="table-cell" style:parent-style-name="Default">
      <style:map style:condition="cell-content()&gt;0" style:apply-style-name="NO_5f_STOPWORD" style:base-cell-address="Blad1.E1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</office:automatic-styles>
  <office:body>
    <office:spreadsheet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>
            <text:p>Stopwor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English translation</text:p>
          </table:table-cell>
          <table:table-cell table:style-name="ce3" office:value-type="string">
            <text:p>Needed in your language</text:p>
          </table:table-cell>
          <table:table-cell table:style-name="ce3" office:value-type="string">
            <text:p>Remove it from my language stopword list</text:p>
          </table:table-cell>
          <table:table-cell table:style-name="ce3" office:value-type="string">
            <text:p>Why? English comment/translation</text:p>
          </table:table-cell>
        </table:table-row>
        <table:table-row table:style-name="ro1">
          <table:table-cell table:style-name="ce2" office:value-type="string">
            <text:p>de</text:p>
          </table:table-cell>
          <table:table-cell table:style-name="ce2" office:value-type="string">
            <text:p>DUTCH</text:p>
          </table:table-cell>
          <table:table-cell table:style-name="ce2" office:value-type="string">
            <text:p>the</text:p>
          </table:table-cell>
          <table:table-cell table:number-columns-repeated="3"/>
        </table:table-row>
        <table:table-row table:style-name="ro1">
          <table:table-cell office:value-type="string">
            <text:p>en</text:p>
          </table:table-cell>
          <table:table-cell office:value-type="string">
            <text:p>DUTC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van</text:p>
          </table:table-cell>
          <table:table-cell office:value-type="string">
            <text:p>DUTCH</text:p>
          </table:table-cell>
          <table:table-cell office:value-type="string">
            <text:p>of, from</text:p>
          </table:table-cell>
          <table:table-cell table:number-columns-repeated="3"/>
        </table:table-row>
        <table:table-row table:style-name="ro1">
          <table:table-cell office:value-type="string">
            <text:p>ik</text:p>
          </table:table-cell>
          <table:table-cell office:value-type="string">
            <text:p>DUTCH</text:p>
          </table:table-cell>
          <table:table-cell office:value-type="string">
            <text:p>I, the ego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DUTCH</text:p>
          </table:table-cell>
          <table:table-cell office:value-type="string">
            <text:p>(1) chez, at etc, (2) to, (3) too</text:p>
          </table:table-cell>
          <table:table-cell table:number-columns-repeated="3"/>
        </table:table-row>
        <table:table-row table:style-name="ro1">
          <table:table-cell office:value-type="string">
            <text:p>dat</text:p>
          </table:table-cell>
          <table:table-cell office:value-type="string">
            <text:p>DUTCH</text:p>
          </table:table-cell>
          <table:table-cell office:value-type="string">
            <text:p>that, which</text:p>
          </table:table-cell>
          <table:table-cell table:number-columns-repeated="3"/>
        </table:table-row>
        <table:table-row table:style-name="ro1">
          <table:table-cell office:value-type="string">
            <text:p>die</text:p>
          </table:table-cell>
          <table:table-cell office:value-type="string">
            <text:p>DUTCH</text:p>
          </table:table-cell>
          <table:table-cell office:value-type="string">
            <text:p>that, those, who, which</text:p>
          </table:table-cell>
          <table:table-cell table:number-columns-repeated="3"/>
        </table:table-row>
        <table:table-row table:style-name="ro1">
          <table:table-cell office:value-type="string">
            <text:p>in</text:p>
          </table:table-cell>
          <table:table-cell office:value-type="string">
            <text:p>DUTCH</text:p>
          </table:table-cell>
          <table:table-cell office:value-type="string">
            <text:p>in, inside</text:p>
          </table:table-cell>
          <table:table-cell table:number-columns-repeated="3"/>
        </table:table-row>
        <table:table-row table:style-name="ro1">
          <table:table-cell office:value-type="string">
            <text:p>een</text:p>
          </table:table-cell>
          <table:table-cell office:value-type="string">
            <text:p>DUTCH</text:p>
          </table:table-cell>
          <table:table-cell office:value-type="string">
            <text:p>a, an, one</text:p>
          </table:table-cell>
          <table:table-cell table:number-columns-repeated="3"/>
        </table:table-row>
        <table:table-row table:style-name="ro1">
          <table:table-cell office:value-type="string">
            <text:p>hij</text:p>
          </table:table-cell>
          <table:table-cell office:value-type="string">
            <text:p>DUTCH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1">
          <table:table-cell office:value-type="string">
            <text:p>het</text:p>
          </table:table-cell>
          <table:table-cell office:value-type="string">
            <text:p>DUTCH</text:p>
          </table:table-cell>
          <table:table-cell office:value-type="string">
            <text:p>the, it</text:p>
          </table:table-cell>
          <table:table-cell table:number-columns-repeated="3"/>
        </table:table-row>
        <table:table-row table:style-name="ro1">
          <table:table-cell office:value-type="string">
            <text:p>niet</text:p>
          </table:table-cell>
          <table:table-cell office:value-type="string">
            <text:p>DUTCH</text:p>
          </table:table-cell>
          <table:table-cell office:value-type="string">
            <text:p>not, nothing, naught</text:p>
          </table:table-cell>
          <table:table-cell table:number-columns-repeated="3"/>
        </table:table-row>
        <table:table-row table:style-name="ro1">
          <table:table-cell office:value-type="string">
            <text:p>zijn</text:p>
          </table:table-cell>
          <table:table-cell office:value-type="string">
            <text:p>DUTCH</text:p>
          </table:table-cell>
          <table:table-cell office:value-type="string">
            <text:p>(1) to be, being, (2) his, one's, its</text:p>
          </table:table-cell>
          <table:table-cell table:number-columns-repeated="3"/>
        </table:table-row>
        <table:table-row table:style-name="ro1">
          <table:table-cell office:value-type="string">
            <text:p>is</text:p>
          </table:table-cell>
          <table:table-cell office:value-type="string">
            <text:p>DUTCH</text:p>
          </table:table-cell>
          <table:table-cell office:value-type="string">
            <text:p>is</text:p>
          </table:table-cell>
          <table:table-cell table:number-columns-repeated="3"/>
        </table:table-row>
        <table:table-row table:style-name="ro1">
          <table:table-cell office:value-type="string">
            <text:p>was</text:p>
          </table:table-cell>
          <table:table-cell office:value-type="string">
            <text:p>DUTCH</text:p>
          </table:table-cell>
          <table:table-cell office:value-type="string">
            <text:p>(1) was, past tense of all persons sing. of 'zijn' (to be) (2) wax, (3) the washing, (4) rise of river</text:p>
          </table:table-cell>
          <table:table-cell table:number-columns-repeated="3"/>
        </table:table-row>
        <table:table-row table:style-name="ro1">
          <table:table-cell office:value-type="string">
            <text:p>op</text:p>
          </table:table-cell>
          <table:table-cell office:value-type="string">
            <text:p>DUTCH</text:p>
          </table:table-cell>
          <table:table-cell office:value-type="string">
            <text:p>on, upon, at, in, up, used up</text:p>
          </table:table-cell>
          <table:table-cell table:number-columns-repeated="3"/>
        </table:table-row>
        <table:table-row table:style-name="ro1">
          <table:table-cell office:value-type="string">
            <text:p>aan</text:p>
          </table:table-cell>
          <table:table-cell office:value-type="string">
            <text:p>DUTCH</text:p>
          </table:table-cell>
          <table:table-cell office:value-type="string">
            <text:p>on, upon, to (as dative)</text:p>
          </table:table-cell>
          <table:table-cell table:number-columns-repeated="3"/>
        </table:table-row>
        <table:table-row table:style-name="ro1">
          <table:table-cell office:value-type="string">
            <text:p>met</text:p>
          </table:table-cell>
          <table:table-cell office:value-type="string">
            <text:p>DUTCH</text:p>
          </table:table-cell>
          <table:table-cell office:value-type="string">
            <text:p>with, by</text:p>
          </table:table-cell>
          <table:table-cell table:number-columns-repeated="3"/>
        </table:table-row>
        <table:table-row table:style-name="ro1">
          <table:table-cell office:value-type="string">
            <text:p>als</text:p>
          </table:table-cell>
          <table:table-cell office:value-type="string">
            <text:p>DUTCH</text:p>
          </table:table-cell>
          <table:table-cell office:value-type="string">
            <text:p>like, such as, when</text:p>
          </table:table-cell>
          <table:table-cell table:number-columns-repeated="3"/>
        </table:table-row>
        <table:table-row table:style-name="ro1">
          <table:table-cell office:value-type="string">
            <text:p>voor</text:p>
          </table:table-cell>
          <table:table-cell office:value-type="string">
            <text:p>DUTCH</text:p>
          </table:table-cell>
          <table:table-cell office:value-type="string">
            <text:p>(1) before, in front of, (2) furrow</text:p>
          </table:table-cell>
          <table:table-cell table:number-columns-repeated="3"/>
        </table:table-row>
        <table:table-row table:style-name="ro1">
          <table:table-cell office:value-type="string">
            <text:p>had</text:p>
          </table:table-cell>
          <table:table-cell office:value-type="string">
            <text:p>DUTCH</text:p>
          </table:table-cell>
          <table:table-cell office:value-type="string">
            <text:p>had, past tense all persons sing. of 'hebben' (have)</text:p>
          </table:table-cell>
          <table:table-cell table:number-columns-repeated="3"/>
        </table:table-row>
        <table:table-row table:style-name="ro1">
          <table:table-cell office:value-type="string">
            <text:p>er</text:p>
          </table:table-cell>
          <table:table-cell office:value-type="string">
            <text:p>DUTCH</text:p>
          </table:table-cell>
          <table:table-cell office:value-type="string">
            <text:p>there</text:p>
          </table:table-cell>
          <table:table-cell table:number-columns-repeated="3"/>
        </table:table-row>
        <table:table-row table:style-name="ro1">
          <table:table-cell office:value-type="string">
            <text:p>maar</text:p>
          </table:table-cell>
          <table:table-cell office:value-type="string">
            <text:p>DUTCH</text:p>
          </table:table-cell>
          <table:table-cell office:value-type="string">
            <text:p>but, only</text:p>
          </table:table-cell>
          <table:table-cell table:number-columns-repeated="3"/>
        </table:table-row>
        <table:table-row table:style-name="ro1">
          <table:table-cell office:value-type="string">
            <text:p>om</text:p>
          </table:table-cell>
          <table:table-cell office:value-type="string">
            <text:p>DUTCH</text:p>
          </table:table-cell>
          <table:table-cell office:value-type="string">
            <text:p>round, about, for etc</text:p>
          </table:table-cell>
          <table:table-cell table:number-columns-repeated="3"/>
        </table:table-row>
        <table:table-row table:style-name="ro1">
          <table:table-cell office:value-type="string">
            <text:p>hem</text:p>
          </table:table-cell>
          <table:table-cell office:value-type="string">
            <text:p>DUTCH</text:p>
          </table:table-cell>
          <table:table-cell office:value-type="string">
            <text:p>him</text:p>
          </table:table-cell>
          <table:table-cell table:number-columns-repeated="3"/>
        </table:table-row>
        <table:table-row table:style-name="ro1">
          <table:table-cell office:value-type="string">
            <text:p>dan</text:p>
          </table:table-cell>
          <table:table-cell office:value-type="string">
            <text:p>DUTCH</text:p>
          </table:table-cell>
          <table:table-cell office:value-type="string">
            <text:p>then</text:p>
          </table:table-cell>
          <table:table-cell table:number-columns-repeated="3"/>
        </table:table-row>
        <table:table-row table:style-name="ro1">
          <table:table-cell office:value-type="string">
            <text:p>zou</text:p>
          </table:table-cell>
          <table:table-cell office:value-type="string">
            <text:p>DUTCH</text:p>
          </table:table-cell>
          <table:table-cell office:value-type="string">
            <text:p>should/would, past tense all persons sing. of 'zullen'</text:p>
          </table:table-cell>
          <table:table-cell table:number-columns-repeated="3"/>
        </table:table-row>
        <table:table-row table:style-name="ro1">
          <table:table-cell office:value-type="string">
            <text:p>of</text:p>
          </table:table-cell>
          <table:table-cell office:value-type="string">
            <text:p>DUTCH</text:p>
          </table:table-cell>
          <table:table-cell office:value-type="string">
            <text:p>or, whether, if</text:p>
          </table:table-cell>
          <table:table-cell table:number-columns-repeated="3"/>
        </table:table-row>
        <table:table-row table:style-name="ro1">
          <table:table-cell office:value-type="string">
            <text:p>wat</text:p>
          </table:table-cell>
          <table:table-cell office:value-type="string">
            <text:p>DUTCH</text:p>
          </table:table-cell>
          <table:table-cell office:value-type="string">
            <text:p>what, something, anything</text:p>
          </table:table-cell>
          <table:table-cell table:number-columns-repeated="3"/>
        </table:table-row>
        <table:table-row table:style-name="ro1">
          <table:table-cell office:value-type="string">
            <text:p>mijn</text:p>
          </table:table-cell>
          <table:table-cell office:value-type="string">
            <text:p>DUTCH</text:p>
          </table:table-cell>
          <table:table-cell office:value-type="string">
            <text:p>possessive and noun 'mine'</text:p>
          </table:table-cell>
          <table:table-cell table:number-columns-repeated="3"/>
        </table:table-row>
        <table:table-row table:style-name="ro1">
          <table:table-cell office:value-type="string">
            <text:p>men</text:p>
          </table:table-cell>
          <table:table-cell office:value-type="string">
            <text:p>DUTCH</text:p>
          </table:table-cell>
          <table:table-cell office:value-type="string">
            <text:p>people, 'one'</text:p>
          </table:table-cell>
          <table:table-cell table:number-columns-repeated="3"/>
        </table:table-row>
        <table:table-row table:style-name="ro1">
          <table:table-cell office:value-type="string">
            <text:p>dit</text:p>
          </table:table-cell>
          <table:table-cell office:value-type="string">
            <text:p>DUT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zo</text:p>
          </table:table-cell>
          <table:table-cell office:value-type="string">
            <text:p>DUTCH</text:p>
          </table:table-cell>
          <table:table-cell office:value-type="string">
            <text:p>so, thus, in this way</text:p>
          </table:table-cell>
          <table:table-cell table:number-columns-repeated="3"/>
        </table:table-row>
        <table:table-row table:style-name="ro1">
          <table:table-cell office:value-type="string">
            <text:p>door</text:p>
          </table:table-cell>
          <table:table-cell office:value-type="string">
            <text:p>DUTCH</text:p>
          </table:table-cell>
          <table:table-cell office:value-type="string">
            <text:p>through by</text:p>
          </table:table-cell>
          <table:table-cell table:number-columns-repeated="3"/>
        </table:table-row>
        <table:table-row table:style-name="ro1">
          <table:table-cell office:value-type="string">
            <text:p>over</text:p>
          </table:table-cell>
          <table:table-cell office:value-type="string">
            <text:p>DUTCH</text:p>
          </table:table-cell>
          <table:table-cell office:value-type="string">
            <text:p>over, across</text:p>
          </table:table-cell>
          <table:table-cell table:number-columns-repeated="3"/>
        </table:table-row>
        <table:table-row table:style-name="ro1">
          <table:table-cell office:value-type="string">
            <text:p>ze</text:p>
          </table:table-cell>
          <table:table-cell office:value-type="string">
            <text:p>DUTCH</text:p>
          </table:table-cell>
          <table:table-cell office:value-type="string">
            <text:p>she, her, they, them</text:p>
          </table:table-cell>
          <table:table-cell table:number-columns-repeated="3"/>
        </table:table-row>
        <table:table-row table:style-name="ro1">
          <table:table-cell office:value-type="string">
            <text:p>zich</text:p>
          </table:table-cell>
          <table:table-cell office:value-type="string">
            <text:p>DUTCH</text:p>
          </table:table-cell>
          <table:table-cell office:value-type="string">
            <text:p>oneself</text:p>
          </table:table-cell>
          <table:table-cell table:number-columns-repeated="3"/>
        </table:table-row>
        <table:table-row table:style-name="ro1">
          <table:table-cell office:value-type="string">
            <text:p>bij</text:p>
          </table:table-cell>
          <table:table-cell office:value-type="string">
            <text:p>DUTCH</text:p>
          </table:table-cell>
          <table:table-cell office:value-type="string">
            <text:p>(1) a bee, (2) by, near, at</text:p>
          </table:table-cell>
          <table:table-cell table:number-columns-repeated="3"/>
        </table:table-row>
        <table:table-row table:style-name="ro1">
          <table:table-cell office:value-type="string">
            <text:p>ook</text:p>
          </table:table-cell>
          <table:table-cell office:value-type="string">
            <text:p>DUTCH</text:p>
          </table:table-cell>
          <table:table-cell office:value-type="string">
            <text:p>also, too</text:p>
          </table:table-cell>
          <table:table-cell table:number-columns-repeated="3"/>
        </table:table-row>
        <table:table-row table:style-name="ro1">
          <table:table-cell office:value-type="string">
            <text:p>tot</text:p>
          </table:table-cell>
          <table:table-cell office:value-type="string">
            <text:p>DUTCH</text:p>
          </table:table-cell>
          <table:table-cell office:value-type="string">
            <text:p>till, until</text:p>
          </table:table-cell>
          <table:table-cell table:number-columns-repeated="3"/>
        </table:table-row>
        <table:table-row table:style-name="ro1">
          <table:table-cell office:value-type="string">
            <text:p>je</text:p>
          </table:table-cell>
          <table:table-cell office:value-type="string">
            <text:p>DUTC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mij</text:p>
          </table:table-cell>
          <table:table-cell office:value-type="string">
            <text:p>DUTC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uit</text:p>
          </table:table-cell>
          <table:table-cell office:value-type="string">
            <text:p>DUTCH</text:p>
          </table:table-cell>
          <table:table-cell office:value-type="string">
            <text:p>out of, from</text:p>
          </table:table-cell>
          <table:table-cell table:number-columns-repeated="3"/>
        </table:table-row>
        <table:table-row table:style-name="ro1">
          <table:table-cell office:value-type="string">
            <text:p>der</text:p>
          </table:table-cell>
          <table:table-cell office:value-type="string">
            <text:p>DUTCH</text:p>
          </table:table-cell>
          <table:table-cell office:value-type="string">
            <text:p>Old Dutch form of 'van der' still found in surnames</text:p>
          </table:table-cell>
          <table:table-cell table:number-columns-repeated="3"/>
        </table:table-row>
        <table:table-row table:style-name="ro1">
          <table:table-cell office:value-type="string">
            <text:p>daar</text:p>
          </table:table-cell>
          <table:table-cell office:value-type="string">
            <text:p>DUTCH</text:p>
          </table:table-cell>
          <table:table-cell office:value-type="string">
            <text:p>(1) there, (2) because</text:p>
          </table:table-cell>
          <table:table-cell table:number-columns-repeated="3"/>
        </table:table-row>
        <table:table-row table:style-name="ro1">
          <table:table-cell office:value-type="string">
            <text:p>haar</text:p>
          </table:table-cell>
          <table:table-cell office:value-type="string">
            <text:p>DUTCH</text:p>
          </table:table-cell>
          <table:table-cell office:value-type="string">
            <text:p>(1) her, their, them, (2) hair</text:p>
          </table:table-cell>
          <table:table-cell table:number-columns-repeated="3"/>
        </table:table-row>
        <table:table-row table:style-name="ro1">
          <table:table-cell office:value-type="string">
            <text:p>naar</text:p>
          </table:table-cell>
          <table:table-cell office:value-type="string">
            <text:p>DUTCH</text:p>
          </table:table-cell>
          <table:table-cell office:value-type="string">
            <text:p>(1) unpleasant, unwell etc, (2) towards, (3) as</text:p>
          </table:table-cell>
          <table:table-cell table:number-columns-repeated="3"/>
        </table:table-row>
        <table:table-row table:style-name="ro1">
          <table:table-cell office:value-type="string">
            <text:p>heb</text:p>
          </table:table-cell>
          <table:table-cell office:value-type="string">
            <text:p>DUTCH</text:p>
          </table:table-cell>
          <table:table-cell office:value-type="string">
            <text:p>present first person sing. of 'to have'</text:p>
          </table:table-cell>
          <table:table-cell table:number-columns-repeated="3"/>
        </table:table-row>
        <table:table-row table:style-name="ro1">
          <table:table-cell office:value-type="string">
            <text:p>hoe</text:p>
          </table:table-cell>
          <table:table-cell office:value-type="string">
            <text:p>DUTCH</text:p>
          </table:table-cell>
          <table:table-cell office:value-type="string">
            <text:p>how, why</text:p>
          </table:table-cell>
          <table:table-cell table:number-columns-repeated="3"/>
        </table:table-row>
        <table:table-row table:style-name="ro1">
          <table:table-cell office:value-type="string">
            <text:p>heeft</text:p>
          </table:table-cell>
          <table:table-cell office:value-type="string">
            <text:p>DUTCH</text:p>
          </table:table-cell>
          <table:table-cell office:value-type="string">
            <text:p>present third person sing. of 'to have'</text:p>
          </table:table-cell>
          <table:table-cell table:number-columns-repeated="3"/>
        </table:table-row>
        <table:table-row table:style-name="ro1">
          <table:table-cell office:value-type="string">
            <text:p>hebben</text:p>
          </table:table-cell>
          <table:table-cell office:value-type="string">
            <text:p>DUTCH</text:p>
          </table:table-cell>
          <table:table-cell office:value-type="string">
            <text:p>'to have' and various parts thereof</text:p>
          </table:table-cell>
          <table:table-cell table:number-columns-repeated="3"/>
        </table:table-row>
        <table:table-row table:style-name="ro1">
          <table:table-cell office:value-type="string">
            <text:p>deze</text:p>
          </table:table-cell>
          <table:table-cell office:value-type="string">
            <text:p>DUT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u</text:p>
          </table:table-cell>
          <table:table-cell office:value-type="string">
            <text:p>DUTC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want</text:p>
          </table:table-cell>
          <table:table-cell office:value-type="string">
            <text:p>DUTCH</text:p>
          </table:table-cell>
          <table:table-cell office:value-type="string">
            <text:p>(1) for, (2) mitten, (3) rigging</text:p>
          </table:table-cell>
          <table:table-cell table:number-columns-repeated="3"/>
        </table:table-row>
        <table:table-row table:style-name="ro1">
          <table:table-cell office:value-type="string">
            <text:p>nog</text:p>
          </table:table-cell>
          <table:table-cell office:value-type="string">
            <text:p>DUTCH</text:p>
          </table:table-cell>
          <table:table-cell office:value-type="string">
            <text:p>yet, still</text:p>
          </table:table-cell>
          <table:table-cell table:number-columns-repeated="3"/>
        </table:table-row>
        <table:table-row table:style-name="ro1">
          <table:table-cell office:value-type="string">
            <text:p>zal</text:p>
          </table:table-cell>
          <table:table-cell office:value-type="string">
            <text:p>DUTCH</text:p>
          </table:table-cell>
          <table:table-cell office:value-type="string">
            <text:p>'shall', first and third person sing. of verb 'zullen' (will)</text:p>
          </table:table-cell>
          <table:table-cell table:number-columns-repeated="3"/>
        </table:table-row>
        <table:table-row table:style-name="ro1">
          <table:table-cell office:value-type="string">
            <text:p>me</text:p>
          </table:table-cell>
          <table:table-cell office:value-type="string">
            <text:p>DUTC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zij</text:p>
          </table:table-cell>
          <table:table-cell office:value-type="string">
            <text:p>DUTCH</text:p>
          </table:table-cell>
          <table:table-cell office:value-type="string">
            <text:p>she, they</text:p>
          </table:table-cell>
          <table:table-cell table:number-columns-repeated="3"/>
        </table:table-row>
        <table:table-row table:style-name="ro1">
          <table:table-cell office:value-type="string">
            <text:p>nu</text:p>
          </table:table-cell>
          <table:table-cell office:value-type="string">
            <text:p>DUTCH</text:p>
          </table:table-cell>
          <table:table-cell office:value-type="string">
            <text:p>now</text:p>
          </table:table-cell>
          <table:table-cell table:number-columns-repeated="3"/>
        </table:table-row>
        <table:table-row table:style-name="ro1">
          <table:table-cell office:value-type="string">
            <text:p>ge</text:p>
          </table:table-cell>
          <table:table-cell office:value-type="string">
            <text:p>DUTCH</text:p>
          </table:table-cell>
          <table:table-cell office:value-type="string">
            <text:p>'thou', still used in Belgium and south Netherlands</text:p>
          </table:table-cell>
          <table:table-cell table:number-columns-repeated="3"/>
        </table:table-row>
        <table:table-row table:style-name="ro1">
          <table:table-cell office:value-type="string">
            <text:p>geen</text:p>
          </table:table-cell>
          <table:table-cell office:value-type="string">
            <text:p>DUTCH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>
            <text:p>omdat</text:p>
          </table:table-cell>
          <table:table-cell office:value-type="string">
            <text:p>DUTCH</text:p>
          </table:table-cell>
          <table:table-cell office:value-type="string">
            <text:p>because</text:p>
          </table:table-cell>
          <table:table-cell table:number-columns-repeated="3"/>
        </table:table-row>
        <table:table-row table:style-name="ro1">
          <table:table-cell office:value-type="string">
            <text:p>iets</text:p>
          </table:table-cell>
          <table:table-cell office:value-type="string">
            <text:p>DUTCH</text:p>
          </table:table-cell>
          <table:table-cell office:value-type="string">
            <text:p>something, somewhat</text:p>
          </table:table-cell>
          <table:table-cell table:number-columns-repeated="3"/>
        </table:table-row>
        <table:table-row table:style-name="ro1">
          <table:table-cell office:value-type="string">
            <text:p>worden</text:p>
          </table:table-cell>
          <table:table-cell office:value-type="string">
            <text:p>DUTCH</text:p>
          </table:table-cell>
          <table:table-cell office:value-type="string">
            <text:p>to become, grow, get</text:p>
          </table:table-cell>
          <table:table-cell table:number-columns-repeated="3"/>
        </table:table-row>
        <table:table-row table:style-name="ro1">
          <table:table-cell office:value-type="string">
            <text:p>toch</text:p>
          </table:table-cell>
          <table:table-cell office:value-type="string">
            <text:p>DUTCH</text:p>
          </table:table-cell>
          <table:table-cell office:value-type="string">
            <text:p>yet, still</text:p>
          </table:table-cell>
          <table:table-cell table:number-columns-repeated="3"/>
        </table:table-row>
        <table:table-row table:style-name="ro1">
          <table:table-cell office:value-type="string">
            <text:p>al</text:p>
          </table:table-cell>
          <table:table-cell office:value-type="string">
            <text:p>DUTCH</text:p>
          </table:table-cell>
          <table:table-cell office:value-type="string">
            <text:p>all, every, each</text:p>
          </table:table-cell>
          <table:table-cell table:number-columns-repeated="3"/>
        </table:table-row>
        <table:table-row table:style-name="ro1">
          <table:table-cell office:value-type="string">
            <text:p>waren</text:p>
          </table:table-cell>
          <table:table-cell office:value-type="string">
            <text:p>DUTCH</text:p>
          </table:table-cell>
          <table:table-cell office:value-type="string">
            <text:p>(1) 'were' (2) to wander, (3) wares, (3)</text:p>
          </table:table-cell>
          <table:table-cell table:number-columns-repeated="3"/>
        </table:table-row>
        <table:table-row table:style-name="ro1">
          <table:table-cell office:value-type="string">
            <text:p>veel</text:p>
          </table:table-cell>
          <table:table-cell office:value-type="string">
            <text:p>DUTCH</text:p>
          </table:table-cell>
          <table:table-cell office:value-type="string">
            <text:p>much, many</text:p>
          </table:table-cell>
          <table:table-cell table:number-columns-repeated="3"/>
        </table:table-row>
        <table:table-row table:style-name="ro1">
          <table:table-cell office:value-type="string">
            <text:p>meer</text:p>
          </table:table-cell>
          <table:table-cell office:value-type="string">
            <text:p>DUTCH</text:p>
          </table:table-cell>
          <table:table-cell office:value-type="string">
            <text:p>(1) more, (2) lake</text:p>
          </table:table-cell>
          <table:table-cell table:number-columns-repeated="3"/>
        </table:table-row>
        <table:table-row table:style-name="ro1">
          <table:table-cell office:value-type="string">
            <text:p>doen</text:p>
          </table:table-cell>
          <table:table-cell office:value-type="string">
            <text:p>DUTCH</text:p>
          </table:table-cell>
          <table:table-cell office:value-type="string">
            <text:p>to do, to make</text:p>
          </table:table-cell>
          <table:table-cell table:number-columns-repeated="3"/>
        </table:table-row>
        <table:table-row table:style-name="ro1">
          <table:table-cell office:value-type="string">
            <text:p>toen</text:p>
          </table:table-cell>
          <table:table-cell office:value-type="string">
            <text:p>DUTCH</text:p>
          </table:table-cell>
          <table:table-cell office:value-type="string">
            <text:p>then, when</text:p>
          </table:table-cell>
          <table:table-cell table:number-columns-repeated="3"/>
        </table:table-row>
        <table:table-row table:style-name="ro1">
          <table:table-cell office:value-type="string">
            <text:p>moet</text:p>
          </table:table-cell>
          <table:table-cell office:value-type="string">
            <text:p>DUTCH</text:p>
          </table:table-cell>
          <table:table-cell office:value-type="string">
            <text:p>noun 'spot/mote' and present form of 'to must'</text:p>
          </table:table-cell>
          <table:table-cell table:number-columns-repeated="3"/>
        </table:table-row>
        <table:table-row table:style-name="ro1">
          <table:table-cell office:value-type="string">
            <text:p>ben</text:p>
          </table:table-cell>
          <table:table-cell office:value-type="string">
            <text:p>DUTCH</text:p>
          </table:table-cell>
          <table:table-cell office:value-type="string">
            <text:p>(1) am, (2) 'are' in interrogative second person singular of 'to be'</text:p>
          </table:table-cell>
          <table:table-cell table:number-columns-repeated="3"/>
        </table:table-row>
        <table:table-row table:style-name="ro1">
          <table:table-cell office:value-type="string">
            <text:p>zonder</text:p>
          </table:table-cell>
          <table:table-cell office:value-type="string">
            <text:p>DUTCH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1">
          <table:table-cell office:value-type="string">
            <text:p>kan</text:p>
          </table:table-cell>
          <table:table-cell office:value-type="string">
            <text:p>DUTCH</text:p>
          </table:table-cell>
          <table:table-cell office:value-type="string">
            <text:p>noun 'can' and present form of 'to be able'</text:p>
          </table:table-cell>
          <table:table-cell table:number-columns-repeated="3"/>
        </table:table-row>
        <table:table-row table:style-name="ro1">
          <table:table-cell office:value-type="string">
            <text:p>hun</text:p>
          </table:table-cell>
          <table:table-cell office:value-type="string">
            <text:p>DUTCH</text:p>
          </table:table-cell>
          <table:table-cell office:value-type="string">
            <text:p>their, them</text:p>
          </table:table-cell>
          <table:table-cell table:number-columns-repeated="3"/>
        </table:table-row>
        <table:table-row table:style-name="ro1">
          <table:table-cell office:value-type="string">
            <text:p>dus</text:p>
          </table:table-cell>
          <table:table-cell office:value-type="string">
            <text:p>DUTCH</text:p>
          </table:table-cell>
          <table:table-cell office:value-type="string">
            <text:p>so, consequently</text:p>
          </table:table-cell>
          <table:table-cell table:number-columns-repeated="3"/>
        </table:table-row>
        <table:table-row table:style-name="ro1">
          <table:table-cell office:value-type="string">
            <text:p>alles</text:p>
          </table:table-cell>
          <table:table-cell office:value-type="string">
            <text:p>DUTCH</text:p>
          </table:table-cell>
          <table:table-cell office:value-type="string">
            <text:p>all, everything, anything</text:p>
          </table:table-cell>
          <table:table-cell table:number-columns-repeated="3"/>
        </table:table-row>
        <table:table-row table:style-name="ro1">
          <table:table-cell office:value-type="string">
            <text:p>onder</text:p>
          </table:table-cell>
          <table:table-cell office:value-type="string">
            <text:p>DUTCH</text:p>
          </table:table-cell>
          <table:table-cell office:value-type="string">
            <text:p>under, beneath</text:p>
          </table:table-cell>
          <table:table-cell table:number-columns-repeated="3"/>
        </table:table-row>
        <table:table-row table:style-name="ro1">
          <table:table-cell office:value-type="string">
            <text:p>ja</text:p>
          </table:table-cell>
          <table:table-cell office:value-type="string">
            <text:p>DUTCH</text:p>
          </table:table-cell>
          <table:table-cell office:value-type="string">
            <text:p>yes, of course</text:p>
          </table:table-cell>
          <table:table-cell table:number-columns-repeated="3"/>
        </table:table-row>
        <table:table-row table:style-name="ro1">
          <table:table-cell office:value-type="string">
            <text:p>eens</text:p>
          </table:table-cell>
          <table:table-cell office:value-type="string">
            <text:p>DUTCH</text:p>
          </table:table-cell>
          <table:table-cell office:value-type="string">
            <text:p>once, one day</text:p>
          </table:table-cell>
          <table:table-cell table:number-columns-repeated="3"/>
        </table:table-row>
        <table:table-row table:style-name="ro1">
          <table:table-cell office:value-type="string">
            <text:p>hier</text:p>
          </table:table-cell>
          <table:table-cell office:value-type="string">
            <text:p>DUTCH</text:p>
          </table:table-cell>
          <table:table-cell office:value-type="string">
            <text:p>here</text:p>
          </table:table-cell>
          <table:table-cell table:number-columns-repeated="3"/>
        </table:table-row>
        <table:table-row table:style-name="ro1">
          <table:table-cell office:value-type="string">
            <text:p>wie</text:p>
          </table:table-cell>
          <table:table-cell office:value-type="string">
            <text:p>DUTC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werd</text:p>
          </table:table-cell>
          <table:table-cell office:value-type="string">
            <text:p>DUTCH</text:p>
          </table:table-cell>
          <table:table-cell office:value-type="string">
            <text:p>imperfect third person sing. of 'become'</text:p>
          </table:table-cell>
          <table:table-cell table:number-columns-repeated="3"/>
        </table:table-row>
        <table:table-row table:style-name="ro1">
          <table:table-cell office:value-type="string">
            <text:p>altijd</text:p>
          </table:table-cell>
          <table:table-cell office:value-type="string">
            <text:p>DUTCH</text:p>
          </table:table-cell>
          <table:table-cell office:value-type="string">
            <text:p>always</text:p>
          </table:table-cell>
          <table:table-cell table:number-columns-repeated="3"/>
        </table:table-row>
        <table:table-row table:style-name="ro1">
          <table:table-cell office:value-type="string">
            <text:p>doch</text:p>
          </table:table-cell>
          <table:table-cell office:value-type="string">
            <text:p>DUTCH</text:p>
          </table:table-cell>
          <table:table-cell office:value-type="string">
            <text:p>yet, but etc</text:p>
          </table:table-cell>
          <table:table-cell table:number-columns-repeated="3"/>
        </table:table-row>
        <table:table-row table:style-name="ro1">
          <table:table-cell office:value-type="string">
            <text:p>wordt</text:p>
          </table:table-cell>
          <table:table-cell office:value-type="string">
            <text:p>DUTCH</text:p>
          </table:table-cell>
          <table:table-cell office:value-type="string">
            <text:p>present third person sing. of 'become'</text:p>
          </table:table-cell>
          <table:table-cell table:number-columns-repeated="3"/>
        </table:table-row>
        <table:table-row table:style-name="ro1">
          <table:table-cell office:value-type="string">
            <text:p>wezen</text:p>
          </table:table-cell>
          <table:table-cell office:value-type="string">
            <text:p>DUTCH</text:p>
          </table:table-cell>
          <table:table-cell office:value-type="string">
            <text:p>(1) to be, (2) 'been' as in 'been fishing', (3) orphans</text:p>
          </table:table-cell>
          <table:table-cell table:number-columns-repeated="3"/>
        </table:table-row>
        <table:table-row table:style-name="ro1">
          <table:table-cell office:value-type="string">
            <text:p>kunnen</text:p>
          </table:table-cell>
          <table:table-cell office:value-type="string">
            <text:p>DUTCH</text:p>
          </table:table-cell>
          <table:table-cell office:value-type="string">
            <text:p>to be able</text:p>
          </table:table-cell>
          <table:table-cell table:number-columns-repeated="3"/>
        </table:table-row>
        <table:table-row table:style-name="ro1">
          <table:table-cell office:value-type="string">
            <text:p>ons</text:p>
          </table:table-cell>
          <table:table-cell office:value-type="string">
            <text:p>DUTCH</text:p>
          </table:table-cell>
          <table:table-cell office:value-type="string">
            <text:p>us/our</text:p>
          </table:table-cell>
          <table:table-cell table:number-columns-repeated="3"/>
        </table:table-row>
        <table:table-row table:style-name="ro1">
          <table:table-cell office:value-type="string">
            <text:p>zelf</text:p>
          </table:table-cell>
          <table:table-cell office:value-type="string">
            <text:p>DUTCH</text:p>
          </table:table-cell>
          <table:table-cell office:value-type="string">
            <text:p>self</text:p>
          </table:table-cell>
          <table:table-cell table:number-columns-repeated="3"/>
        </table:table-row>
        <table:table-row table:style-name="ro1">
          <table:table-cell office:value-type="string">
            <text:p>tegen</text:p>
          </table:table-cell>
          <table:table-cell office:value-type="string">
            <text:p>DUTCH</text:p>
          </table:table-cell>
          <table:table-cell office:value-type="string">
            <text:p>against, towards, at</text:p>
          </table:table-cell>
          <table:table-cell table:number-columns-repeated="3"/>
        </table:table-row>
        <table:table-row table:style-name="ro1">
          <table:table-cell office:value-type="string">
            <text:p>na</text:p>
          </table:table-cell>
          <table:table-cell office:value-type="string">
            <text:p>DUTCH</text:p>
          </table:table-cell>
          <table:table-cell office:value-type="string">
            <text:p>after, near</text:p>
          </table:table-cell>
          <table:table-cell table:number-columns-repeated="3"/>
        </table:table-row>
        <table:table-row table:style-name="ro1">
          <table:table-cell office:value-type="string">
            <text:p>reeds</text:p>
          </table:table-cell>
          <table:table-cell office:value-type="string">
            <text:p>DUTCH</text:p>
          </table:table-cell>
          <table:table-cell office:value-type="string">
            <text:p>already</text:p>
          </table:table-cell>
          <table:table-cell table:number-columns-repeated="3"/>
        </table:table-row>
        <table:table-row table:style-name="ro1">
          <table:table-cell office:value-type="string">
            <text:p>wil</text:p>
          </table:table-cell>
          <table:table-cell office:value-type="string">
            <text:p>DUTCH</text:p>
          </table:table-cell>
          <table:table-cell office:value-type="string">
            <text:p>(1) present tense of 'want', (2) 'will', noun, (3) fender</text:p>
          </table:table-cell>
          <table:table-cell table:number-columns-repeated="3"/>
        </table:table-row>
        <table:table-row table:style-name="ro1">
          <table:table-cell office:value-type="string">
            <text:p>kon</text:p>
          </table:table-cell>
          <table:table-cell office:value-type="string">
            <text:p>DUTCH</text:p>
          </table:table-cell>
          <table:table-cell office:value-type="string">
            <text:p>could, past tense of 'to be able'</text:p>
          </table:table-cell>
          <table:table-cell table:number-columns-repeated="3"/>
        </table:table-row>
        <table:table-row table:style-name="ro1">
          <table:table-cell office:value-type="string">
            <text:p>niets</text:p>
          </table:table-cell>
          <table:table-cell office:value-type="string">
            <text:p>DUTCH</text:p>
          </table:table-cell>
          <table:table-cell office:value-type="string">
            <text:p>nothing</text:p>
          </table:table-cell>
          <table:table-cell table:number-columns-repeated="3"/>
        </table:table-row>
        <table:table-row table:style-name="ro1">
          <table:table-cell office:value-type="string">
            <text:p>uw</text:p>
          </table:table-cell>
          <table:table-cell office:value-type="string">
            <text:p>DUTCH</text:p>
          </table:table-cell>
          <table:table-cell office:value-type="string">
            <text:p>your</text:p>
          </table:table-cell>
          <table:table-cell table:number-columns-repeated="3"/>
        </table:table-row>
        <table:table-row table:style-name="ro1">
          <table:table-cell office:value-type="string">
            <text:p>iemand</text:p>
          </table:table-cell>
          <table:table-cell office:value-type="string">
            <text:p>DUTCH</text:p>
          </table:table-cell>
          <table:table-cell office:value-type="string">
            <text:p>somebody</text:p>
          </table:table-cell>
          <table:table-cell table:number-columns-repeated="3"/>
        </table:table-row>
        <table:table-row table:style-name="ro1">
          <table:table-cell office:value-type="string">
            <text:p>geweest</text:p>
          </table:table-cell>
          <table:table-cell office:value-type="string">
            <text:p>DUTCH</text:p>
          </table:table-cell>
          <table:table-cell office:value-type="string">
            <text:p>been, past participle of 'be'</text:p>
          </table:table-cell>
          <table:table-cell table:number-columns-repeated="3"/>
        </table:table-row>
        <table:table-row table:style-name="ro1">
          <table:table-cell office:value-type="string">
            <text:p>andere</text:p>
          </table:table-cell>
          <table:table-cell office:value-type="string">
            <text:p>DUTCH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>
            <text:p>i</text:p>
          </table:table-cell>
          <table:table-cell office:value-type="string">
            <text:p>ENGLISH</text:p>
          </table:table-cell>
          <table:table-cell office:value-type="string">
            <text:p>subject, always in upper case of course</text:p>
          </table:table-cell>
          <table:table-cell table:number-columns-repeated="3"/>
        </table:table-row>
        <table:table-row table:style-name="ro1">
          <table:table-cell office:value-type="string">
            <text:p>me</text:p>
          </table:table-cell>
          <table:table-cell office:value-type="string">
            <text:p>ENGLISH</text:p>
          </table:table-cell>
          <table:table-cell office:value-type="string">
            <text:p>object</text:p>
          </table:table-cell>
          <table:table-cell table:number-columns-repeated="3"/>
        </table:table-row>
        <table:table-row table:style-name="ro1">
          <table:table-cell office:value-type="string">
            <text:p>my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number-columns-repeated="3"/>
        </table:table-row>
        <table:table-row table:style-name="ro1">
          <table:table-cell office:value-type="string">
            <text:p>my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1">
          <table:table-cell office:value-type="string">
            <text:p>we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table:number-columns-repeated="3"/>
        </table:table-row>
        <table:table-row table:style-name="ro1">
          <table:table-cell office:value-type="string">
            <text:p>our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number-columns-repeated="3"/>
        </table:table-row>
        <table:table-row table:style-name="ro1">
          <table:table-cell office:value-type="string">
            <text:p>ou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table:number-columns-repeated="3"/>
        </table:table-row>
        <table:table-row table:style-name="ro1">
          <table:table-cell office:value-type="string">
            <text:p>ourselves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1">
          <table:table-cell office:value-type="string">
            <text:p>you</text:p>
          </table:table-cell>
          <table:table-cell office:value-type="string">
            <text:p>ENGLISH</text:p>
          </table:table-cell>
          <table:table-cell office:value-type="string">
            <text:p>subject and object</text:p>
          </table:table-cell>
          <table:table-cell table:number-columns-repeated="3"/>
        </table:table-row>
        <table:table-row table:style-name="ro1">
          <table:table-cell office:value-type="string">
            <text:p>your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number-columns-repeated="3"/>
        </table:table-row>
        <table:table-row table:style-name="ro1">
          <table:table-cell office:value-type="string">
            <text:p>you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table:number-columns-repeated="3"/>
        </table:table-row>
        <table:table-row table:style-name="ro1">
          <table:table-cell office:value-type="string">
            <text:p>yourself</text:p>
          </table:table-cell>
          <table:table-cell office:value-type="string">
            <text:p>ENGLISH</text:p>
          </table:table-cell>
          <table:table-cell office:value-type="string">
            <text:p>reflexive (singular)</text:p>
          </table:table-cell>
          <table:table-cell table:number-columns-repeated="3"/>
        </table:table-row>
        <table:table-row table:style-name="ro1">
          <table:table-cell office:value-type="string">
            <text:p>yourselves</text:p>
          </table:table-cell>
          <table:table-cell office:value-type="string">
            <text:p>ENGLISH</text:p>
          </table:table-cell>
          <table:table-cell office:value-type="string">
            <text:p>reflexive (plural)</text:p>
          </table:table-cell>
          <table:table-cell table:number-columns-repeated="3"/>
        </table:table-row>
        <table:table-row table:style-name="ro1">
          <table:table-cell office:value-type="string">
            <text:p>he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table:number-columns-repeated="3"/>
        </table:table-row>
        <table:table-row table:style-name="ro1">
          <table:table-cell office:value-type="string">
            <text:p>him</text:p>
          </table:table-cell>
          <table:table-cell office:value-type="string">
            <text:p>ENGLISH</text:p>
          </table:table-cell>
          <table:table-cell office:value-type="string">
            <text:p>object</text:p>
          </table:table-cell>
          <table:table-cell table:number-columns-repeated="3"/>
        </table:table-row>
        <table:table-row table:style-name="ro1">
          <table:table-cell office:value-type="string">
            <text:p>his</text:p>
          </table:table-cell>
          <table:table-cell office:value-type="string">
            <text:p>ENGLISH</text:p>
          </table:table-cell>
          <table:table-cell office:value-type="string">
            <text:p>possessive adjective and pronoun</text:p>
          </table:table-cell>
          <table:table-cell table:number-columns-repeated="3"/>
        </table:table-row>
        <table:table-row table:style-name="ro1">
          <table:table-cell office:value-type="string">
            <text:p>him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1">
          <table:table-cell office:value-type="string">
            <text:p>she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table:number-columns-repeated="3"/>
        </table:table-row>
        <table:table-row table:style-name="ro1">
          <table:table-cell office:value-type="string">
            <text:p>her</text:p>
          </table:table-cell>
          <table:table-cell office:value-type="string">
            <text:p>ENGLISH</text:p>
          </table:table-cell>
          <table:table-cell office:value-type="string">
            <text:p>object and possessive adjective</text:p>
          </table:table-cell>
          <table:table-cell table:number-columns-repeated="3"/>
        </table:table-row>
        <table:table-row table:style-name="ro1">
          <table:table-cell office:value-type="string">
            <text:p>he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table:number-columns-repeated="3"/>
        </table:table-row>
        <table:table-row table:style-name="ro1">
          <table:table-cell office:value-type="string">
            <text:p>her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1">
          <table:table-cell office:value-type="string">
            <text:p>it</text:p>
          </table:table-cell>
          <table:table-cell office:value-type="string">
            <text:p>ENGLISH</text:p>
          </table:table-cell>
          <table:table-cell office:value-type="string">
            <text:p>subject and object</text:p>
          </table:table-cell>
          <table:table-cell table:number-columns-repeated="3"/>
        </table:table-row>
        <table:table-row table:style-name="ro1">
          <table:table-cell office:value-type="string">
            <text:p>its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number-columns-repeated="3"/>
        </table:table-row>
        <table:table-row table:style-name="ro1">
          <table:table-cell office:value-type="string">
            <text:p>it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1">
          <table:table-cell office:value-type="string">
            <text:p>they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table:number-columns-repeated="3"/>
        </table:table-row>
        <table:table-row table:style-name="ro1">
          <table:table-cell office:value-type="string">
            <text:p>them</text:p>
          </table:table-cell>
          <table:table-cell office:value-type="string">
            <text:p>ENGLISH</text:p>
          </table:table-cell>
          <table:table-cell office:value-type="string">
            <text:p>object</text:p>
          </table:table-cell>
          <table:table-cell table:number-columns-repeated="3"/>
        </table:table-row>
        <table:table-row table:style-name="ro1">
          <table:table-cell office:value-type="string">
            <text:p>their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table:number-columns-repeated="3"/>
        </table:table-row>
        <table:table-row table:style-name="ro1">
          <table:table-cell office:value-type="string">
            <text:p>thei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table:number-columns-repeated="3"/>
        </table:table-row>
        <table:table-row table:style-name="ro1">
          <table:table-cell office:value-type="string">
            <text:p>themselves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table:number-columns-repeated="3"/>
        </table:table-row>
        <table:table-row table:style-name="ro1">
          <table:table-cell office:value-type="string">
            <text:p>wha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ic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om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i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a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s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os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m</text:p>
          </table:table-cell>
          <table:table-cell office:value-type="string">
            <text:p>ENGLISH</text:p>
          </table:table-cell>
          <table:table-cell office:value-type="string">
            <text:p>1st person, present</text:p>
          </table:table-cell>
          <table:table-cell table:number-columns-repeated="3"/>
        </table:table-row>
        <table:table-row table:style-name="ro1">
          <table:table-cell office:value-type="string">
            <text:p>is</text:p>
          </table:table-cell>
          <table:table-cell office:value-type="string">
            <text:p>ENGLISH</text:p>
          </table:table-cell>
          <table:table-cell office:value-type="string">
            <text:p>-s form (3rd person, present)</text:p>
          </table:table-cell>
          <table:table-cell table:number-columns-repeated="3"/>
        </table:table-row>
        <table:table-row table:style-name="ro1">
          <table:table-cell office:value-type="string">
            <text:p>are</text:p>
          </table:table-cell>
          <table:table-cell office:value-type="string">
            <text:p>ENGLISH</text:p>
          </table:table-cell>
          <table:table-cell office:value-type="string">
            <text:p>present</text:p>
          </table:table-cell>
          <table:table-cell table:number-columns-repeated="3"/>
        </table:table-row>
        <table:table-row table:style-name="ro1">
          <table:table-cell office:value-type="string">
            <text:p>was</text:p>
          </table:table-cell>
          <table:table-cell office:value-type="string">
            <text:p>ENGLISH</text:p>
          </table:table-cell>
          <table:table-cell office:value-type="string">
            <text:p>1st person, past</text:p>
          </table:table-cell>
          <table:table-cell table:number-columns-repeated="3"/>
        </table:table-row>
        <table:table-row table:style-name="ro1">
          <table:table-cell office:value-type="string">
            <text:p>were</text:p>
          </table:table-cell>
          <table:table-cell office:value-type="string">
            <text:p>ENGLISH</text:p>
          </table:table-cell>
          <table:table-cell office:value-type="string">
            <text:p>past</text:p>
          </table:table-cell>
          <table:table-cell table:number-columns-repeated="3"/>
        </table:table-row>
        <table:table-row table:style-name="ro1">
          <table:table-cell office:value-type="string">
            <text:p>be</text:p>
          </table:table-cell>
          <table:table-cell office:value-type="string">
            <text:p>ENGLISH</text:p>
          </table:table-cell>
          <table:table-cell office:value-type="string">
            <text:p>infinitive</text:p>
          </table:table-cell>
          <table:table-cell table:number-columns-repeated="3"/>
        </table:table-row>
        <table:table-row table:style-name="ro1">
          <table:table-cell office:value-type="string">
            <text:p>been</text:p>
          </table:table-cell>
          <table:table-cell office:value-type="string">
            <text:p>ENGLISH</text:p>
          </table:table-cell>
          <table:table-cell office:value-type="string">
            <text:p>past participle</text:p>
          </table:table-cell>
          <table:table-cell table:number-columns-repeated="3"/>
        </table:table-row>
        <table:table-row table:style-name="ro1">
          <table:table-cell office:value-type="string">
            <text:p>being</text:p>
          </table:table-cell>
          <table:table-cell office:value-type="string">
            <text:p>ENGLISH</text:p>
          </table:table-cell>
          <table:table-cell office:value-type="string">
            <text:p>-ing form</text:p>
          </table:table-cell>
          <table:table-cell table:number-columns-repeated="3"/>
        </table:table-row>
        <table:table-row table:style-name="ro1">
          <table:table-cell office:value-type="string">
            <text:p>have</text:p>
          </table:table-cell>
          <table:table-cell office:value-type="string">
            <text:p>ENGLISH</text:p>
          </table:table-cell>
          <table:table-cell office:value-type="string">
            <text:p>simple</text:p>
          </table:table-cell>
          <table:table-cell table:number-columns-repeated="3"/>
        </table:table-row>
        <table:table-row table:style-name="ro1">
          <table:table-cell office:value-type="string">
            <text:p>has</text:p>
          </table:table-cell>
          <table:table-cell office:value-type="string">
            <text:p>ENGLISH</text:p>
          </table:table-cell>
          <table:table-cell office:value-type="string">
            <text:p>-s form</text:p>
          </table:table-cell>
          <table:table-cell table:number-columns-repeated="3"/>
        </table:table-row>
        <table:table-row table:style-name="ro1">
          <table:table-cell office:value-type="string">
            <text:p>had</text:p>
          </table:table-cell>
          <table:table-cell office:value-type="string">
            <text:p>ENGLISH</text:p>
          </table:table-cell>
          <table:table-cell office:value-type="string">
            <text:p>past</text:p>
          </table:table-cell>
          <table:table-cell table:number-columns-repeated="3"/>
        </table:table-row>
        <table:table-row table:style-name="ro1">
          <table:table-cell office:value-type="string">
            <text:p>having</text:p>
          </table:table-cell>
          <table:table-cell office:value-type="string">
            <text:p>ENGLISH</text:p>
          </table:table-cell>
          <table:table-cell office:value-type="string">
            <text:p>-ing form</text:p>
          </table:table-cell>
          <table:table-cell table:number-columns-repeated="3"/>
        </table:table-row>
        <table:table-row table:style-name="ro1">
          <table:table-cell office:value-type="string">
            <text:p>do</text:p>
          </table:table-cell>
          <table:table-cell office:value-type="string">
            <text:p>ENGLISH</text:p>
          </table:table-cell>
          <table:table-cell office:value-type="string">
            <text:p>simple</text:p>
          </table:table-cell>
          <table:table-cell table:number-columns-repeated="3"/>
        </table:table-row>
        <table:table-row table:style-name="ro1">
          <table:table-cell office:value-type="string">
            <text:p>does</text:p>
          </table:table-cell>
          <table:table-cell office:value-type="string">
            <text:p>ENGLISH</text:p>
          </table:table-cell>
          <table:table-cell office:value-type="string">
            <text:p>-s form</text:p>
          </table:table-cell>
          <table:table-cell table:number-columns-repeated="3"/>
        </table:table-row>
        <table:table-row table:style-name="ro1">
          <table:table-cell office:value-type="string">
            <text:p>did</text:p>
          </table:table-cell>
          <table:table-cell office:value-type="string">
            <text:p>ENGLISH</text:p>
          </table:table-cell>
          <table:table-cell office:value-type="string">
            <text:p>past</text:p>
          </table:table-cell>
          <table:table-cell table:number-columns-repeated="3"/>
        </table:table-row>
        <table:table-row table:style-name="ro1">
          <table:table-cell office:value-type="string">
            <text:p>doing</text:p>
          </table:table-cell>
          <table:table-cell office:value-type="string">
            <text:p>ENGLISH</text:p>
          </table:table-cell>
          <table:table-cell office:value-type="string">
            <text:p>-ing form</text:p>
          </table:table-cell>
          <table:table-cell table:number-columns-repeated="3"/>
        </table:table-row>
        <table:table-row table:style-name="ro1">
          <table:table-cell office:value-type="string">
            <text:p>woul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houl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coul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ugh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'm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you'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e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he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t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e'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y'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'v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you'v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e'v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y'v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you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e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he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e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y'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you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e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he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e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y'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s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re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as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ere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as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ave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ad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does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do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did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o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ould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ha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hould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ca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canno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could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mustn'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let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at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o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at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ere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re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en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ere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y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ow'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nd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bu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f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becaus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s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unti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il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f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by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fo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it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bou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gains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betwee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nt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roug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during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befo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fte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bov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below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from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up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dow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i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u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ff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ve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unde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gai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furthe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nc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e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e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e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e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why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how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ll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any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bot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eac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few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mor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mos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the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om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uch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n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nor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not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nly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w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ame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s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han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too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very</text:p>
          </table:table-cell>
          <table:table-cell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olla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en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e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n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emm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ett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va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e</text:p>
          </table:table-cell>
          <table:table-cell office:value-type="string">
            <text:p>FINNISH</text:p>
          </table:table-cell>
          <table:table-cell office:value-type="string">
            <text:p>negative form</text:p>
          </table:table-cell>
          <table:table-cell table:number-columns-repeated="3"/>
        </table:table-row>
        <table:table-row table:style-name="ro1">
          <table:table-cell office:value-type="string">
            <text:p>oli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si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si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sin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simm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sitt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siva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n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mm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tt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iva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lu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ollee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en</text:p>
          </table:table-cell>
          <table:table-cell office:value-type="string">
            <text:p>FINNISH</text:p>
          </table:table-cell>
          <table:table-cell office:value-type="string">
            <text:p>negation</text:p>
          </table:table-cell>
          <table:table-cell table:number-columns-repeated="3"/>
        </table:table-row>
        <table:table-row table:style-name="ro1">
          <table:table-cell office:value-type="string">
            <text:p>e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ei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emm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ette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eivät</text:p>
          </table:table-cell>
          <table:table-cell office:value-type="string">
            <text:p>FINNISH</text:p>
          </table:table-cell>
          <table:table-cell table:number-columns-repeated="4"/>
        </table:table-row>
        <table:table-row table:style-name="ro1">
          <table:table-cell office:value-type="string">
            <text:p>minä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n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t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ss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st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un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ll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lt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nulle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sin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t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ss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st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u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ll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lt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sinulle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hän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en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et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t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ess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est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een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ell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elt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hänelle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table:number-columns-repeated="3"/>
        </table:table-row>
        <table:table-row table:style-name="ro1">
          <table:table-cell office:value-type="string">
            <text:p>me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dän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dät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t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ss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st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hin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ll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lt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eille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dä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dät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t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ss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st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hi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ll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lt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teille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h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dä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dät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ss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s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hi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ll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l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heill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täm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män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t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ss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st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hän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all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lt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lle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n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äksi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tuo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n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tä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ss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st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hon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ll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lt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lle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n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tuoksi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se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en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t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in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it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ihen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ll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lt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lle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n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siksi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näm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den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t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ss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st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hin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ll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lt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lle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n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äiksi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nuo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den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t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ss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st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hin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ll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lt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lle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n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oiksi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n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de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ss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s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hi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ll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l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ll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n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iiksi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kuka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n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t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t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ss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st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en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ll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lt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lle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n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neksi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ketk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de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tk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t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ss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st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hi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ll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lt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lle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n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keiksi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mik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nk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nk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t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ss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st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hin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ll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lt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lle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n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ksi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table:number-columns-repeated="3"/>
        </table:table-row>
        <table:table-row table:style-name="ro1">
          <table:table-cell office:value-type="string">
            <text:p>mitk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k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nk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t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ss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st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hon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ll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lt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lle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n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ksi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table:number-columns-repeated="3"/>
        </table:table-row>
        <table:table-row table:style-name="ro1">
          <table:table-cell office:value-type="string">
            <text:p>jotk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de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t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ss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st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hi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ll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lt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lle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n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joiksi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table:number-columns-repeated="3"/>
        </table:table-row>
        <table:table-row table:style-name="ro1">
          <table:table-cell office:value-type="string">
            <text:p>että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ja</text:p>
          </table:table-cell>
          <table:table-cell office:value-type="string">
            <text:p>FINNIS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jos</text:p>
          </table:table-cell>
          <table:table-cell office:value-type="string">
            <text:p>FINNISH</text:p>
          </table:table-cell>
          <table:table-cell office:value-type="string">
            <text:p>if</text:p>
          </table:table-cell>
          <table:table-cell table:number-columns-repeated="3"/>
        </table:table-row>
        <table:table-row table:style-name="ro1">
          <table:table-cell office:value-type="string">
            <text:p>koska</text:p>
          </table:table-cell>
          <table:table-cell office:value-type="string">
            <text:p>FINNISH</text:p>
          </table:table-cell>
          <table:table-cell office:value-type="string">
            <text:p>because</text:p>
          </table:table-cell>
          <table:table-cell table:number-columns-repeated="3"/>
        </table:table-row>
        <table:table-row table:style-name="ro1">
          <table:table-cell office:value-type="string">
            <text:p>kuin</text:p>
          </table:table-cell>
          <table:table-cell office:value-type="string">
            <text:p>FINNISH</text:p>
          </table:table-cell>
          <table:table-cell office:value-type="string">
            <text:p>than</text:p>
          </table:table-cell>
          <table:table-cell table:number-columns-repeated="3"/>
        </table:table-row>
        <table:table-row table:style-name="ro1">
          <table:table-cell office:value-type="string">
            <text:p>mutta</text:p>
          </table:table-cell>
          <table:table-cell office:value-type="string">
            <text:p>FINNISH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1">
          <table:table-cell office:value-type="string">
            <text:p>niin</text:p>
          </table:table-cell>
          <table:table-cell office:value-type="string">
            <text:p>FINNISH</text:p>
          </table:table-cell>
          <table:table-cell office:value-type="string">
            <text:p>so</text:p>
          </table:table-cell>
          <table:table-cell table:number-columns-repeated="3"/>
        </table:table-row>
        <table:table-row table:style-name="ro1">
          <table:table-cell office:value-type="string">
            <text:p>sekä</text:p>
          </table:table-cell>
          <table:table-cell office:value-type="string">
            <text:p>FINNIS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sillä</text:p>
          </table:table-cell>
          <table:table-cell office:value-type="string">
            <text:p>FINNISH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1">
          <table:table-cell office:value-type="string">
            <text:p>tai</text:p>
          </table:table-cell>
          <table:table-cell office:value-type="string">
            <text:p>FINNISH</text:p>
          </table:table-cell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office:value-type="string">
            <text:p>vaan</text:p>
          </table:table-cell>
          <table:table-cell office:value-type="string">
            <text:p>FINNISH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1">
          <table:table-cell office:value-type="string">
            <text:p>vai</text:p>
          </table:table-cell>
          <table:table-cell office:value-type="string">
            <text:p>FINNISH</text:p>
          </table:table-cell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office:value-type="string">
            <text:p>vaikka</text:p>
          </table:table-cell>
          <table:table-cell office:value-type="string">
            <text:p>FINNISH</text:p>
          </table:table-cell>
          <table:table-cell office:value-type="string">
            <text:p>although</text:p>
          </table:table-cell>
          <table:table-cell table:number-columns-repeated="3"/>
        </table:table-row>
        <table:table-row table:style-name="ro1">
          <table:table-cell office:value-type="string">
            <text:p>kanssa</text:p>
          </table:table-cell>
          <table:table-cell office:value-type="string">
            <text:p>FINNISH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1">
          <table:table-cell office:value-type="string">
            <text:p>mukaan</text:p>
          </table:table-cell>
          <table:table-cell office:value-type="string">
            <text:p>FINNISH</text:p>
          </table:table-cell>
          <table:table-cell office:value-type="string">
            <text:p>according to</text:p>
          </table:table-cell>
          <table:table-cell table:number-columns-repeated="3"/>
        </table:table-row>
        <table:table-row table:style-name="ro1">
          <table:table-cell office:value-type="string">
            <text:p>noin</text:p>
          </table:table-cell>
          <table:table-cell office:value-type="string">
            <text:p>FINNISH</text:p>
          </table:table-cell>
          <table:table-cell office:value-type="string">
            <text:p>about</text:p>
          </table:table-cell>
          <table:table-cell table:number-columns-repeated="3"/>
        </table:table-row>
        <table:table-row table:style-name="ro1">
          <table:table-cell office:value-type="string">
            <text:p>poikki</text:p>
          </table:table-cell>
          <table:table-cell office:value-type="string">
            <text:p>FINNISH</text:p>
          </table:table-cell>
          <table:table-cell office:value-type="string">
            <text:p>across</text:p>
          </table:table-cell>
          <table:table-cell table:number-columns-repeated="3"/>
        </table:table-row>
        <table:table-row table:style-name="ro1">
          <table:table-cell office:value-type="string">
            <text:p>yli</text:p>
          </table:table-cell>
          <table:table-cell office:value-type="string">
            <text:p>FINNISH</text:p>
          </table:table-cell>
          <table:table-cell office:value-type="string">
            <text:p>over, across</text:p>
          </table:table-cell>
          <table:table-cell table:number-columns-repeated="3"/>
        </table:table-row>
        <table:table-row table:style-name="ro1">
          <table:table-cell office:value-type="string">
            <text:p>kun</text:p>
          </table:table-cell>
          <table:table-cell office:value-type="string">
            <text:p>FINNISH</text:p>
          </table:table-cell>
          <table:table-cell office:value-type="string">
            <text:p>when</text:p>
          </table:table-cell>
          <table:table-cell table:number-columns-repeated="3"/>
        </table:table-row>
        <table:table-row table:style-name="ro1">
          <table:table-cell office:value-type="string">
            <text:p>niin</text:p>
          </table:table-cell>
          <table:table-cell office:value-type="string">
            <text:p>FINNISH</text:p>
          </table:table-cell>
          <table:table-cell office:value-type="string">
            <text:p>so</text:p>
          </table:table-cell>
          <table:table-cell table:number-columns-repeated="3"/>
        </table:table-row>
        <table:table-row table:style-name="ro1">
          <table:table-cell office:value-type="string">
            <text:p>nyt</text:p>
          </table:table-cell>
          <table:table-cell office:value-type="string">
            <text:p>FINNISH</text:p>
          </table:table-cell>
          <table:table-cell office:value-type="string">
            <text:p>now</text:p>
          </table:table-cell>
          <table:table-cell table:number-columns-repeated="3"/>
        </table:table-row>
        <table:table-row table:style-name="ro1">
          <table:table-cell office:value-type="string">
            <text:p>itse</text:p>
          </table:table-cell>
          <table:table-cell office:value-type="string">
            <text:p>FINNISH</text:p>
          </table:table-cell>
          <table:table-cell office:value-type="string">
            <text:p>self</text:p>
          </table:table-cell>
          <table:table-cell table:number-columns-repeated="3"/>
        </table:table-row>
        <table:table-row table:style-name="ro1">
          <table:table-cell office:value-type="string">
            <text:p>au</text:p>
          </table:table-cell>
          <table:table-cell office:value-type="string">
            <text:p>FRENCH</text:p>
          </table:table-cell>
          <table:table-cell office:value-type="string">
            <text:p>a + le</text:p>
          </table:table-cell>
          <table:table-cell table:number-columns-repeated="3"/>
        </table:table-row>
        <table:table-row table:style-name="ro1">
          <table:table-cell office:value-type="string">
            <text:p>aux</text:p>
          </table:table-cell>
          <table:table-cell office:value-type="string">
            <text:p>FRENCH</text:p>
          </table:table-cell>
          <table:table-cell office:value-type="string">
            <text:p>a + les</text:p>
          </table:table-cell>
          <table:table-cell table:number-columns-repeated="3"/>
        </table:table-row>
        <table:table-row table:style-name="ro1">
          <table:table-cell office:value-type="string">
            <text:p>avec</text:p>
          </table:table-cell>
          <table:table-cell office:value-type="string">
            <text:p>FRENCH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1">
          <table:table-cell office:value-type="string">
            <text:p>ce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ces</text:p>
          </table:table-cell>
          <table:table-cell office:value-type="string">
            <text:p>FRENC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dans</text:p>
          </table:table-cell>
          <table:table-cell office:value-type="string">
            <text:p>FRENCH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1">
          <table:table-cell office:value-type="string">
            <text:p>de</text:p>
          </table:table-cell>
          <table:table-cell office:value-type="string">
            <text:p>FRENCH</text:p>
          </table:table-cell>
          <table:table-cell office:value-type="string">
            <text:p>of</text:p>
          </table:table-cell>
          <table:table-cell table:number-columns-repeated="3"/>
        </table:table-row>
        <table:table-row table:style-name="ro1">
          <table:table-cell office:value-type="string">
            <text:p>des</text:p>
          </table:table-cell>
          <table:table-cell office:value-type="string">
            <text:p>FRENCH</text:p>
          </table:table-cell>
          <table:table-cell office:value-type="string">
            <text:p>de + les</text:p>
          </table:table-cell>
          <table:table-cell table:number-columns-repeated="3"/>
        </table:table-row>
        <table:table-row table:style-name="ro1">
          <table:table-cell office:value-type="string">
            <text:p>du</text:p>
          </table:table-cell>
          <table:table-cell office:value-type="string">
            <text:p>FRENCH</text:p>
          </table:table-cell>
          <table:table-cell office:value-type="string">
            <text:p>de + le</text:p>
          </table:table-cell>
          <table:table-cell table:number-columns-repeated="3"/>
        </table:table-row>
        <table:table-row table:style-name="ro1">
          <table:table-cell office:value-type="string">
            <text:p>elle</text:p>
          </table:table-cell>
          <table:table-cell office:value-type="string">
            <text:p>FRENCH</text:p>
          </table:table-cell>
          <table:table-cell office:value-type="string">
            <text:p>she</text:p>
          </table:table-cell>
          <table:table-cell table:number-columns-repeated="3"/>
        </table:table-row>
        <table:table-row table:style-name="ro1">
          <table:table-cell office:value-type="string">
            <text:p>en</text:p>
          </table:table-cell>
          <table:table-cell office:value-type="string">
            <text:p>FRENCH</text:p>
          </table:table-cell>
          <table:table-cell office:value-type="string">
            <text:p>`of them' etc</text:p>
          </table:table-cell>
          <table:table-cell table:number-columns-repeated="3"/>
        </table:table-row>
        <table:table-row table:style-name="ro1">
          <table:table-cell office:value-type="string">
            <text:p>et</text:p>
          </table:table-cell>
          <table:table-cell office:value-type="string">
            <text:p>FRENC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eux</text:p>
          </table:table-cell>
          <table:table-cell office:value-type="string">
            <text:p>FRENCH</text:p>
          </table:table-cell>
          <table:table-cell office:value-type="string">
            <text:p>them</text:p>
          </table:table-cell>
          <table:table-cell table:number-columns-repeated="3"/>
        </table:table-row>
        <table:table-row table:style-name="ro1">
          <table:table-cell office:value-type="string">
            <text:p>il</text:p>
          </table:table-cell>
          <table:table-cell office:value-type="string">
            <text:p>FRENCH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1">
          <table:table-cell office:value-type="string">
            <text:p>je</text:p>
          </table:table-cell>
          <table:table-cell office:value-type="string">
            <text:p>FRENC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la</text:p>
          </table:table-cell>
          <table:table-cell office:value-type="string">
            <text:p>FRENCH</text:p>
          </table:table-cell>
          <table:table-cell office:value-type="string">
            <text:p>the</text:p>
          </table:table-cell>
          <table:table-cell table:number-columns-repeated="3"/>
        </table:table-row>
        <table:table-row table:style-name="ro1">
          <table:table-cell office:value-type="string">
            <text:p>le</text:p>
          </table:table-cell>
          <table:table-cell office:value-type="string">
            <text:p>FRENCH</text:p>
          </table:table-cell>
          <table:table-cell office:value-type="string">
            <text:p>the</text:p>
          </table:table-cell>
          <table:table-cell table:number-columns-repeated="3"/>
        </table:table-row>
        <table:table-row table:style-name="ro1">
          <table:table-cell office:value-type="string">
            <text:p>leur</text:p>
          </table:table-cell>
          <table:table-cell office:value-type="string">
            <text:p>FRENCH</text:p>
          </table:table-cell>
          <table:table-cell office:value-type="string">
            <text:p>their</text:p>
          </table:table-cell>
          <table:table-cell table:number-columns-repeated="3"/>
        </table:table-row>
        <table:table-row table:style-name="ro1">
          <table:table-cell office:value-type="string">
            <text:p>lui</text:p>
          </table:table-cell>
          <table:table-cell office:value-type="string">
            <text:p>FRENCH</text:p>
          </table:table-cell>
          <table:table-cell office:value-type="string">
            <text:p>him</text:p>
          </table:table-cell>
          <table:table-cell table:number-columns-repeated="3"/>
        </table:table-row>
        <table:table-row table:style-name="ro1">
          <table:table-cell office:value-type="string">
            <text:p>ma</text:p>
          </table:table-cell>
          <table:table-cell office:value-type="string">
            <text:p>FRENCH</text:p>
          </table:table-cell>
          <table:table-cell office:value-type="string">
            <text:p>my (fem)</text:p>
          </table:table-cell>
          <table:table-cell table:number-columns-repeated="3"/>
        </table:table-row>
        <table:table-row table:style-name="ro1">
          <table:table-cell office:value-type="string">
            <text:p>mais</text:p>
          </table:table-cell>
          <table:table-cell office:value-type="string">
            <text:p>FRENCH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1">
          <table:table-cell office:value-type="string">
            <text:p>me</text:p>
          </table:table-cell>
          <table:table-cell office:value-type="string">
            <text:p>FRENC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même</text:p>
          </table:table-cell>
          <table:table-cell office:value-type="string">
            <text:p>FRENCH</text:p>
          </table:table-cell>
          <table:table-cell office:value-type="string">
            <text:p>same, as in moi-même (myself) etc</text:p>
          </table:table-cell>
          <table:table-cell table:number-columns-repeated="3"/>
        </table:table-row>
        <table:table-row table:style-name="ro1">
          <table:table-cell office:value-type="string">
            <text:p>mes</text:p>
          </table:table-cell>
          <table:table-cell office:value-type="string">
            <text:p>FRENCH</text:p>
          </table:table-cell>
          <table:table-cell office:value-type="string">
            <text:p>me (pl)</text:p>
          </table:table-cell>
          <table:table-cell table:number-columns-repeated="3"/>
        </table:table-row>
        <table:table-row table:style-name="ro1">
          <table:table-cell office:value-type="string">
            <text:p>moi</text:p>
          </table:table-cell>
          <table:table-cell office:value-type="string">
            <text:p>FRENC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mon</text:p>
          </table:table-cell>
          <table:table-cell office:value-type="string">
            <text:p>FRENCH</text:p>
          </table:table-cell>
          <table:table-cell office:value-type="string">
            <text:p>my (masc)</text:p>
          </table:table-cell>
          <table:table-cell table:number-columns-repeated="3"/>
        </table:table-row>
        <table:table-row table:style-name="ro1">
          <table:table-cell office:value-type="string">
            <text:p>ne</text:p>
          </table:table-cell>
          <table:table-cell office:value-type="string">
            <text:p>FRENCH</text:p>
          </table:table-cell>
          <table:table-cell office:value-type="string">
            <text:p>not</text:p>
          </table:table-cell>
          <table:table-cell table:number-columns-repeated="3"/>
        </table:table-row>
        <table:table-row table:style-name="ro1">
          <table:table-cell office:value-type="string">
            <text:p>nos</text:p>
          </table:table-cell>
          <table:table-cell office:value-type="string">
            <text:p>FRENCH</text:p>
          </table:table-cell>
          <table:table-cell office:value-type="string">
            <text:p>our (pl)</text:p>
          </table:table-cell>
          <table:table-cell table:number-columns-repeated="3"/>
        </table:table-row>
        <table:table-row table:style-name="ro1">
          <table:table-cell office:value-type="string">
            <text:p>notre</text:p>
          </table:table-cell>
          <table:table-cell office:value-type="string">
            <text:p>FRENCH</text:p>
          </table:table-cell>
          <table:table-cell office:value-type="string">
            <text:p>our</text:p>
          </table:table-cell>
          <table:table-cell table:number-columns-repeated="3"/>
        </table:table-row>
        <table:table-row table:style-name="ro1">
          <table:table-cell office:value-type="string">
            <text:p>nous</text:p>
          </table:table-cell>
          <table:table-cell office:value-type="string">
            <text:p>FRENC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on</text:p>
          </table:table-cell>
          <table:table-cell office:value-type="string">
            <text:p>FRENCH</text:p>
          </table:table-cell>
          <table:table-cell office:value-type="string">
            <text:p>one</text:p>
          </table:table-cell>
          <table:table-cell table:number-columns-repeated="3"/>
        </table:table-row>
        <table:table-row table:style-name="ro1">
          <table:table-cell office:value-type="string">
            <text:p>ou</text:p>
          </table:table-cell>
          <table:table-cell office:value-type="string">
            <text:p>FRENCH</text:p>
          </table:table-cell>
          <table:table-cell office:value-type="string">
            <text:p>where</text:p>
          </table:table-cell>
          <table:table-cell table:number-columns-repeated="3"/>
        </table:table-row>
        <table:table-row table:style-name="ro1">
          <table:table-cell office:value-type="string">
            <text:p>par</text:p>
          </table:table-cell>
          <table:table-cell office:value-type="string">
            <text:p>FRENCH</text:p>
          </table:table-cell>
          <table:table-cell office:value-type="string">
            <text:p>by</text:p>
          </table:table-cell>
          <table:table-cell table:number-columns-repeated="3"/>
        </table:table-row>
        <table:table-row table:style-name="ro1">
          <table:table-cell office:value-type="string">
            <text:p>pas</text:p>
          </table:table-cell>
          <table:table-cell office:value-type="string">
            <text:p>FRENCH</text:p>
          </table:table-cell>
          <table:table-cell office:value-type="string">
            <text:p>not</text:p>
          </table:table-cell>
          <table:table-cell table:number-columns-repeated="3"/>
        </table:table-row>
        <table:table-row table:style-name="ro1">
          <table:table-cell office:value-type="string">
            <text:p>pour</text:p>
          </table:table-cell>
          <table:table-cell office:value-type="string">
            <text:p>FRENCH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1">
          <table:table-cell office:value-type="string">
            <text:p>qu</text:p>
          </table:table-cell>
          <table:table-cell office:value-type="string">
            <text:p>FRENCH</text:p>
          </table:table-cell>
          <table:table-cell office:value-type="string">
            <text:p>que before vowel</text:p>
          </table:table-cell>
          <table:table-cell table:number-columns-repeated="3"/>
        </table:table-row>
        <table:table-row table:style-name="ro1">
          <table:table-cell office:value-type="string">
            <text:p>que</text:p>
          </table:table-cell>
          <table:table-cell office:value-type="string">
            <text:p>FRENC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qui</text:p>
          </table:table-cell>
          <table:table-cell office:value-type="string">
            <text:p>FRENC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sa</text:p>
          </table:table-cell>
          <table:table-cell office:value-type="string">
            <text:p>FRENCH</text:p>
          </table:table-cell>
          <table:table-cell office:value-type="string">
            <text:p>his, her (fem)</text:p>
          </table:table-cell>
          <table:table-cell table:number-columns-repeated="3"/>
        </table:table-row>
        <table:table-row table:style-name="ro1">
          <table:table-cell office:value-type="string">
            <text:p>se</text:p>
          </table:table-cell>
          <table:table-cell office:value-type="string">
            <text:p>FRENCH</text:p>
          </table:table-cell>
          <table:table-cell office:value-type="string">
            <text:p>oneself</text:p>
          </table:table-cell>
          <table:table-cell table:number-columns-repeated="3"/>
        </table:table-row>
        <table:table-row table:style-name="ro1">
          <table:table-cell office:value-type="string">
            <text:p>ses</text:p>
          </table:table-cell>
          <table:table-cell office:value-type="string">
            <text:p>FRENCH</text:p>
          </table:table-cell>
          <table:table-cell office:value-type="string">
            <text:p>his (pl)</text:p>
          </table:table-cell>
          <table:table-cell table:number-columns-repeated="3"/>
        </table:table-row>
        <table:table-row table:style-name="ro1">
          <table:table-cell office:value-type="string">
            <text:p>son</text:p>
          </table:table-cell>
          <table:table-cell office:value-type="string">
            <text:p>FRENCH</text:p>
          </table:table-cell>
          <table:table-cell office:value-type="string">
            <text:p>his, her (masc)</text:p>
          </table:table-cell>
          <table:table-cell table:number-columns-repeated="3"/>
        </table:table-row>
        <table:table-row table:style-name="ro1">
          <table:table-cell office:value-type="string">
            <text:p>sur</text:p>
          </table:table-cell>
          <table:table-cell office:value-type="string">
            <text:p>FRENCH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 office:value-type="string">
            <text:p>ta</text:p>
          </table:table-cell>
          <table:table-cell office:value-type="string">
            <text:p>FRENCH</text:p>
          </table:table-cell>
          <table:table-cell office:value-type="string">
            <text:p>thy (fem)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FRENCH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1">
          <table:table-cell office:value-type="string">
            <text:p>tes</text:p>
          </table:table-cell>
          <table:table-cell office:value-type="string">
            <text:p>FRENCH</text:p>
          </table:table-cell>
          <table:table-cell office:value-type="string">
            <text:p>thy (pl)</text:p>
          </table:table-cell>
          <table:table-cell table:number-columns-repeated="3"/>
        </table:table-row>
        <table:table-row table:style-name="ro1">
          <table:table-cell office:value-type="string">
            <text:p>toi</text:p>
          </table:table-cell>
          <table:table-cell office:value-type="string">
            <text:p>FRENCH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1">
          <table:table-cell office:value-type="string">
            <text:p>ton</text:p>
          </table:table-cell>
          <table:table-cell office:value-type="string">
            <text:p>FRENCH</text:p>
          </table:table-cell>
          <table:table-cell office:value-type="string">
            <text:p>thy (masc)</text:p>
          </table:table-cell>
          <table:table-cell table:number-columns-repeated="3"/>
        </table:table-row>
        <table:table-row table:style-name="ro1">
          <table:table-cell office:value-type="string">
            <text:p>tu</text:p>
          </table:table-cell>
          <table:table-cell office:value-type="string">
            <text:p>FRENCH</text:p>
          </table:table-cell>
          <table:table-cell office:value-type="string">
            <text:p>thou</text:p>
          </table:table-cell>
          <table:table-cell table:number-columns-repeated="3"/>
        </table:table-row>
        <table:table-row table:style-name="ro1">
          <table:table-cell office:value-type="string">
            <text:p>un</text:p>
          </table:table-cell>
          <table:table-cell office:value-type="string">
            <text:p>FRENC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une</text:p>
          </table:table-cell>
          <table:table-cell office:value-type="string">
            <text:p>FRENC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vos</text:p>
          </table:table-cell>
          <table:table-cell office:value-type="string">
            <text:p>FRENCH</text:p>
          </table:table-cell>
          <table:table-cell office:value-type="string">
            <text:p>your (pl)</text:p>
          </table:table-cell>
          <table:table-cell table:number-columns-repeated="3"/>
        </table:table-row>
        <table:table-row table:style-name="ro1">
          <table:table-cell office:value-type="string">
            <text:p>votre</text:p>
          </table:table-cell>
          <table:table-cell office:value-type="string">
            <text:p>FRENCH</text:p>
          </table:table-cell>
          <table:table-cell office:value-type="string">
            <text:p>your</text:p>
          </table:table-cell>
          <table:table-cell table:number-columns-repeated="3"/>
        </table:table-row>
        <table:table-row table:style-name="ro1">
          <table:table-cell office:value-type="string">
            <text:p>vous</text:p>
          </table:table-cell>
          <table:table-cell office:value-type="string">
            <text:p>FRENC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string">
            <text:p>FRENCH</text:p>
          </table:table-cell>
          <table:table-cell office:value-type="string">
            <text:p>c'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office:value-type="string">
            <text:p>FRENCH</text:p>
          </table:table-cell>
          <table:table-cell office:value-type="string">
            <text:p>d'</text:p>
          </table:table-cell>
          <table:table-cell table:number-columns-repeated="3"/>
        </table:table-row>
        <table:table-row table:style-name="ro1">
          <table:table-cell office:value-type="string">
            <text:p>j</text:p>
          </table:table-cell>
          <table:table-cell office:value-type="string">
            <text:p>FRENCH</text:p>
          </table:table-cell>
          <table:table-cell office:value-type="string">
            <text:p>j'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string">
            <text:p>FRENCH</text:p>
          </table:table-cell>
          <table:table-cell office:value-type="string">
            <text:p>l'</text:p>
          </table:table-cell>
          <table:table-cell table:number-columns-repeated="3"/>
        </table:table-row>
        <table:table-row table:style-name="ro1">
          <table:table-cell office:value-type="string">
            <text:p>à</text:p>
          </table:table-cell>
          <table:table-cell office:value-type="string">
            <text:p>FRENCH</text:p>
          </table:table-cell>
          <table:table-cell office:value-type="string">
            <text:p>to, at</text:p>
          </table:table-cell>
          <table:table-cell table:number-columns-repeated="3"/>
        </table:table-row>
        <table:table-row table:style-name="ro1">
          <table:table-cell office:value-type="string">
            <text:p>m</text:p>
          </table:table-cell>
          <table:table-cell office:value-type="string">
            <text:p>FRENCH</text:p>
          </table:table-cell>
          <table:table-cell office:value-type="string">
            <text:p>m'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string">
            <text:p>FRENCH</text:p>
          </table:table-cell>
          <table:table-cell office:value-type="string">
            <text:p>n'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string">
            <text:p>FRENCH</text:p>
          </table:table-cell>
          <table:table-cell office:value-type="string">
            <text:p>s'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string">
            <text:p>FRENCH</text:p>
          </table:table-cell>
          <table:table-cell office:value-type="string">
            <text:p>t'</text:p>
          </table:table-cell>
          <table:table-cell table:number-columns-repeated="3"/>
        </table:table-row>
        <table:table-row table:style-name="ro1">
          <table:table-cell office:value-type="string">
            <text:p>y</text:p>
          </table:table-cell>
          <table:table-cell office:value-type="string">
            <text:p>FRENCH</text:p>
          </table:table-cell>
          <table:table-cell office:value-type="string">
            <text:p>there</text:p>
          </table:table-cell>
          <table:table-cell table:number-columns-repeated="3"/>
        </table:table-row>
        <table:table-row table:style-name="ro1">
          <table:table-cell office:value-type="string">
            <text:p>été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ée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é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é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a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u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s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omm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êt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o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ai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a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a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o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a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a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era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a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a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éta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u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u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ûm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ût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ur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o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o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oy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oy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so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usse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uss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û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uss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uss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fuss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ya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e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i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v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v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o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ai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a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a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o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a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a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ura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vai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va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v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v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va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ûm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ût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r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ie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i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i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y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y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ai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sse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sse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û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ssions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ssiez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eussent</text:p>
          </table:table-cell>
          <table:table-cell office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>
            <text:p>ceci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celà </text:p>
          </table:table-cell>
          <table:table-cell office:value-type="string">
            <text:p>FRENC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cet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cette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ici</text:p>
          </table:table-cell>
          <table:table-cell office:value-type="string">
            <text:p>FRENCH</text:p>
          </table:table-cell>
          <table:table-cell office:value-type="string">
            <text:p>here</text:p>
          </table:table-cell>
          <table:table-cell table:number-columns-repeated="3"/>
        </table:table-row>
        <table:table-row table:style-name="ro1">
          <table:table-cell office:value-type="string">
            <text:p>ils</text:p>
          </table:table-cell>
          <table:table-cell office:value-type="string">
            <text:p>FRENC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les</text:p>
          </table:table-cell>
          <table:table-cell office:value-type="string">
            <text:p>FRENCH</text:p>
          </table:table-cell>
          <table:table-cell office:value-type="string">
            <text:p>the (pl)</text:p>
          </table:table-cell>
          <table:table-cell table:number-columns-repeated="3"/>
        </table:table-row>
        <table:table-row table:style-name="ro1">
          <table:table-cell office:value-type="string">
            <text:p>leurs</text:p>
          </table:table-cell>
          <table:table-cell office:value-type="string">
            <text:p>FRENCH</text:p>
          </table:table-cell>
          <table:table-cell office:value-type="string">
            <text:p>their (pl)</text:p>
          </table:table-cell>
          <table:table-cell table:number-columns-repeated="3"/>
        </table:table-row>
        <table:table-row table:style-name="ro1">
          <table:table-cell office:value-type="string">
            <text:p>quel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table:number-columns-repeated="3"/>
        </table:table-row>
        <table:table-row table:style-name="ro1">
          <table:table-cell office:value-type="string">
            <text:p>quels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table:number-columns-repeated="3"/>
        </table:table-row>
        <table:table-row table:style-name="ro1">
          <table:table-cell office:value-type="string">
            <text:p>quelle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office:value-type="string">
            <text:p>Yes</text:p>
          </table:table-cell>
          <table:table-cell/>
          <table:table-cell office:value-type="string">
            <text:p>Fountain, source, origin</text:p>
          </table:table-cell>
        </table:table-row>
        <table:table-row table:style-name="ro1">
          <table:table-cell office:value-type="string">
            <text:p>quelles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table:number-columns-repeated="3"/>
        </table:table-row>
        <table:table-row table:style-name="ro1">
          <table:table-cell office:value-type="string">
            <text:p>sans</text:p>
          </table:table-cell>
          <table:table-cell office:value-type="string">
            <text:p>FRENCH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1">
          <table:table-cell office:value-type="string">
            <text:p>soi</text:p>
          </table:table-cell>
          <table:table-cell office:value-type="string">
            <text:p>FRENCH</text:p>
          </table:table-cell>
          <table:table-cell office:value-type="string">
            <text:p>oneself</text:p>
          </table:table-cell>
          <table:table-cell table:number-columns-repeated="3"/>
        </table:table-row>
        <table:table-row table:style-name="ro1">
          <table:table-cell office:value-type="string">
            <text:p>aber</text:p>
          </table:table-cell>
          <table:table-cell office:value-type="string">
            <text:p>GERMAN</text:p>
          </table:table-cell>
          <table:table-cell office:value-type="string">
            <text:p>but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alle</text:p>
          </table:table-cell>
          <table:table-cell office:value-type="string">
            <text:p>GERMAN</text:p>
          </table:table-cell>
          <table:table-cell office:value-type="string">
            <text:p>all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allem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allen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aller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iver in Germany</text:p>
          </table:table-cell>
        </table:table-row>
        <table:table-row table:style-name="ro1">
          <table:table-cell office:value-type="string">
            <text:p>alles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als</text:p>
          </table:table-cell>
          <table:table-cell office:value-type="string">
            <text:p>GERMAN</text:p>
          </table:table-cell>
          <table:table-cell office:value-type="string">
            <text:p>than, as</text:p>
          </table:table-cell>
          <table:table-cell office:value-type="string">
            <text:p>Yes</text:p>
          </table:table-cell>
          <table:table-cell/>
          <table:table-cell office:value-type="string">
            <text:p>River in Austria, Abbreviation for different groups</text:p>
          </table:table-cell>
        </table:table-row>
        <table:table-row table:style-name="ro1">
          <table:table-cell office:value-type="string">
            <text:p>also</text:p>
          </table:table-cell>
          <table:table-cell office:value-type="string">
            <text:p>GERMAN</text:p>
          </table:table-cell>
          <table:table-cell office:value-type="string">
            <text:p>so</text:p>
          </table:table-cell>
          <table:table-cell office:value-type="string">
            <text:p>Yes</text:p>
          </table:table-cell>
          <table:table-cell/>
          <table:table-cell office:value-type="string">
            <text:p>A corporate group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GERMAN</text:p>
          </table:table-cell>
          <table:table-cell office:value-type="string">
            <text:p>an + dem</text:p>
          </table:table-cell>
          <table:table-cell office:value-type="string">
            <text:p>Yes</text:p>
          </table:table-cell>
          <table:table-cell/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GERMAN</text:p>
          </table:table-cell>
          <table:table-cell office:value-type="string">
            <text:p>at</text:p>
          </table:table-cell>
          <table:table-cell office:value-type="string">
            <text:p>Yes</text:p>
          </table:table-cell>
          <table:table-cell/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ander</text:p>
          </table:table-cell>
          <table:table-cell office:value-type="string">
            <text:p>GERMAN</text:p>
          </table:table-cell>
          <table:table-cell office:value-type="string">
            <text:p>other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ander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nder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nder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nder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nder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nder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nder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nder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anders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auch</text:p>
          </table:table-cell>
          <table:table-cell office:value-type="string">
            <text:p>GERMAN</text:p>
          </table:table-cell>
          <table:table-cell office:value-type="string">
            <text:p>also</text:p>
          </table:table-cell>
          <table:table-cell office:value-type="string">
            <text:p>Yes</text:p>
          </table:table-cell>
          <table:table-cell/>
          <table:table-cell office:value-type="string">
            <text:p>City in France</text:p>
          </table:table-cell>
        </table:table-row>
        <table:table-row table:style-name="ro1">
          <table:table-cell office:value-type="string">
            <text:p>auf</text:p>
          </table:table-cell>
          <table:table-cell office:value-type="string">
            <text:p>GERMAN</text:p>
          </table:table-cell>
          <table:table-cell office:value-type="string">
            <text:p>on</text:p>
          </table:table-cell>
          <table:table-cell office:value-type="string">
            <text:p>Yes</text:p>
          </table:table-cell>
          <table:table-cell/>
          <table:table-cell office:value-type="string">
            <text:p>Abreviation for a party</text:p>
          </table:table-cell>
        </table:table-row>
        <table:table-row table:style-name="ro1">
          <table:table-cell office:value-type="string">
            <text:p>aus</text:p>
          </table:table-cell>
          <table:table-cell office:value-type="string">
            <text:p>GERMAN</text:p>
          </table:table-cell>
          <table:table-cell office:value-type="string">
            <text:p>out of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bei</text:p>
          </table:table-cell>
          <table:table-cell office:value-type="string">
            <text:p>GERMAN</text:p>
          </table:table-cell>
          <table:table-cell office:value-type="string">
            <text:p>by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bin</text:p>
          </table:table-cell>
          <table:table-cell office:value-type="string">
            <text:p>GERMAN</text:p>
          </table:table-cell>
          <table:table-cell office:value-type="string">
            <text:p>am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bis</text:p>
          </table:table-cell>
          <table:table-cell office:value-type="string">
            <text:p>GERMAN</text:p>
          </table:table-cell>
          <table:table-cell office:value-type="string">
            <text:p>until</text:p>
          </table:table-cell>
          <table:table-cell office:value-type="string">
            <text:p>Yes</text:p>
          </table:table-cell>
          <table:table-cell/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bist</text:p>
          </table:table-cell>
          <table:table-cell office:value-type="string">
            <text:p>GERMAN</text:p>
          </table:table-cell>
          <table:table-cell office:value-type="string">
            <text:p>art</text:p>
          </table:table-cell>
          <table:table-cell table:number-columns-repeated="3"/>
        </table:table-row>
        <table:table-row table:style-name="ro1">
          <table:table-cell office:value-type="string">
            <text:p>da</text:p>
          </table:table-cell>
          <table:table-cell office:value-type="string">
            <text:p>GERMAN</text:p>
          </table:table-cell>
          <table:table-cell office:value-type="string">
            <text:p>there</text:p>
          </table:table-cell>
          <table:table-cell office:value-type="string">
            <text:p>Yes</text:p>
          </table:table-cell>
          <table:table-cell/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damit</text:p>
          </table:table-cell>
          <table:table-cell office:value-type="string">
            <text:p>GERMAN</text:p>
          </table:table-cell>
          <table:table-cell office:value-type="string">
            <text:p>with it</text:p>
          </table:table-cell>
          <table:table-cell table:number-columns-repeated="3"/>
        </table:table-row>
        <table:table-row table:style-name="ro1">
          <table:table-cell office:value-type="string">
            <text:p>dann</text:p>
          </table:table-cell>
          <table:table-cell office:value-type="string">
            <text:p>GERMAN</text:p>
          </table:table-cell>
          <table:table-cell office:value-type="string">
            <text:p>then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der</text:p>
          </table:table-cell>
          <table:table-cell office:value-type="string">
            <text:p>GERMAN</text:p>
          </table:table-cell>
          <table:table-cell office:value-type="string">
            <text:p>the</text:p>
          </table:table-cell>
          <table:table-cell office:value-type="string">
            <text:p>Yes</text:p>
          </table:table-cell>
          <table:table-cell/>
          <table:table-cell office:value-type="string">
            <text:p>First Name, Surname, Abbreviation for different items</text:p>
          </table:table-cell>
        </table:table-row>
        <table:table-row table:style-name="ro1">
          <table:table-cell office:value-type="string">
            <text:p>den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egyptian king</text:p>
          </table:table-cell>
        </table:table-row>
        <table:table-row table:style-name="ro1">
          <table:table-cell office:value-type="string">
            <text:p>des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dem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die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urname, Abbreviation for different items</text:p>
          </table:table-cell>
        </table:table-row>
        <table:table-row table:style-name="ro1">
          <table:table-cell office:value-type="string">
            <text:p>das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urname, Abbreviation for different items</text:p>
          </table:table-cell>
        </table:table-row>
        <table:table-row table:style-name="ro1">
          <table:table-cell office:value-type="string">
            <text:p>daß</text:p>
          </table:table-cell>
          <table:table-cell office:value-type="string">
            <text:p>GERMAN</text:p>
          </table:table-cell>
          <table:table-cell office:value-type="string">
            <text:p>that</text:p>
          </table:table-cell>
          <table:table-cell table:number-columns-repeated="2"/>
          <table:table-cell office:value-type="string">
            <text:p>Part of the name of the famoust German tv-broadcast</text:p>
          </table:table-cell>
        </table:table-row>
        <table:table-row table:style-name="ro1">
          <table:table-cell office:value-type="string">
            <text:p>derselbe</text:p>
          </table:table-cell>
          <table:table-cell office:value-type="string">
            <text:p>GERMAN</text:p>
          </table:table-cell>
          <table:table-cell office:value-type="string">
            <text:p>the same</text:p>
          </table:table-cell>
          <table:table-cell table:number-columns-repeated="3"/>
        </table:table-row>
        <table:table-row table:style-name="ro1">
          <table:table-cell office:value-type="string">
            <text:p>derselb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nselb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sselb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mselb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ieselb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ieselb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asselb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azu</text:p>
          </table:table-cell>
          <table:table-cell office:value-type="string">
            <text:p>GERMAN</text:p>
          </table:table-cell>
          <table:table-cell office:value-type="string">
            <text:p>to that</text:p>
          </table:table-cell>
          <table:table-cell office:value-type="string">
            <text:p>Yes</text:p>
          </table:table-cell>
          <table:table-cell/>
          <table:table-cell office:value-type="string">
            <text:p>Cave arch in China, which is part of UNESCO-Cultural Heritage of the World</text:p>
          </table:table-cell>
        </table:table-row>
        <table:table-row table:style-name="ro1">
          <table:table-cell office:value-type="string">
            <text:p>dein</text:p>
          </table:table-cell>
          <table:table-cell office:value-type="string">
            <text:p>GERMAN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1">
          <table:table-cell office:value-type="string">
            <text:p>dein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i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i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in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eines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denn</text:p>
          </table:table-cell>
          <table:table-cell office:value-type="string">
            <text:p>GERMAN</text:p>
          </table:table-cell>
          <table:table-cell office:value-type="string">
            <text:p>because</text:p>
          </table:table-cell>
          <table:table-cell table:number-columns-repeated="3"/>
        </table:table-row>
        <table:table-row table:style-name="ro1">
          <table:table-cell office:value-type="string">
            <text:p>derer</text:p>
          </table:table-cell>
          <table:table-cell office:value-type="string">
            <text:p>GERMAN</text:p>
          </table:table-cell>
          <table:table-cell office:value-type="string">
            <text:p>of those</text:p>
          </table:table-cell>
          <table:table-cell table:number-columns-repeated="3"/>
        </table:table-row>
        <table:table-row table:style-name="ro1">
          <table:table-cell office:value-type="string">
            <text:p>dessen</text:p>
          </table:table-cell>
          <table:table-cell office:value-type="string">
            <text:p>GERMAN</text:p>
          </table:table-cell>
          <table:table-cell office:value-type="string">
            <text:p>of him</text:p>
          </table:table-cell>
          <table:table-cell table:number-columns-repeated="3"/>
        </table:table-row>
        <table:table-row table:style-name="ro1">
          <table:table-cell office:value-type="string">
            <text:p>dich</text:p>
          </table:table-cell>
          <table:table-cell office:value-type="string">
            <text:p>GERMAN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1">
          <table:table-cell office:value-type="string">
            <text:p>dir</text:p>
          </table:table-cell>
          <table:table-cell office:value-type="string">
            <text:p>GERMAN</text:p>
          </table:table-cell>
          <table:table-cell office:value-type="string">
            <text:p>to thee</text:p>
          </table:table-cell>
          <table:table-cell table:number-columns-repeated="3"/>
        </table:table-row>
        <table:table-row table:style-name="ro1">
          <table:table-cell office:value-type="string">
            <text:p>du</text:p>
          </table:table-cell>
          <table:table-cell office:value-type="string">
            <text:p>GERMAN</text:p>
          </table:table-cell>
          <table:table-cell office:value-type="string">
            <text:p>thou</text:p>
          </table:table-cell>
          <table:table-cell table:number-columns-repeated="3"/>
        </table:table-row>
        <table:table-row table:style-name="ro1">
          <table:table-cell office:value-type="string">
            <text:p>dies</text:p>
          </table:table-cell>
          <table:table-cell office:value-type="string">
            <text:p>GERMAN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dies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ies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ies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ies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ies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doch</text:p>
          </table:table-cell>
          <table:table-cell office:value-type="string">
            <text:p>GERMAN</text:p>
          </table:table-cell>
          <table:table-cell office:value-type="string">
            <text:p>(several meanings)</text:p>
          </table:table-cell>
          <table:table-cell table:number-columns-repeated="3"/>
        </table:table-row>
        <table:table-row table:style-name="ro1">
          <table:table-cell office:value-type="string">
            <text:p>dort</text:p>
          </table:table-cell>
          <table:table-cell office:value-type="string">
            <text:p>GERMAN</text:p>
          </table:table-cell>
          <table:table-cell office:value-type="string">
            <text:p>(over) there</text:p>
          </table:table-cell>
          <table:table-cell table:number-columns-repeated="3"/>
        </table:table-row>
        <table:table-row table:style-name="ro1">
          <table:table-cell office:value-type="string">
            <text:p>durch</text:p>
          </table:table-cell>
          <table:table-cell office:value-type="string">
            <text:p>GERMAN</text:p>
          </table:table-cell>
          <table:table-cell office:value-type="string">
            <text:p>through</text:p>
          </table:table-cell>
          <table:table-cell table:number-columns-repeated="3"/>
        </table:table-row>
        <table:table-row table:style-name="ro1">
          <table:table-cell office:value-type="string">
            <text:p>ein</text:p>
          </table:table-cell>
          <table:table-cell office:value-type="string">
            <text:p>GERMAN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eine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iver in Germany</text:p>
          </table:table-cell>
        </table:table-row>
        <table:table-row table:style-name="ro1">
          <table:table-cell office:value-type="string">
            <text:p>einem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ei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iner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Title of a book, single (sculls), …</text:p>
          </table:table-cell>
        </table:table-row>
        <table:table-row table:style-name="ro1">
          <table:table-cell office:value-type="string">
            <text:p>ei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inig</text:p>
          </table:table-cell>
          <table:table-cell office:value-type="string">
            <text:p>GERMAN</text:p>
          </table:table-cell>
          <table:table-cell office:value-type="string">
            <text:p>some</text:p>
          </table:table-cell>
          <table:table-cell office:value-type="string">
            <text:p>Yes</text:p>
          </table:table-cell>
          <table:table-cell/>
          <table:table-cell office:value-type="string">
            <text:p>city in Germany</text:p>
          </table:table-cell>
        </table:table-row>
        <table:table-row table:style-name="ro1">
          <table:table-cell office:value-type="string">
            <text:p>einig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inig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inigen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city in Switzerland</text:p>
          </table:table-cell>
        </table:table-row>
        <table:table-row table:style-name="ro1">
          <table:table-cell office:value-type="string">
            <text:p>einig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iniges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table:style-name="ce5" office:value-type="string">
            <text:p>“Einiges Russland” is a party</text:p>
          </table:table-cell>
        </table:table-row>
        <table:table-row table:style-name="ro1">
          <table:table-cell office:value-type="string">
            <text:p>einmal</text:p>
          </table:table-cell>
          <table:table-cell office:value-type="string">
            <text:p>GERMAN</text:p>
          </table:table-cell>
          <table:table-cell office:value-type="string">
            <text:p>once</text:p>
          </table:table-cell>
          <table:table-cell table:number-columns-repeated="3"/>
        </table:table-row>
        <table:table-row table:style-name="ro1">
          <table:table-cell office:value-type="string">
            <text:p>er</text:p>
          </table:table-cell>
          <table:table-cell office:value-type="string">
            <text:p>GERMAN</text:p>
          </table:table-cell>
          <table:table-cell office:value-type="string">
            <text:p>he</text:p>
          </table:table-cell>
          <table:table-cell office:value-type="string">
            <text:p>Yes</text:p>
          </table:table-cell>
          <table:table-cell/>
          <table:table-cell office:value-type="string">
            <text:p>Abbreviation for different items, etc.</text:p>
          </table:table-cell>
        </table:table-row>
        <table:table-row table:style-name="ro1">
          <table:table-cell office:value-type="string">
            <text:p>ihn</text:p>
          </table:table-cell>
          <table:table-cell office:value-type="string">
            <text:p>GERMAN</text:p>
          </table:table-cell>
          <table:table-cell office:value-type="string">
            <text:p>him</text:p>
          </table:table-cell>
          <table:table-cell office:value-type="string">
            <text:p>Yes</text:p>
          </table:table-cell>
          <table:table-cell/>
          <table:table-cell office:value-type="string">
            <text:p>City, etc.</text:p>
          </table:table-cell>
        </table:table-row>
        <table:table-row table:style-name="ro1">
          <table:table-cell office:value-type="string">
            <text:p>ihm</text:p>
          </table:table-cell>
          <table:table-cell office:value-type="string">
            <text:p>GERMAN</text:p>
          </table:table-cell>
          <table:table-cell office:value-type="string">
            <text:p>to him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GERMAN</text:p>
          </table:table-cell>
          <table:table-cell office:value-type="string">
            <text:p>it</text:p>
          </table:table-cell>
          <table:table-cell office:value-type="string">
            <text:p>Yes</text:p>
          </table:table-cell>
          <table:table-cell/>
          <table:table-cell office:value-type="string">
            <text:p>Surname, etc.</text:p>
          </table:table-cell>
        </table:table-row>
        <table:table-row table:style-name="ro1">
          <table:table-cell office:value-type="string">
            <text:p>etwas</text:p>
          </table:table-cell>
          <table:table-cell office:value-type="string">
            <text:p>GERMAN</text:p>
          </table:table-cell>
          <table:table-cell office:value-type="string">
            <text:p>something</text:p>
          </table:table-cell>
          <table:table-cell office:value-type="string">
            <text:p>Yes</text:p>
          </table:table-cell>
          <table:table-cell/>
          <table:table-cell office:value-type="string">
            <text:p>Different groups etc.</text:p>
          </table:table-cell>
        </table:table-row>
        <table:table-row table:style-name="ro1">
          <table:table-cell office:value-type="string">
            <text:p>euer</text:p>
          </table:table-cell>
          <table:table-cell office:value-type="string">
            <text:p>GERMAN</text:p>
          </table:table-cell>
          <table:table-cell office:value-type="string">
            <text:p>your</text:p>
          </table:table-cell>
          <table:table-cell table:number-columns-repeated="3"/>
        </table:table-row>
        <table:table-row table:style-name="ro1">
          <table:table-cell office:value-type="string">
            <text:p>eure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name of a French river and departement</text:p>
          </table:table-cell>
        </table:table-row>
        <table:table-row table:style-name="ro1">
          <table:table-cell office:value-type="string">
            <text:p>eur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uren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city in Germany</text:p>
          </table:table-cell>
        </table:table-row>
        <table:table-row table:style-name="ro1">
          <table:table-cell office:value-type="string">
            <text:p>eur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ures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European Network</text:p>
          </table:table-cell>
        </table:table-row>
        <table:table-row table:style-name="ro1">
          <table:table-cell office:value-type="string">
            <text:p>für</text:p>
          </table:table-cell>
          <table:table-cell office:value-type="string">
            <text:p>GERMAN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1">
          <table:table-cell office:value-type="string">
            <text:p>gegen</text:p>
          </table:table-cell>
          <table:table-cell office:value-type="string">
            <text:p>GERMAN</text:p>
          </table:table-cell>
          <table:table-cell office:value-type="string">
            <text:p>towards</text:p>
          </table:table-cell>
          <table:table-cell table:number-columns-repeated="3"/>
        </table:table-row>
        <table:table-row table:style-name="ro1">
          <table:table-cell office:value-type="string">
            <text:p>gewesen</text:p>
          </table:table-cell>
          <table:table-cell office:value-type="string">
            <text:p>GERMAN</text:p>
          </table:table-cell>
          <table:table-cell office:value-type="string">
            <text:p>p.p. of sein</text:p>
          </table:table-cell>
          <table:table-cell table:number-columns-repeated="3"/>
        </table:table-row>
        <table:table-row table:style-name="ro1">
          <table:table-cell office:value-type="string">
            <text:p>hab</text:p>
          </table:table-cell>
          <table:table-cell office:value-type="string">
            <text:p>GERMAN</text:p>
          </table:table-cell>
          <table:table-cell office:value-type="string">
            <text:p>have</text:p>
          </table:table-cell>
          <table:table-cell office:value-type="string">
            <text:p>Yes</text:p>
          </table:table-cell>
          <table:table-cell/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habe</text:p>
          </table:table-cell>
          <table:table-cell office:value-type="string">
            <text:p>GERMAN</text:p>
          </table:table-cell>
          <table:table-cell office:value-type="string">
            <text:p>have</text:p>
          </table:table-cell>
          <table:table-cell table:number-columns-repeated="3"/>
        </table:table-row>
        <table:table-row table:style-name="ro1">
          <table:table-cell office:value-type="string">
            <text:p>haben</text:p>
          </table:table-cell>
          <table:table-cell office:value-type="string">
            <text:p>GERMAN</text:p>
          </table:table-cell>
          <table:table-cell office:value-type="string">
            <text:p>have</text:p>
          </table:table-cell>
          <table:table-cell table:number-columns-repeated="3"/>
        </table:table-row>
        <table:table-row table:style-name="ro1">
          <table:table-cell office:value-type="string">
            <text:p>hat</text:p>
          </table:table-cell>
          <table:table-cell office:value-type="string">
            <text:p>GERMAN</text:p>
          </table:table-cell>
          <table:table-cell office:value-type="string">
            <text:p>has</text:p>
          </table:table-cell>
          <table:table-cell office:value-type="string">
            <text:p>Yes</text:p>
          </table:table-cell>
          <table:table-cell/>
          <table:table-cell office:value-type="string">
            <text:p>Villages in the Ukraine</text:p>
          </table:table-cell>
        </table:table-row>
        <table:table-row table:style-name="ro1">
          <table:table-cell office:value-type="string">
            <text:p>hatte</text:p>
          </table:table-cell>
          <table:table-cell office:value-type="string">
            <text:p>GERMAN</text:p>
          </table:table-cell>
          <table:table-cell office:value-type="string">
            <text:p>had</text:p>
          </table:table-cell>
          <table:table-cell table:number-columns-repeated="3"/>
        </table:table-row>
        <table:table-row table:style-name="ro1">
          <table:table-cell office:value-type="string">
            <text:p>hatten</text:p>
          </table:table-cell>
          <table:table-cell office:value-type="string">
            <text:p>GERMAN</text:p>
          </table:table-cell>
          <table:table-cell office:value-type="string">
            <text:p>had</text:p>
          </table:table-cell>
          <table:table-cell office:value-type="string">
            <text:p>Yes</text:p>
          </table:table-cell>
          <table:table-cell/>
          <table:table-cell office:value-type="string">
            <text:p>city in Germany</text:p>
          </table:table-cell>
        </table:table-row>
        <table:table-row table:style-name="ro1">
          <table:table-cell office:value-type="string">
            <text:p>hier</text:p>
          </table:table-cell>
          <table:table-cell office:value-type="string">
            <text:p>GERMAN</text:p>
          </table:table-cell>
          <table:table-cell office:value-type="string">
            <text:p>here</text:p>
          </table:table-cell>
          <table:table-cell table:number-columns-repeated="3"/>
        </table:table-row>
        <table:table-row table:style-name="ro1">
          <table:table-cell office:value-type="string">
            <text:p>hin</text:p>
          </table:table-cell>
          <table:table-cell office:value-type="string">
            <text:p>GERMAN</text:p>
          </table:table-cell>
          <table:table-cell office:value-type="string">
            <text:p>there</text:p>
          </table:table-cell>
          <table:table-cell table:number-columns-repeated="3"/>
        </table:table-row>
        <table:table-row table:style-name="ro1">
          <table:table-cell office:value-type="string">
            <text:p>hinter</text:p>
          </table:table-cell>
          <table:table-cell office:value-type="string">
            <text:p>GERMAN</text:p>
          </table:table-cell>
          <table:table-cell office:value-type="string">
            <text:p>behind</text:p>
          </table:table-cell>
          <table:table-cell table:number-columns-repeated="3"/>
        </table:table-row>
        <table:table-row table:style-name="ro1">
          <table:table-cell office:value-type="string">
            <text:p>ich</text:p>
          </table:table-cell>
          <table:table-cell office:value-type="string">
            <text:p>GERMAN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mich</text:p>
          </table:table-cell>
          <table:table-cell office:value-type="string">
            <text:p>GERMAN</text:p>
          </table:table-cell>
          <table:table-cell office:value-type="string">
            <text:p>me</text:p>
          </table:table-cell>
          <table:table-cell office:value-type="string">
            <text:p>Yes</text:p>
          </table:table-cell>
          <table:table-cell/>
          <table:table-cell office:value-type="string">
            <text:p>Name</text:p>
          </table:table-cell>
        </table:table-row>
        <table:table-row table:style-name="ro1">
          <table:table-cell office:value-type="string">
            <text:p>mir</text:p>
          </table:table-cell>
          <table:table-cell office:value-type="string">
            <text:p>GERMAN</text:p>
          </table:table-cell>
          <table:table-cell office:value-type="string">
            <text:p>to me</text:p>
          </table:table-cell>
          <table:table-cell office:value-type="string">
            <text:p>Yes</text:p>
          </table:table-cell>
          <table:table-cell/>
          <table:table-cell office:value-type="string">
            <text:p>Surname, russian space station</text:p>
          </table:table-cell>
        </table:table-row>
        <table:table-row table:style-name="ro1">
          <table:table-cell office:value-type="string">
            <text:p>ihr</text:p>
          </table:table-cell>
          <table:table-cell office:value-type="string">
            <text:p>GERMAN</text:p>
          </table:table-cell>
          <table:table-cell office:value-type="string">
            <text:p>you, to her</text:p>
          </table:table-cell>
          <table:table-cell table:number-columns-repeated="3"/>
        </table:table-row>
        <table:table-row table:style-name="ro1">
          <table:table-cell office:value-type="string">
            <text:p>ihre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ihr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ihren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city in Germany</text:p>
          </table:table-cell>
        </table:table-row>
        <table:table-row table:style-name="ro1">
          <table:table-cell office:value-type="string">
            <text:p>ihrer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ihr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euch</text:p>
          </table:table-cell>
          <table:table-cell office:value-type="string">
            <text:p>GERMAN</text:p>
          </table:table-cell>
          <table:table-cell office:value-type="string">
            <text:p>to you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im</text:p>
          </table:table-cell>
          <table:table-cell office:value-type="string">
            <text:p>GERMAN</text:p>
          </table:table-cell>
          <table:table-cell office:value-type="string">
            <text:p>in + dem</text:p>
          </table:table-cell>
          <table:table-cell office:value-type="string">
            <text:p>Yes</text:p>
          </table:table-cell>
          <table:table-cell/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GERMAN</text:p>
          </table:table-cell>
          <table:table-cell office:value-type="string">
            <text:p>in</text:p>
          </table:table-cell>
          <table:table-cell office:value-type="string">
            <text:p>Yes</text:p>
          </table:table-cell>
          <table:table-cell/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indem</text:p>
          </table:table-cell>
          <table:table-cell office:value-type="string">
            <text:p>GERMAN</text:p>
          </table:table-cell>
          <table:table-cell office:value-type="string">
            <text:p>while</text:p>
          </table:table-cell>
          <table:table-cell table:number-columns-repeated="3"/>
        </table:table-row>
        <table:table-row table:style-name="ro1">
          <table:table-cell office:value-type="string">
            <text:p>ins</text:p>
          </table:table-cell>
          <table:table-cell office:value-type="string">
            <text:p>GERMAN</text:p>
          </table:table-cell>
          <table:table-cell office:value-type="string">
            <text:p>in + das</text:p>
          </table:table-cell>
          <table:table-cell office:value-type="string">
            <text:p>Yes</text:p>
          </table:table-cell>
          <table:table-cell/>
          <table:table-cell office:value-type="string">
            <text:p>Surname, Abbreviation for different items</text:p>
          </table:table-cell>
        </table:table-row>
        <table:table-row table:style-name="ro1">
          <table:table-cell office:value-type="string">
            <text:p>ist</text:p>
          </table:table-cell>
          <table:table-cell office:value-type="string">
            <text:p>GERMAN</text:p>
          </table:table-cell>
          <table:table-cell office:value-type="string">
            <text:p>is</text:p>
          </table:table-cell>
          <table:table-cell office:value-type="string">
            <text:p>Yes</text:p>
          </table:table-cell>
          <table:table-cell/>
          <table:table-cell office:value-type="string">
            <text:p>Abbreviation for different items, different other significations</text:p>
          </table:table-cell>
        </table:table-row>
        <table:table-row table:style-name="ro1">
          <table:table-cell office:value-type="string">
            <text:p>jede</text:p>
          </table:table-cell>
          <table:table-cell office:value-type="string">
            <text:p>GERMAN</text:p>
          </table:table-cell>
          <table:table-cell office:value-type="string">
            <text:p>each, every</text:p>
          </table:table-cell>
          <table:table-cell table:number-columns-repeated="3"/>
        </table:table-row>
        <table:table-row table:style-name="ro1">
          <table:table-cell office:value-type="string">
            <text:p>jed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jed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jed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jed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jene</text:p>
          </table:table-cell>
          <table:table-cell office:value-type="string">
            <text:p>GERMAN</text:p>
          </table:table-cell>
          <table:table-cell office:value-type="string">
            <text:p>that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je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je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jen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je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jetzt</text:p>
          </table:table-cell>
          <table:table-cell office:value-type="string">
            <text:p>GERMAN</text:p>
          </table:table-cell>
          <table:table-cell office:value-type="string">
            <text:p>now</text:p>
          </table:table-cell>
          <table:table-cell office:value-type="string">
            <text:p>Yes</text:p>
          </table:table-cell>
          <table:table-cell/>
          <table:table-cell office:value-type="string">
            <text:p>magazine</text:p>
          </table:table-cell>
        </table:table-row>
        <table:table-row table:style-name="ro1">
          <table:table-cell office:value-type="string">
            <text:p>kann</text:p>
          </table:table-cell>
          <table:table-cell office:value-type="string">
            <text:p>GERMAN</text:p>
          </table:table-cell>
          <table:table-cell office:value-type="string">
            <text:p>can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kein</text:p>
          </table:table-cell>
          <table:table-cell office:value-type="string">
            <text:p>GERMAN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kein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kei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kei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keiner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kei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können</text:p>
          </table:table-cell>
          <table:table-cell office:value-type="string">
            <text:p>GERMAN</text:p>
          </table:table-cell>
          <table:table-cell office:value-type="string">
            <text:p>can</text:p>
          </table:table-cell>
          <table:table-cell table:number-columns-repeated="3"/>
        </table:table-row>
        <table:table-row table:style-name="ro1">
          <table:table-cell office:value-type="string">
            <text:p>könnte</text:p>
          </table:table-cell>
          <table:table-cell office:value-type="string">
            <text:p>GERMAN</text:p>
          </table:table-cell>
          <table:table-cell office:value-type="string">
            <text:p>could</text:p>
          </table:table-cell>
          <table:table-cell table:number-columns-repeated="3"/>
        </table:table-row>
        <table:table-row table:style-name="ro1">
          <table:table-cell office:value-type="string">
            <text:p>machen</text:p>
          </table:table-cell>
          <table:table-cell office:value-type="string">
            <text:p>GERMAN</text:p>
          </table:table-cell>
          <table:table-cell office:value-type="string">
            <text:p>do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man</text:p>
          </table:table-cell>
          <table:table-cell office:value-type="string">
            <text:p>GERMAN</text:p>
          </table:table-cell>
          <table:table-cell office:value-type="string">
            <text:p>one</text:p>
          </table:table-cell>
          <table:table-cell office:value-type="string">
            <text:p>Yes</text:p>
          </table:table-cell>
          <table:table-cell/>
          <table:table-cell office:value-type="string">
            <text:p>Different items</text:p>
          </table:table-cell>
        </table:table-row>
        <table:table-row table:style-name="ro1">
          <table:table-cell office:value-type="string">
            <text:p>manche</text:p>
          </table:table-cell>
          <table:table-cell office:value-type="string">
            <text:p>GERMAN</text:p>
          </table:table-cell>
          <table:table-cell office:value-type="string">
            <text:p>some, many a</text:p>
          </table:table-cell>
          <table:table-cell office:value-type="string">
            <text:p>Yes</text:p>
          </table:table-cell>
          <table:table-cell/>
          <table:table-cell office:value-type="string">
            <text:p>departement in France</text:p>
          </table:table-cell>
        </table:table-row>
        <table:table-row table:style-name="ro1">
          <table:table-cell office:value-type="string">
            <text:p>manch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manchen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manch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manch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mein</text:p>
          </table:table-cell>
          <table:table-cell office:value-type="string">
            <text:p>GERMAN</text:p>
          </table:table-cell>
          <table:table-cell office:value-type="string">
            <text:p>my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meine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city in Germany</text:p>
          </table:table-cell>
        </table:table-row>
        <table:table-row table:style-name="ro1">
          <table:table-cell office:value-type="string">
            <text:p>mei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meinen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meiner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mei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mit</text:p>
          </table:table-cell>
          <table:table-cell office:value-type="string">
            <text:p>GERMAN</text:p>
          </table:table-cell>
          <table:table-cell office:value-type="string">
            <text:p>with</text:p>
          </table:table-cell>
          <table:table-cell office:value-type="string">
            <text:p>Yes</text:p>
          </table:table-cell>
          <table:table-cell/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muss</text:p>
          </table:table-cell>
          <table:table-cell office:value-type="string">
            <text:p>GERMAN</text:p>
          </table:table-cell>
          <table:table-cell office:value-type="string">
            <text:p>must</text:p>
          </table:table-cell>
          <table:table-cell table:number-columns-repeated="3"/>
        </table:table-row>
        <table:table-row table:style-name="ro1">
          <table:table-cell office:value-type="string">
            <text:p>musste</text:p>
          </table:table-cell>
          <table:table-cell office:value-type="string">
            <text:p>GERMAN</text:p>
          </table:table-cell>
          <table:table-cell office:value-type="string">
            <text:p>had to</text:p>
          </table:table-cell>
          <table:table-cell table:number-columns-repeated="3"/>
        </table:table-row>
        <table:table-row table:style-name="ro1">
          <table:table-cell office:value-type="string">
            <text:p>nach</text:p>
          </table:table-cell>
          <table:table-cell office:value-type="string">
            <text:p>GERMAN</text:p>
          </table:table-cell>
          <table:table-cell office:value-type="string">
            <text:p>to(wards)</text:p>
          </table:table-cell>
          <table:table-cell office:value-type="string">
            <text:p>Yes</text:p>
          </table:table-cell>
          <table:table-cell/>
          <table:table-cell office:value-type="string">
            <text:p>Spanish musician</text:p>
          </table:table-cell>
        </table:table-row>
        <table:table-row table:style-name="ro1">
          <table:table-cell office:value-type="string">
            <text:p>nicht</text:p>
          </table:table-cell>
          <table:table-cell office:value-type="string">
            <text:p>GERMAN</text:p>
          </table:table-cell>
          <table:table-cell office:value-type="string">
            <text:p>not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nichts</text:p>
          </table:table-cell>
          <table:table-cell office:value-type="string">
            <text:p>GERMAN</text:p>
          </table:table-cell>
          <table:table-cell office:value-type="string">
            <text:p>nothing</text:p>
          </table:table-cell>
          <table:table-cell table:number-columns-repeated="3"/>
        </table:table-row>
        <table:table-row table:style-name="ro1">
          <table:table-cell office:value-type="string">
            <text:p>noch</text:p>
          </table:table-cell>
          <table:table-cell office:value-type="string">
            <text:p>GERMAN</text:p>
          </table:table-cell>
          <table:table-cell office:value-type="string">
            <text:p>still, yet</text:p>
          </table:table-cell>
          <table:table-cell office:value-type="string">
            <text:p>Yes</text:p>
          </table:table-cell>
          <table:table-cell/>
          <table:table-cell office:value-type="string">
            <text:p>river, etc. </text:p>
          </table:table-cell>
        </table:table-row>
        <table:table-row table:style-name="ro1">
          <table:table-cell office:value-type="string">
            <text:p>nun</text:p>
          </table:table-cell>
          <table:table-cell office:value-type="string">
            <text:p>GERMAN</text:p>
          </table:table-cell>
          <table:table-cell office:value-type="string">
            <text:p>now</text:p>
          </table:table-cell>
          <table:table-cell office:value-type="string">
            <text:p>Yes</text:p>
          </table:table-cell>
          <table:table-cell/>
          <table:table-cell office:value-type="string">
            <text:p>river <text:s/></text:p>
          </table:table-cell>
        </table:table-row>
        <table:table-row table:style-name="ro1">
          <table:table-cell office:value-type="string">
            <text:p>nur</text:p>
          </table:table-cell>
          <table:table-cell office:value-type="string">
            <text:p>GERMAN</text:p>
          </table:table-cell>
          <table:table-cell office:value-type="string">
            <text:p>only</text:p>
          </table:table-cell>
          <table:table-cell office:value-type="string">
            <text:p>Yes</text:p>
          </table:table-cell>
          <table:table-cell/>
          <table:table-cell office:value-type="string">
            <text:p>river <text:s/></text:p>
          </table:table-cell>
        </table:table-row>
        <table:table-row table:style-name="ro1">
          <table:table-cell office:value-type="string">
            <text:p>ob</text:p>
          </table:table-cell>
          <table:table-cell office:value-type="string">
            <text:p>GERMAN</text:p>
          </table:table-cell>
          <table:table-cell office:value-type="string">
            <text:p>whether</text:p>
          </table:table-cell>
          <table:table-cell office:value-type="string">
            <text:p>Yes</text:p>
          </table:table-cell>
          <table:table-cell/>
          <table:table-cell office:value-type="string">
            <text:p>river <text:s/></text:p>
          </table:table-cell>
        </table:table-row>
        <table:table-row table:style-name="ro1">
          <table:table-cell office:value-type="string">
            <text:p>oder</text:p>
          </table:table-cell>
          <table:table-cell office:value-type="string">
            <text:p>GERMAN</text:p>
          </table:table-cell>
          <table:table-cell office:value-type="string">
            <text:p>or</text:p>
          </table:table-cell>
          <table:table-cell office:value-type="string">
            <text:p>Yes</text:p>
          </table:table-cell>
          <table:table-cell/>
          <table:table-cell office:value-type="string">
            <text:p>river <text:s/></text:p>
          </table:table-cell>
        </table:table-row>
        <table:table-row table:style-name="ro1">
          <table:table-cell office:value-type="string">
            <text:p>ohne</text:p>
          </table:table-cell>
          <table:table-cell office:value-type="string">
            <text:p>GERMAN</text:p>
          </table:table-cell>
          <table:table-cell office:value-type="string">
            <text:p>without</text:p>
          </table:table-cell>
          <table:table-cell office:value-type="string">
            <text:p>Yes</text:p>
          </table:table-cell>
          <table:table-cell/>
          <table:table-cell office:value-type="string">
            <text:p>city in Germany</text:p>
          </table:table-cell>
        </table:table-row>
        <table:table-row table:style-name="ro1">
          <table:table-cell office:value-type="string">
            <text:p>sehr</text:p>
          </table:table-cell>
          <table:table-cell office:value-type="string">
            <text:p>GERMAN</text:p>
          </table:table-cell>
          <table:table-cell office:value-type="string">
            <text:p>very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sein</text:p>
          </table:table-cell>
          <table:table-cell office:value-type="string">
            <text:p>GERMAN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1">
          <table:table-cell office:value-type="string">
            <text:p>seine</text:p>
          </table:table-cell>
          <table:table-cell office:value-type="string">
            <text:p>GERMAN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iver in France</text:p>
          </table:table-cell>
        </table:table-row>
        <table:table-row table:style-name="ro1">
          <table:table-cell office:value-type="string">
            <text:p>sein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ein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ein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ein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elbst</text:p>
          </table:table-cell>
          <table:table-cell office:value-type="string">
            <text:p>GERMAN</text:p>
          </table:table-cell>
          <table:table-cell office:value-type="string">
            <text:p>self</text:p>
          </table:table-cell>
          <table:table-cell table:number-columns-repeated="3"/>
        </table:table-row>
        <table:table-row table:style-name="ro1">
          <table:table-cell office:value-type="string">
            <text:p>sich</text:p>
          </table:table-cell>
          <table:table-cell office:value-type="string">
            <text:p>GERMAN</text:p>
          </table:table-cell>
          <table:table-cell office:value-type="string">
            <text:p>herself</text:p>
          </table:table-cell>
          <table:table-cell table:number-columns-repeated="3"/>
        </table:table-row>
        <table:table-row table:style-name="ro1">
          <table:table-cell office:value-type="string">
            <text:p>sie</text:p>
          </table:table-cell>
          <table:table-cell office:value-type="string">
            <text:p>GERMAN</text:p>
          </table:table-cell>
          <table:table-cell office:value-type="string">
            <text:p>they, she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ihnen</text:p>
          </table:table-cell>
          <table:table-cell office:value-type="string">
            <text:p>GERMAN</text:p>
          </table:table-cell>
          <table:table-cell office:value-type="string">
            <text:p>to them</text:p>
          </table:table-cell>
          <table:table-cell table:number-columns-repeated="3"/>
        </table:table-row>
        <table:table-row table:style-name="ro1">
          <table:table-cell office:value-type="string">
            <text:p>sind</text:p>
          </table:table-cell>
          <table:table-cell office:value-type="string">
            <text:p>GERMAN</text:p>
          </table:table-cell>
          <table:table-cell office:value-type="string">
            <text:p>are</text:p>
          </table:table-cell>
          <table:table-cell table:number-columns-repeated="3"/>
        </table:table-row>
        <table:table-row table:style-name="ro1">
          <table:table-cell office:value-type="string">
            <text:p>so</text:p>
          </table:table-cell>
          <table:table-cell office:value-type="string">
            <text:p>GERMAN</text:p>
          </table:table-cell>
          <table:table-cell office:value-type="string">
            <text:p>so</text:p>
          </table:table-cell>
          <table:table-cell office:value-type="string">
            <text:p>Yes</text:p>
          </table:table-cell>
          <table:table-cell/>
          <table:table-cell office:value-type="string">
            <text:p>Different items</text:p>
          </table:table-cell>
        </table:table-row>
        <table:table-row table:style-name="ro1">
          <table:table-cell office:value-type="string">
            <text:p>solche</text:p>
          </table:table-cell>
          <table:table-cell office:value-type="string">
            <text:p>GERMAN</text:p>
          </table:table-cell>
          <table:table-cell office:value-type="string">
            <text:p>such</text:p>
          </table:table-cell>
          <table:table-cell office:value-type="string">
            <text:p>Yes</text:p>
          </table:table-cell>
          <table:table-cell/>
          <table:table-cell office:value-type="string">
            <text:p>musicians</text:p>
          </table:table-cell>
        </table:table-row>
        <table:table-row table:style-name="ro1">
          <table:table-cell office:value-type="string">
            <text:p>solch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olch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olch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olch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soll</text:p>
          </table:table-cell>
          <table:table-cell office:value-type="string">
            <text:p>GERMAN</text:p>
          </table:table-cell>
          <table:table-cell office:value-type="string">
            <text:p>shall</text:p>
          </table:table-cell>
          <table:table-cell table:number-columns-repeated="3"/>
        </table:table-row>
        <table:table-row table:style-name="ro1">
          <table:table-cell office:value-type="string">
            <text:p>sollte</text:p>
          </table:table-cell>
          <table:table-cell office:value-type="string">
            <text:p>GERMAN</text:p>
          </table:table-cell>
          <table:table-cell office:value-type="string">
            <text:p>should</text:p>
          </table:table-cell>
          <table:table-cell table:number-columns-repeated="3"/>
        </table:table-row>
        <table:table-row table:style-name="ro1">
          <table:table-cell office:value-type="string">
            <text:p>sondern</text:p>
          </table:table-cell>
          <table:table-cell office:value-type="string">
            <text:p>GERMAN</text:p>
          </table:table-cell>
          <table:table-cell office:value-type="string">
            <text:p>but</text:p>
          </table:table-cell>
          <table:table-cell office:value-type="string">
            <text:p>Yes</text:p>
          </table:table-cell>
          <table:table-cell/>
          <table:table-cell office:value-type="string">
            <text:p>city in Germany</text:p>
          </table:table-cell>
        </table:table-row>
        <table:table-row table:style-name="ro1">
          <table:table-cell office:value-type="string">
            <text:p>sonst</text:p>
          </table:table-cell>
          <table:table-cell office:value-type="string">
            <text:p>GERMAN</text:p>
          </table:table-cell>
          <table:table-cell office:value-type="string">
            <text:p>else</text:p>
          </table:table-cell>
          <table:table-cell table:number-columns-repeated="3"/>
        </table:table-row>
        <table:table-row table:style-name="ro1">
          <table:table-cell office:value-type="string">
            <text:p>über</text:p>
          </table:table-cell>
          <table:table-cell office:value-type="string">
            <text:p>GERMAN</text:p>
          </table:table-cell>
          <table:table-cell office:value-type="string">
            <text:p>over</text:p>
          </table:table-cell>
          <table:table-cell table:number-columns-repeated="3"/>
        </table:table-row>
        <table:table-row table:style-name="ro1">
          <table:table-cell office:value-type="string">
            <text:p>um</text:p>
          </table:table-cell>
          <table:table-cell office:value-type="string">
            <text:p>GERMAN</text:p>
          </table:table-cell>
          <table:table-cell office:value-type="string">
            <text:p>about, around</text:p>
          </table:table-cell>
          <table:table-cell office:value-type="string">
            <text:p>Yes</text:p>
          </table:table-cell>
          <table:table-cell/>
          <table:table-cell office:value-type="string">
            <text:p>Different items</text:p>
          </table:table-cell>
        </table:table-row>
        <table:table-row table:style-name="ro1">
          <table:table-cell office:value-type="string">
            <text:p>und</text:p>
          </table:table-cell>
          <table:table-cell office:value-type="string">
            <text:p>GERMAN</text:p>
          </table:table-cell>
          <table:table-cell office:value-type="string">
            <text:p>and</text:p>
          </table:table-cell>
          <table:table-cell office:value-type="string">
            <text:p>Yes</text:p>
          </table:table-cell>
          <table:table-cell/>
          <table:table-cell office:value-type="string">
            <text:p>cloister</text:p>
          </table:table-cell>
        </table:table-row>
        <table:table-row table:style-name="ro1">
          <table:table-cell office:value-type="string">
            <text:p>uns</text:p>
          </table:table-cell>
          <table:table-cell office:value-type="string">
            <text:p>GERMAN</text:p>
          </table:table-cell>
          <table:table-cell office:value-type="string">
            <text:p>us</text:p>
          </table:table-cell>
          <table:table-cell office:value-type="string">
            <text:p>Yes</text:p>
          </table:table-cell>
          <table:table-cell/>
          <table:table-cell office:value-type="string">
            <text:p>organisation</text:p>
          </table:table-cell>
        </table:table-row>
        <table:table-row table:style-name="ro1">
          <table:table-cell office:value-type="string">
            <text:p>unsere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unser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unser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uns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unser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unser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unsr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unter</text:p>
          </table:table-cell>
          <table:table-cell office:value-type="string">
            <text:p>GERMAN</text:p>
          </table:table-cell>
          <table:table-cell office:value-type="string">
            <text:p>under</text:p>
          </table:table-cell>
          <table:table-cell table:number-columns-repeated="3"/>
        </table:table-row>
        <table:table-row table:style-name="ro1">
          <table:table-cell office:value-type="string">
            <text:p>viel</text:p>
          </table:table-cell>
          <table:table-cell office:value-type="string">
            <text:p>GERMAN</text:p>
          </table:table-cell>
          <table:table-cell office:value-type="string">
            <text:p>much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vom</text:p>
          </table:table-cell>
          <table:table-cell office:value-type="string">
            <text:p>GERMAN</text:p>
          </table:table-cell>
          <table:table-cell office:value-type="string">
            <text:p>von + dem</text:p>
          </table:table-cell>
          <table:table-cell table:number-columns-repeated="3"/>
        </table:table-row>
        <table:table-row table:style-name="ro1">
          <table:table-cell office:value-type="string">
            <text:p>von</text:p>
          </table:table-cell>
          <table:table-cell office:value-type="string">
            <text:p>GERMAN</text:p>
          </table:table-cell>
          <table:table-cell office:value-type="string">
            <text:p>from</text:p>
          </table:table-cell>
          <table:table-cell table:number-columns-repeated="3"/>
        </table:table-row>
        <table:table-row table:style-name="ro1">
          <table:table-cell office:value-type="string">
            <text:p>vor</text:p>
          </table:table-cell>
          <table:table-cell office:value-type="string">
            <text:p>GERMAN</text:p>
          </table:table-cell>
          <table:table-cell office:value-type="string">
            <text:p>before</text:p>
          </table:table-cell>
          <table:table-cell office:value-type="string">
            <text:p>Yes</text:p>
          </table:table-cell>
          <table:table-cell/>
          <table:table-cell office:value-type="string">
            <text:p>Different items</text:p>
          </table:table-cell>
        </table:table-row>
        <table:table-row table:style-name="ro1">
          <table:table-cell office:value-type="string">
            <text:p>während</text:p>
          </table:table-cell>
          <table:table-cell office:value-type="string">
            <text:p>GERMAN</text:p>
          </table:table-cell>
          <table:table-cell office:value-type="string">
            <text:p>while</text:p>
          </table:table-cell>
          <table:table-cell table:number-columns-repeated="3"/>
        </table:table-row>
        <table:table-row table:style-name="ro1">
          <table:table-cell office:value-type="string">
            <text:p>war</text:p>
          </table:table-cell>
          <table:table-cell office:value-type="string">
            <text:p>GERMAN</text:p>
          </table:table-cell>
          <table:table-cell office:value-type="string">
            <text:p>was</text:p>
          </table:table-cell>
          <table:table-cell table:number-columns-repeated="2"/>
          <table:table-cell office:value-type="string">
            <text:p>engl. Word: war!, abbreviations</text:p>
          </table:table-cell>
        </table:table-row>
        <table:table-row table:style-name="ro1">
          <table:table-cell office:value-type="string">
            <text:p>waren</text:p>
          </table:table-cell>
          <table:table-cell office:value-type="string">
            <text:p>GERMAN</text:p>
          </table:table-cell>
          <table:table-cell office:value-type="string">
            <text:p>were</text:p>
          </table:table-cell>
          <table:table-cell office:value-type="string">
            <text:p>Yes</text:p>
          </table:table-cell>
          <table:table-cell/>
          <table:table-cell office:value-type="string">
            <text:p>city in Germany</text:p>
          </table:table-cell>
        </table:table-row>
        <table:table-row table:style-name="ro1">
          <table:table-cell office:value-type="string">
            <text:p>warst</text:p>
          </table:table-cell>
          <table:table-cell office:value-type="string">
            <text:p>GERMAN</text:p>
          </table:table-cell>
          <table:table-cell office:value-type="string">
            <text:p>wast</text:p>
          </table:table-cell>
          <table:table-cell table:number-columns-repeated="3"/>
        </table:table-row>
        <table:table-row table:style-name="ro1">
          <table:table-cell office:value-type="string">
            <text:p>was</text:p>
          </table:table-cell>
          <table:table-cell office:value-type="string">
            <text:p>GERMAN</text:p>
          </table:table-cell>
          <table:table-cell office:value-type="string">
            <text:p>what</text:p>
          </table:table-cell>
          <table:table-cell office:value-type="string">
            <text:p>Yes</text:p>
          </table:table-cell>
          <table:table-cell/>
          <table:table-cell office:value-type="string">
            <text:p>Surname, Abbreviation for different items</text:p>
          </table:table-cell>
        </table:table-row>
        <table:table-row table:style-name="ro1">
          <table:table-cell office:value-type="string">
            <text:p>weg</text:p>
          </table:table-cell>
          <table:table-cell office:value-type="string">
            <text:p>GERMAN</text:p>
          </table:table-cell>
          <table:table-cell office:value-type="string">
            <text:p>away, off</text:p>
          </table:table-cell>
          <table:table-cell office:value-type="string">
            <text:p>Yes</text:p>
          </table:table-cell>
          <table:table-cell/>
          <table:table-cell office:value-type="string">
            <text:p>Different nouns (way, method, channel etc.)</text:p>
          </table:table-cell>
        </table:table-row>
        <table:table-row table:style-name="ro1">
          <table:table-cell office:value-type="string">
            <text:p>weil</text:p>
          </table:table-cell>
          <table:table-cell office:value-type="string">
            <text:p>GERMAN</text:p>
          </table:table-cell>
          <table:table-cell office:value-type="string">
            <text:p>because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weiter</text:p>
          </table:table-cell>
          <table:table-cell office:value-type="string">
            <text:p>GERMAN</text:p>
          </table:table-cell>
          <table:table-cell office:value-type="string">
            <text:p>further</text:p>
          </table:table-cell>
          <table:table-cell table:number-columns-repeated="3"/>
        </table:table-row>
        <table:table-row table:style-name="ro1">
          <table:table-cell office:value-type="string">
            <text:p>welche</text:p>
          </table:table-cell>
          <table:table-cell office:value-type="string">
            <text:p>GERMAN</text:p>
          </table:table-cell>
          <table:table-cell office:value-type="string">
            <text:p>which</text:p>
          </table:table-cell>
          <table:table-cell office:value-type="string">
            <text:p>Yes</text:p>
          </table:table-cell>
          <table:table-cell/>
          <table:table-cell office:value-type="string">
            <text:p>Dialekt im Elsass</text:p>
          </table:table-cell>
        </table:table-row>
        <table:table-row table:style-name="ro1">
          <table:table-cell office:value-type="string">
            <text:p>welchem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welchen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welcher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welches</text:p>
          </table:table-cell>
          <table:table-cell office:value-type="string">
            <text:p>GERMAN</text:p>
          </table:table-cell>
          <table:table-cell table:number-columns-repeated="4"/>
        </table:table-row>
        <table:table-row table:style-name="ro1">
          <table:table-cell office:value-type="string">
            <text:p>wenn</text:p>
          </table:table-cell>
          <table:table-cell office:value-type="string">
            <text:p>GERMAN</text:p>
          </table:table-cell>
          <table:table-cell office:value-type="string">
            <text:p>when</text:p>
          </table:table-cell>
          <table:table-cell table:number-columns-repeated="3"/>
        </table:table-row>
        <table:table-row table:style-name="ro1">
          <table:table-cell office:value-type="string">
            <text:p>werde</text:p>
          </table:table-cell>
          <table:table-cell office:value-type="string">
            <text:p>GERMAN</text:p>
          </table:table-cell>
          <table:table-cell office:value-type="string">
            <text:p>will</text:p>
          </table:table-cell>
          <table:table-cell table:number-columns-repeated="3"/>
        </table:table-row>
        <table:table-row table:style-name="ro1">
          <table:table-cell office:value-type="string">
            <text:p>werden</text:p>
          </table:table-cell>
          <table:table-cell office:value-type="string">
            <text:p>GERMAN</text:p>
          </table:table-cell>
          <table:table-cell office:value-type="string">
            <text:p>will</text:p>
          </table:table-cell>
          <table:table-cell office:value-type="string">
            <text:p>Yes</text:p>
          </table:table-cell>
          <table:table-cell/>
          <table:table-cell office:value-type="string">
            <text:p>Surname, City</text:p>
          </table:table-cell>
        </table:table-row>
        <table:table-row table:style-name="ro1">
          <table:table-cell office:value-type="string">
            <text:p>wie</text:p>
          </table:table-cell>
          <table:table-cell office:value-type="string">
            <text:p>GERMAN</text:p>
          </table:table-cell>
          <table:table-cell office:value-type="string">
            <text:p>how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wieder</text:p>
          </table:table-cell>
          <table:table-cell office:value-type="string">
            <text:p>GERMAN</text:p>
          </table:table-cell>
          <table:table-cell office:value-type="string">
            <text:p>again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will</text:p>
          </table:table-cell>
          <table:table-cell office:value-type="string">
            <text:p>GERMAN</text:p>
          </table:table-cell>
          <table:table-cell office:value-type="string">
            <text:p>want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wir</text:p>
          </table:table-cell>
          <table:table-cell office:value-type="string">
            <text:p>GERMAN</text:p>
          </table:table-cell>
          <table:table-cell office:value-type="string">
            <text:p>we</text:p>
          </table:table-cell>
          <table:table-cell office:value-type="string">
            <text:p>Yes</text:p>
          </table:table-cell>
          <table:table-cell/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wird</text:p>
          </table:table-cell>
          <table:table-cell office:value-type="string">
            <text:p>GERMAN</text:p>
          </table:table-cell>
          <table:table-cell office:value-type="string">
            <text:p>will</text:p>
          </table:table-cell>
          <table:table-cell table:number-columns-repeated="3"/>
        </table:table-row>
        <table:table-row table:style-name="ro1">
          <table:table-cell office:value-type="string">
            <text:p>wirst</text:p>
          </table:table-cell>
          <table:table-cell office:value-type="string">
            <text:p>GERMAN</text:p>
          </table:table-cell>
          <table:table-cell office:value-type="string">
            <text:p>willst</text:p>
          </table:table-cell>
          <table:table-cell table:number-columns-repeated="3"/>
        </table:table-row>
        <table:table-row table:style-name="ro1">
          <table:table-cell office:value-type="string">
            <text:p>wo</text:p>
          </table:table-cell>
          <table:table-cell office:value-type="string">
            <text:p>GERMAN</text:p>
          </table:table-cell>
          <table:table-cell office:value-type="string">
            <text:p>where</text:p>
          </table:table-cell>
          <table:table-cell office:value-type="string">
            <text:p>Yes</text:p>
          </table:table-cell>
          <table:table-cell/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wollen</text:p>
          </table:table-cell>
          <table:table-cell office:value-type="string">
            <text:p>GERMAN</text:p>
          </table:table-cell>
          <table:table-cell office:value-type="string">
            <text:p>want</text:p>
          </table:table-cell>
          <table:table-cell table:number-columns-repeated="3"/>
        </table:table-row>
        <table:table-row table:style-name="ro1">
          <table:table-cell office:value-type="string">
            <text:p>wollte</text:p>
          </table:table-cell>
          <table:table-cell office:value-type="string">
            <text:p>GERMAN</text:p>
          </table:table-cell>
          <table:table-cell office:value-type="string">
            <text:p>wanted</text:p>
          </table:table-cell>
          <table:table-cell table:number-columns-repeated="3"/>
        </table:table-row>
        <table:table-row table:style-name="ro1">
          <table:table-cell office:value-type="string">
            <text:p>würde</text:p>
          </table:table-cell>
          <table:table-cell office:value-type="string">
            <text:p>GERMAN</text:p>
          </table:table-cell>
          <table:table-cell office:value-type="string">
            <text:p>would</text:p>
          </table:table-cell>
          <table:table-cell office:value-type="string">
            <text:p>Yes</text:p>
          </table:table-cell>
          <table:table-cell/>
          <table:table-cell office:value-type="string">
            <text:p>dignity</text:p>
          </table:table-cell>
        </table:table-row>
        <table:table-row table:style-name="ro1">
          <table:table-cell office:value-type="string">
            <text:p>würden</text:p>
          </table:table-cell>
          <table:table-cell office:value-type="string">
            <text:p>GERMAN</text:p>
          </table:table-cell>
          <table:table-cell office:value-type="string">
            <text:p>would</text:p>
          </table:table-cell>
          <table:table-cell office:value-type="string">
            <text:p>Yes</text:p>
          </table:table-cell>
          <table:table-cell/>
          <table:table-cell office:value-type="string">
            <text:p>city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GERMAN</text:p>
          </table:table-cell>
          <table:table-cell office:value-type="string">
            <text:p>to</text:p>
          </table:table-cell>
          <table:table-cell office:value-type="string">
            <text:p>Yes</text:p>
          </table:table-cell>
          <table:table-cell/>
          <table:table-cell office:value-type="string">
            <text:p>Name, Abbreviation for different things</text:p>
          </table:table-cell>
        </table:table-row>
        <table:table-row table:style-name="ro1">
          <table:table-cell office:value-type="string">
            <text:p>zum</text:p>
          </table:table-cell>
          <table:table-cell office:value-type="string">
            <text:p>GERMAN</text:p>
          </table:table-cell>
          <table:table-cell office:value-type="string">
            <text:p>zu + dem</text:p>
          </table:table-cell>
          <table:table-cell table:number-columns-repeated="2"/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zur</text:p>
          </table:table-cell>
          <table:table-cell office:value-type="string">
            <text:p>GERMAN</text:p>
          </table:table-cell>
          <table:table-cell office:value-type="string">
            <text:p>zu + der</text:p>
          </table:table-cell>
          <table:table-cell office:value-type="string">
            <text:p>Yes</text:p>
          </table:table-cell>
          <table:table-cell/>
          <table:table-cell office:value-type="string">
            <text:p>Surname</text:p>
          </table:table-cell>
        </table:table-row>
        <table:table-row table:style-name="ro1">
          <table:table-cell office:value-type="string">
            <text:p>zwar</text:p>
          </table:table-cell>
          <table:table-cell office:value-type="string">
            <text:p>GERMAN</text:p>
          </table:table-cell>
          <table:table-cell office:value-type="string">
            <text:p>indeed</text:p>
          </table:table-cell>
          <table:table-cell table:number-columns-repeated="3"/>
        </table:table-row>
        <table:table-row table:style-name="ro1">
          <table:table-cell office:value-type="string">
            <text:p>zwischen</text:p>
          </table:table-cell>
          <table:table-cell office:value-type="string">
            <text:p>GERMAN</text:p>
          </table:table-cell>
          <table:table-cell office:value-type="string">
            <text:p>between</text:p>
          </table:table-cell>
          <table:table-cell table:number-columns-repeated="3"/>
        </table:table-row>
        <table:table-row table:style-name="ro2">
          <table:table-cell office:value-type="string">
            <text:p>﻿μή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ἑαυτοῦ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ἄ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ἀλλ’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ἀλλ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ἄλλο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ἀπό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ἄρα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αὐτό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δ’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δέ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δή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δι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δα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δαί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ἔτι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ἐγώ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ἐκ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ἐμό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ἐ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ἐπ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εἰ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εἰμ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εἴμι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εἰ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γάρ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γε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γα^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ἡ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ἤ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κα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κατ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μέ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μετ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μή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ὁ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ὅδε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ὅ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ὅστι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ὅτι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ὕτω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ὗτο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ὔτε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ὖ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ὐδεί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ἱ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ὐ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ὐδέ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οὐκ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περ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πρό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σύ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σύ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ε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ή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ῆ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ῇ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ι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ι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ί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ό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οί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οιοῦτο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ό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ού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οῦ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ῶ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τῷ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ὑμό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ὑπέρ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ὑπό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ὡ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ὦ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ὥστε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ἐάν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παρά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σόσ</text:p>
          </table:table-cell>
          <table:table-cell office:value-type="string">
            <text:p>GREEK</text:p>
          </table:table-cell>
          <table:table-cell table:number-columns-repeated="4"/>
        </table:table-row>
        <table:table-row table:style-name="ro1">
          <table:table-cell office:value-type="string">
            <text:p>de</text:p>
          </table:table-cell>
          <table:table-cell office:value-type="string">
            <text:p>PORTUGUESE</text:p>
          </table:table-cell>
          <table:table-cell office:value-type="string">
            <text:p>of, from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string">
            <text:p>PORTUGUESE</text:p>
          </table:table-cell>
          <table:table-cell office:value-type="string">
            <text:p>the, to, at, her</text:p>
          </table:table-cell>
          <table:table-cell table:number-columns-repeated="3"/>
        </table:table-row>
        <table:table-row table:style-name="ro1">
          <table:table-cell office:value-type="string">
            <text:p>o</text:p>
          </table:table-cell>
          <table:table-cell office:value-type="string">
            <text:p>PORTUGUESE</text:p>
          </table:table-cell>
          <table:table-cell office:value-type="string">
            <text:p>the, him</text:p>
          </table:table-cell>
          <table:table-cell table:number-columns-repeated="3"/>
        </table:table-row>
        <table:table-row table:style-name="ro1">
          <table:table-cell office:value-type="string">
            <text:p>que</text:p>
          </table:table-cell>
          <table:table-cell office:value-type="string">
            <text:p>PORTUGUESE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office:value-type="string">
            <text:p>PORTUGUESE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do</text:p>
          </table:table-cell>
          <table:table-cell office:value-type="string">
            <text:p>PORTUGUESE</text:p>
          </table:table-cell>
          <table:table-cell office:value-type="string">
            <text:p>de + o</text:p>
          </table:table-cell>
          <table:table-cell table:number-columns-repeated="3"/>
        </table:table-row>
        <table:table-row table:style-name="ro1">
          <table:table-cell office:value-type="string">
            <text:p>da</text:p>
          </table:table-cell>
          <table:table-cell office:value-type="string">
            <text:p>PORTUGUESE</text:p>
          </table:table-cell>
          <table:table-cell office:value-type="string">
            <text:p>de + a</text:p>
          </table:table-cell>
          <table:table-cell table:number-columns-repeated="3"/>
        </table:table-row>
        <table:table-row table:style-name="ro1">
          <table:table-cell office:value-type="string">
            <text:p>em</text:p>
          </table:table-cell>
          <table:table-cell office:value-type="string">
            <text:p>PORTUGUESE</text:p>
          </table:table-cell>
          <table:table-cell office:value-type="string">
            <text:p>in</text:p>
          </table:table-cell>
          <table:table-cell table:number-columns-repeated="3"/>
        </table:table-row>
        <table:table-row table:style-name="ro1">
          <table:table-cell office:value-type="string">
            <text:p>um</text:p>
          </table:table-cell>
          <table:table-cell office:value-type="string">
            <text:p>PORTUGUES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para</text:p>
          </table:table-cell>
          <table:table-cell office:value-type="string">
            <text:p>PORTUGUESE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1">
          <table:table-cell office:value-type="string">
            <text:p>com</text:p>
          </table:table-cell>
          <table:table-cell office:value-type="string">
            <text:p>PORTUGUESE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1">
          <table:table-cell office:value-type="string">
            <text:p>não</text:p>
          </table:table-cell>
          <table:table-cell office:value-type="string">
            <text:p>PORTUGUESE</text:p>
          </table:table-cell>
          <table:table-cell office:value-type="string">
            <text:p>not, no</text:p>
          </table:table-cell>
          <table:table-cell table:number-columns-repeated="3"/>
        </table:table-row>
        <table:table-row table:style-name="ro1">
          <table:table-cell office:value-type="string">
            <text:p>uma</text:p>
          </table:table-cell>
          <table:table-cell office:value-type="string">
            <text:p>PORTUGUES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os</text:p>
          </table:table-cell>
          <table:table-cell office:value-type="string">
            <text:p>PORTUGUESE</text:p>
          </table:table-cell>
          <table:table-cell office:value-type="string">
            <text:p>the, them</text:p>
          </table:table-cell>
          <table:table-cell table:number-columns-repeated="3"/>
        </table:table-row>
        <table:table-row table:style-name="ro1">
          <table:table-cell office:value-type="string">
            <text:p>no</text:p>
          </table:table-cell>
          <table:table-cell office:value-type="string">
            <text:p>PORTUGUESE</text:p>
          </table:table-cell>
          <table:table-cell office:value-type="string">
            <text:p>em + o</text:p>
          </table:table-cell>
          <table:table-cell table:number-columns-repeated="3"/>
        </table:table-row>
        <table:table-row table:style-name="ro1">
          <table:table-cell office:value-type="string">
            <text:p>se</text:p>
          </table:table-cell>
          <table:table-cell office:value-type="string">
            <text:p>PORTUGUESE</text:p>
          </table:table-cell>
          <table:table-cell office:value-type="string">
            <text:p>himself etc</text:p>
          </table:table-cell>
          <table:table-cell table:number-columns-repeated="3"/>
        </table:table-row>
        <table:table-row table:style-name="ro1">
          <table:table-cell office:value-type="string">
            <text:p>na</text:p>
          </table:table-cell>
          <table:table-cell office:value-type="string">
            <text:p>PORTUGUESE</text:p>
          </table:table-cell>
          <table:table-cell office:value-type="string">
            <text:p>em + a</text:p>
          </table:table-cell>
          <table:table-cell table:number-columns-repeated="3"/>
        </table:table-row>
        <table:table-row table:style-name="ro1">
          <table:table-cell office:value-type="string">
            <text:p>por</text:p>
          </table:table-cell>
          <table:table-cell office:value-type="string">
            <text:p>PORTUGUESE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1">
          <table:table-cell office:value-type="string">
            <text:p>mais</text:p>
          </table:table-cell>
          <table:table-cell office:value-type="string">
            <text:p>PORTUGUESE</text:p>
          </table:table-cell>
          <table:table-cell office:value-type="string">
            <text:p>more</text:p>
          </table:table-cell>
          <table:table-cell table:number-columns-repeated="3"/>
        </table:table-row>
        <table:table-row table:style-name="ro1">
          <table:table-cell office:value-type="string">
            <text:p>as</text:p>
          </table:table-cell>
          <table:table-cell office:value-type="string">
            <text:p>PORTUGUESE</text:p>
          </table:table-cell>
          <table:table-cell office:value-type="string">
            <text:p>the, them</text:p>
          </table:table-cell>
          <table:table-cell table:number-columns-repeated="3"/>
        </table:table-row>
        <table:table-row table:style-name="ro1">
          <table:table-cell office:value-type="string">
            <text:p>dos</text:p>
          </table:table-cell>
          <table:table-cell office:value-type="string">
            <text:p>PORTUGUESE</text:p>
          </table:table-cell>
          <table:table-cell office:value-type="string">
            <text:p>de + os</text:p>
          </table:table-cell>
          <table:table-cell table:number-columns-repeated="3"/>
        </table:table-row>
        <table:table-row table:style-name="ro1">
          <table:table-cell office:value-type="string">
            <text:p>como</text:p>
          </table:table-cell>
          <table:table-cell office:value-type="string">
            <text:p>PORTUGUESE</text:p>
          </table:table-cell>
          <table:table-cell office:value-type="string">
            <text:p>as, like</text:p>
          </table:table-cell>
          <table:table-cell table:number-columns-repeated="3"/>
        </table:table-row>
        <table:table-row table:style-name="ro1">
          <table:table-cell office:value-type="string">
            <text:p>mas</text:p>
          </table:table-cell>
          <table:table-cell office:value-type="string">
            <text:p>PORTUGUESE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1">
          <table:table-cell office:value-type="string">
            <text:p>ao</text:p>
          </table:table-cell>
          <table:table-cell office:value-type="string">
            <text:p>PORTUGUESE</text:p>
          </table:table-cell>
          <table:table-cell office:value-type="string">
            <text:p>a + o</text:p>
          </table:table-cell>
          <table:table-cell table:number-columns-repeated="3"/>
        </table:table-row>
        <table:table-row table:style-name="ro1">
          <table:table-cell office:value-type="string">
            <text:p>ele</text:p>
          </table:table-cell>
          <table:table-cell office:value-type="string">
            <text:p>PORTUGUESE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1">
          <table:table-cell office:value-type="string">
            <text:p>das</text:p>
          </table:table-cell>
          <table:table-cell office:value-type="string">
            <text:p>PORTUGUESE</text:p>
          </table:table-cell>
          <table:table-cell office:value-type="string">
            <text:p>de + as</text:p>
          </table:table-cell>
          <table:table-cell table:number-columns-repeated="3"/>
        </table:table-row>
        <table:table-row table:style-name="ro1">
          <table:table-cell office:value-type="string">
            <text:p>à</text:p>
          </table:table-cell>
          <table:table-cell office:value-type="string">
            <text:p>PORTUGUESE</text:p>
          </table:table-cell>
          <table:table-cell office:value-type="string">
            <text:p>a + a</text:p>
          </table:table-cell>
          <table:table-cell table:number-columns-repeated="3"/>
        </table:table-row>
        <table:table-row table:style-name="ro1">
          <table:table-cell office:value-type="string">
            <text:p>seu</text:p>
          </table:table-cell>
          <table:table-cell office:value-type="string">
            <text:p>PORTUGUESE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1">
          <table:table-cell office:value-type="string">
            <text:p>sua</text:p>
          </table:table-cell>
          <table:table-cell office:value-type="string">
            <text:p>PORTUGUESE</text:p>
          </table:table-cell>
          <table:table-cell office:value-type="string">
            <text:p>her</text:p>
          </table:table-cell>
          <table:table-cell table:number-columns-repeated="3"/>
        </table:table-row>
        <table:table-row table:style-name="ro1">
          <table:table-cell office:value-type="string">
            <text:p>ou</text:p>
          </table:table-cell>
          <table:table-cell office:value-type="string">
            <text:p>PORTUGUESE</text:p>
          </table:table-cell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office:value-type="string">
            <text:p>quando</text:p>
          </table:table-cell>
          <table:table-cell office:value-type="string">
            <text:p>PORTUGUESE</text:p>
          </table:table-cell>
          <table:table-cell office:value-type="string">
            <text:p>when</text:p>
          </table:table-cell>
          <table:table-cell table:number-columns-repeated="3"/>
        </table:table-row>
        <table:table-row table:style-name="ro1">
          <table:table-cell office:value-type="string">
            <text:p>muito</text:p>
          </table:table-cell>
          <table:table-cell office:value-type="string">
            <text:p>PORTUGUESE</text:p>
          </table:table-cell>
          <table:table-cell office:value-type="string">
            <text:p>much</text:p>
          </table:table-cell>
          <table:table-cell table:number-columns-repeated="3"/>
        </table:table-row>
        <table:table-row table:style-name="ro1">
          <table:table-cell office:value-type="string">
            <text:p>nos</text:p>
          </table:table-cell>
          <table:table-cell office:value-type="string">
            <text:p>PORTUGUESE</text:p>
          </table:table-cell>
          <table:table-cell office:value-type="string">
            <text:p>em + os, us</text:p>
          </table:table-cell>
          <table:table-cell table:number-columns-repeated="3"/>
        </table:table-row>
        <table:table-row table:style-name="ro1">
          <table:table-cell office:value-type="string">
            <text:p>já</text:p>
          </table:table-cell>
          <table:table-cell office:value-type="string">
            <text:p>PORTUGUESE</text:p>
          </table:table-cell>
          <table:table-cell office:value-type="string">
            <text:p>already, now</text:p>
          </table:table-cell>
          <table:table-cell table:number-columns-repeated="3"/>
        </table:table-row>
        <table:table-row table:style-name="ro1">
          <table:table-cell office:value-type="string">
            <text:p>eu</text:p>
          </table:table-cell>
          <table:table-cell office:value-type="string">
            <text:p>PORTUGUESE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também</text:p>
          </table:table-cell>
          <table:table-cell office:value-type="string">
            <text:p>PORTUGUESE</text:p>
          </table:table-cell>
          <table:table-cell office:value-type="string">
            <text:p>also</text:p>
          </table:table-cell>
          <table:table-cell table:number-columns-repeated="3"/>
        </table:table-row>
        <table:table-row table:style-name="ro1">
          <table:table-cell office:value-type="string">
            <text:p>só</text:p>
          </table:table-cell>
          <table:table-cell office:value-type="string">
            <text:p>PORTUGUESE</text:p>
          </table:table-cell>
          <table:table-cell office:value-type="string">
            <text:p>only, just</text:p>
          </table:table-cell>
          <table:table-cell table:number-columns-repeated="3"/>
        </table:table-row>
        <table:table-row table:style-name="ro1">
          <table:table-cell office:value-type="string">
            <text:p>pelo</text:p>
          </table:table-cell>
          <table:table-cell office:value-type="string">
            <text:p>PORTUGUESE</text:p>
          </table:table-cell>
          <table:table-cell office:value-type="string">
            <text:p>per + o</text:p>
          </table:table-cell>
          <table:table-cell table:number-columns-repeated="3"/>
        </table:table-row>
        <table:table-row table:style-name="ro1">
          <table:table-cell office:value-type="string">
            <text:p>pela</text:p>
          </table:table-cell>
          <table:table-cell office:value-type="string">
            <text:p>PORTUGUESE</text:p>
          </table:table-cell>
          <table:table-cell office:value-type="string">
            <text:p>per + a</text:p>
          </table:table-cell>
          <table:table-cell table:number-columns-repeated="3"/>
        </table:table-row>
        <table:table-row table:style-name="ro1">
          <table:table-cell office:value-type="string">
            <text:p>até</text:p>
          </table:table-cell>
          <table:table-cell office:value-type="string">
            <text:p>PORTUGUESE</text:p>
          </table:table-cell>
          <table:table-cell office:value-type="string">
            <text:p>up to</text:p>
          </table:table-cell>
          <table:table-cell table:number-columns-repeated="3"/>
        </table:table-row>
        <table:table-row table:style-name="ro1">
          <table:table-cell office:value-type="string">
            <text:p>isso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ela</text:p>
          </table:table-cell>
          <table:table-cell office:value-type="string">
            <text:p>PORTUGUESE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1">
          <table:table-cell office:value-type="string">
            <text:p>entre</text:p>
          </table:table-cell>
          <table:table-cell office:value-type="string">
            <text:p>PORTUGUESE</text:p>
          </table:table-cell>
          <table:table-cell office:value-type="string">
            <text:p>between</text:p>
          </table:table-cell>
          <table:table-cell table:number-columns-repeated="3"/>
        </table:table-row>
        <table:table-row table:style-name="ro1">
          <table:table-cell office:value-type="string">
            <text:p>depois</text:p>
          </table:table-cell>
          <table:table-cell office:value-type="string">
            <text:p>PORTUGUESE</text:p>
          </table:table-cell>
          <table:table-cell office:value-type="string">
            <text:p>after</text:p>
          </table:table-cell>
          <table:table-cell table:number-columns-repeated="3"/>
        </table:table-row>
        <table:table-row table:style-name="ro1">
          <table:table-cell office:value-type="string">
            <text:p>sem</text:p>
          </table:table-cell>
          <table:table-cell office:value-type="string">
            <text:p>PORTUGUESE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1">
          <table:table-cell office:value-type="string">
            <text:p>mesmo</text:p>
          </table:table-cell>
          <table:table-cell office:value-type="string">
            <text:p>PORTUGUESE</text:p>
          </table:table-cell>
          <table:table-cell office:value-type="string">
            <text:p>same</text:p>
          </table:table-cell>
          <table:table-cell table:number-columns-repeated="3"/>
        </table:table-row>
        <table:table-row table:style-name="ro1">
          <table:table-cell office:value-type="string">
            <text:p>aos</text:p>
          </table:table-cell>
          <table:table-cell office:value-type="string">
            <text:p>PORTUGUESE</text:p>
          </table:table-cell>
          <table:table-cell office:value-type="string">
            <text:p>a + os</text:p>
          </table:table-cell>
          <table:table-cell table:number-columns-repeated="3"/>
        </table:table-row>
        <table:table-row table:style-name="ro1">
          <table:table-cell office:value-type="string">
            <text:p>seus</text:p>
          </table:table-cell>
          <table:table-cell office:value-type="string">
            <text:p>PORTUGUESE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1">
          <table:table-cell office:value-type="string">
            <text:p>quem</text:p>
          </table:table-cell>
          <table:table-cell office:value-type="string">
            <text:p>PORTUGUESE</text:p>
          </table:table-cell>
          <table:table-cell office:value-type="string">
            <text:p>whom</text:p>
          </table:table-cell>
          <table:table-cell table:number-columns-repeated="3"/>
        </table:table-row>
        <table:table-row table:style-name="ro1">
          <table:table-cell office:value-type="string">
            <text:p>nas</text:p>
          </table:table-cell>
          <table:table-cell office:value-type="string">
            <text:p>PORTUGUESE</text:p>
          </table:table-cell>
          <table:table-cell office:value-type="string">
            <text:p>em + as</text:p>
          </table:table-cell>
          <table:table-cell table:number-columns-repeated="3"/>
        </table:table-row>
        <table:table-row table:style-name="ro1">
          <table:table-cell office:value-type="string">
            <text:p>me</text:p>
          </table:table-cell>
          <table:table-cell office:value-type="string">
            <text:p>PORTUGUESE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esse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eles</text:p>
          </table:table-cell>
          <table:table-cell office:value-type="string">
            <text:p>PORTUGUESE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você</text:p>
          </table:table-cell>
          <table:table-cell office:value-type="string">
            <text:p>PORTUGUESE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essa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num</text:p>
          </table:table-cell>
          <table:table-cell office:value-type="string">
            <text:p>PORTUGUESE</text:p>
          </table:table-cell>
          <table:table-cell office:value-type="string">
            <text:p>em + um</text:p>
          </table:table-cell>
          <table:table-cell table:number-columns-repeated="3"/>
        </table:table-row>
        <table:table-row table:style-name="ro1">
          <table:table-cell office:value-type="string">
            <text:p>nem</text:p>
          </table:table-cell>
          <table:table-cell office:value-type="string">
            <text:p>PORTUGUESE</text:p>
          </table:table-cell>
          <table:table-cell office:value-type="string">
            <text:p>nor</text:p>
          </table:table-cell>
          <table:table-cell table:number-columns-repeated="3"/>
        </table:table-row>
        <table:table-row table:style-name="ro1">
          <table:table-cell office:value-type="string">
            <text:p>suas</text:p>
          </table:table-cell>
          <table:table-cell office:value-type="string">
            <text:p>PORTUGUESE</text:p>
          </table:table-cell>
          <table:table-cell office:value-type="string">
            <text:p>her</text:p>
          </table:table-cell>
          <table:table-cell table:number-columns-repeated="3"/>
        </table:table-row>
        <table:table-row table:style-name="ro1">
          <table:table-cell office:value-type="string">
            <text:p>meu</text:p>
          </table:table-cell>
          <table:table-cell office:value-type="string">
            <text:p>PORTUGUESE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1">
          <table:table-cell office:value-type="string">
            <text:p>às</text:p>
          </table:table-cell>
          <table:table-cell office:value-type="string">
            <text:p>PORTUGUESE</text:p>
          </table:table-cell>
          <table:table-cell office:value-type="string">
            <text:p>a + as</text:p>
          </table:table-cell>
          <table:table-cell table:number-columns-repeated="3"/>
        </table:table-row>
        <table:table-row table:style-name="ro1">
          <table:table-cell office:value-type="string">
            <text:p>minha</text:p>
          </table:table-cell>
          <table:table-cell office:value-type="string">
            <text:p>PORTUGUESE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1">
          <table:table-cell office:value-type="string">
            <text:p>numa</text:p>
          </table:table-cell>
          <table:table-cell office:value-type="string">
            <text:p>PORTUGUESE</text:p>
          </table:table-cell>
          <table:table-cell office:value-type="string">
            <text:p>em + uma</text:p>
          </table:table-cell>
          <table:table-cell table:number-columns-repeated="3"/>
        </table:table-row>
        <table:table-row table:style-name="ro1">
          <table:table-cell office:value-type="string">
            <text:p>pelos</text:p>
          </table:table-cell>
          <table:table-cell office:value-type="string">
            <text:p>PORTUGUESE</text:p>
          </table:table-cell>
          <table:table-cell office:value-type="string">
            <text:p>per + os</text:p>
          </table:table-cell>
          <table:table-cell table:number-columns-repeated="3"/>
        </table:table-row>
        <table:table-row table:style-name="ro1">
          <table:table-cell office:value-type="string">
            <text:p>elas</text:p>
          </table:table-cell>
          <table:table-cell office:value-type="string">
            <text:p>PORTUGUESE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qual</text:p>
          </table:table-cell>
          <table:table-cell office:value-type="string">
            <text:p>PORTUGUESE</text:p>
          </table:table-cell>
          <table:table-cell office:value-type="string">
            <text:p>which</text:p>
          </table:table-cell>
          <table:table-cell table:number-columns-repeated="3"/>
        </table:table-row>
        <table:table-row table:style-name="ro1">
          <table:table-cell office:value-type="string">
            <text:p>nós</text:p>
          </table:table-cell>
          <table:table-cell office:value-type="string">
            <text:p>PORTUGUESE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lhe</text:p>
          </table:table-cell>
          <table:table-cell office:value-type="string">
            <text:p>PORTUGUESE</text:p>
          </table:table-cell>
          <table:table-cell office:value-type="string">
            <text:p>to him, her</text:p>
          </table:table-cell>
          <table:table-cell table:number-columns-repeated="3"/>
        </table:table-row>
        <table:table-row table:style-name="ro1">
          <table:table-cell office:value-type="string">
            <text:p>deles</text:p>
          </table:table-cell>
          <table:table-cell office:value-type="string">
            <text:p>PORTUGUESE</text:p>
          </table:table-cell>
          <table:table-cell office:value-type="string">
            <text:p>of them</text:p>
          </table:table-cell>
          <table:table-cell table:number-columns-repeated="3"/>
        </table:table-row>
        <table:table-row table:style-name="ro1">
          <table:table-cell office:value-type="string">
            <text:p>essa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esse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pelas</text:p>
          </table:table-cell>
          <table:table-cell office:value-type="string">
            <text:p>PORTUGUESE</text:p>
          </table:table-cell>
          <table:table-cell office:value-type="string">
            <text:p>per + as</text:p>
          </table:table-cell>
          <table:table-cell table:number-columns-repeated="3"/>
        </table:table-row>
        <table:table-row table:style-name="ro1">
          <table:table-cell office:value-type="string">
            <text:p>este</text:p>
          </table:table-cell>
          <table:table-cell office:value-type="string">
            <text:p>PORTUGUESE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dele</text:p>
          </table:table-cell>
          <table:table-cell office:value-type="string">
            <text:p>PORTUGUESE</text:p>
          </table:table-cell>
          <table:table-cell office:value-type="string">
            <text:p>of him</text:p>
          </table:table-cell>
          <table:table-cell table:number-columns-repeated="3"/>
        </table:table-row>
        <table:table-row table:style-name="ro1">
          <table:table-cell office:value-type="string">
            <text:p>tu</text:p>
          </table:table-cell>
          <table:table-cell office:value-type="string">
            <text:p>PORTUGUESE</text:p>
          </table:table-cell>
          <table:table-cell office:value-type="string">
            <text:p>thou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PORTUGUESE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1">
          <table:table-cell office:value-type="string">
            <text:p>vocês</text:p>
          </table:table-cell>
          <table:table-cell office:value-type="string">
            <text:p>PORTUGUESE</text:p>
          </table:table-cell>
          <table:table-cell office:value-type="string">
            <text:p>you (plural)</text:p>
          </table:table-cell>
          <table:table-cell table:number-columns-repeated="3"/>
        </table:table-row>
        <table:table-row table:style-name="ro1">
          <table:table-cell office:value-type="string">
            <text:p>vos</text:p>
          </table:table-cell>
          <table:table-cell office:value-type="string">
            <text:p>PORTUGUESE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lhes</text:p>
          </table:table-cell>
          <table:table-cell office:value-type="string">
            <text:p>PORTUGUESE</text:p>
          </table:table-cell>
          <table:table-cell office:value-type="string">
            <text:p>to them</text:p>
          </table:table-cell>
          <table:table-cell table:number-columns-repeated="3"/>
        </table:table-row>
        <table:table-row table:style-name="ro1">
          <table:table-cell office:value-type="string">
            <text:p>meus</text:p>
          </table:table-cell>
          <table:table-cell office:value-type="string">
            <text:p>PORTUGUESE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1">
          <table:table-cell office:value-type="string">
            <text:p>minha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u</text:p>
          </table:table-cell>
          <table:table-cell office:value-type="string">
            <text:p>PORTUGUESE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1">
          <table:table-cell office:value-type="string">
            <text:p>tu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u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ua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nosso</text:p>
          </table:table-cell>
          <table:table-cell office:value-type="string">
            <text:p>PORTUGUESE</text:p>
          </table:table-cell>
          <table:table-cell office:value-type="string">
            <text:p>our</text:p>
          </table:table-cell>
          <table:table-cell table:number-columns-repeated="3"/>
        </table:table-row>
        <table:table-row table:style-name="ro1">
          <table:table-cell office:value-type="string">
            <text:p>noss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noss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nossa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dela</text:p>
          </table:table-cell>
          <table:table-cell office:value-type="string">
            <text:p>PORTUGUESE</text:p>
          </table:table-cell>
          <table:table-cell office:value-type="string">
            <text:p>of her</text:p>
          </table:table-cell>
          <table:table-cell table:number-columns-repeated="3"/>
        </table:table-row>
        <table:table-row table:style-name="ro1">
          <table:table-cell office:value-type="string">
            <text:p>delas</text:p>
          </table:table-cell>
          <table:table-cell office:value-type="string">
            <text:p>PORTUGUESE</text:p>
          </table:table-cell>
          <table:table-cell office:value-type="string">
            <text:p>of them</text:p>
          </table:table-cell>
          <table:table-cell table:number-columns-repeated="3"/>
        </table:table-row>
        <table:table-row table:style-name="ro1">
          <table:table-cell office:value-type="string">
            <text:p>esta</text:p>
          </table:table-cell>
          <table:table-cell office:value-type="string">
            <text:p>PORTUGUESE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estes</text:p>
          </table:table-cell>
          <table:table-cell office:value-type="string">
            <text:p>PORTUGUESE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estas</text:p>
          </table:table-cell>
          <table:table-cell office:value-type="string">
            <text:p>PORTUGUESE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aquele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aquela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aquele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aquela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isto</text:p>
          </table:table-cell>
          <table:table-cell office:value-type="string">
            <text:p>PORTUGUESE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aquilo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estou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á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ev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r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av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áv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av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r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ér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ej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ej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ej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ss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éss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ss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r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r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stiver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e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á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av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ér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aj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aj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aj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ss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éss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ss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e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á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i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í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houveri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ou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o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r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ér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er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u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r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r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ôr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j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j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j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ss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ôss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ss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r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r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for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re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rá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r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r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ri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rí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seri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nh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é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nh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ính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nh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v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r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r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ér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nh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nh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nh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sse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éss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ss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r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r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ivere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rei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rá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re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rão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ria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ríamos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teriam</text:p>
          </table:table-cell>
          <table:table-cell office:value-type="string">
            <text:p>PORTUGUESE</text:p>
          </table:table-cell>
          <table:table-cell table:number-columns-repeated="4"/>
        </table:table-row>
        <table:table-row table:style-name="ro1">
          <table:table-cell office:value-type="string">
            <text:p>de</text:p>
          </table:table-cell>
          <table:table-cell office:value-type="string">
            <text:p>SPANISH</text:p>
          </table:table-cell>
          <table:table-cell office:value-type="string">
            <text:p>from, of</text:p>
          </table:table-cell>
          <table:table-cell table:number-columns-repeated="3"/>
        </table:table-row>
        <table:table-row table:style-name="ro1">
          <table:table-cell office:value-type="string">
            <text:p>la</text:p>
          </table:table-cell>
          <table:table-cell office:value-type="string">
            <text:p>SPANISH</text:p>
          </table:table-cell>
          <table:table-cell office:value-type="string">
            <text:p>the, her</text:p>
          </table:table-cell>
          <table:table-cell table:number-columns-repeated="3"/>
        </table:table-row>
        <table:table-row table:style-name="ro1">
          <table:table-cell office:value-type="string">
            <text:p>que</text:p>
          </table:table-cell>
          <table:table-cell office:value-type="string">
            <text:p>SPANISH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1">
          <table:table-cell office:value-type="string">
            <text:p>el</text:p>
          </table:table-cell>
          <table:table-cell office:value-type="string">
            <text:p>SPANISH</text:p>
          </table:table-cell>
          <table:table-cell office:value-type="string">
            <text:p>the</text:p>
          </table:table-cell>
          <table:table-cell table:number-columns-repeated="3"/>
        </table:table-row>
        <table:table-row table:style-name="ro1">
          <table:table-cell office:value-type="string">
            <text:p>en</text:p>
          </table:table-cell>
          <table:table-cell office:value-type="string">
            <text:p>SPANISH</text:p>
          </table:table-cell>
          <table:table-cell office:value-type="string">
            <text:p>in</text:p>
          </table:table-cell>
          <table:table-cell table:number-columns-repeated="3"/>
        </table:table-row>
        <table:table-row table:style-name="ro1">
          <table:table-cell office:value-type="string">
            <text:p>y</text:p>
          </table:table-cell>
          <table:table-cell office:value-type="string">
            <text:p>SPANIS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string">
            <text:p>SPANISH</text:p>
          </table:table-cell>
          <table:table-cell office:value-type="string">
            <text:p>to</text:p>
          </table:table-cell>
          <table:table-cell table:number-columns-repeated="3"/>
        </table:table-row>
        <table:table-row table:style-name="ro1">
          <table:table-cell office:value-type="string">
            <text:p>los</text:p>
          </table:table-cell>
          <table:table-cell office:value-type="string">
            <text:p>SPANISH</text:p>
          </table:table-cell>
          <table:table-cell office:value-type="string">
            <text:p>the, them</text:p>
          </table:table-cell>
          <table:table-cell table:number-columns-repeated="3"/>
        </table:table-row>
        <table:table-row table:style-name="ro1">
          <table:table-cell office:value-type="string">
            <text:p>del</text:p>
          </table:table-cell>
          <table:table-cell office:value-type="string">
            <text:p>SPANISH</text:p>
          </table:table-cell>
          <table:table-cell office:value-type="string">
            <text:p>de + el</text:p>
          </table:table-cell>
          <table:table-cell table:number-columns-repeated="3"/>
        </table:table-row>
        <table:table-row table:style-name="ro1">
          <table:table-cell office:value-type="string">
            <text:p>se</text:p>
          </table:table-cell>
          <table:table-cell office:value-type="string">
            <text:p>SPANISH</text:p>
          </table:table-cell>
          <table:table-cell office:value-type="string">
            <text:p>himself, from him etc</text:p>
          </table:table-cell>
          <table:table-cell table:number-columns-repeated="3"/>
        </table:table-row>
        <table:table-row table:style-name="ro1">
          <table:table-cell office:value-type="string">
            <text:p>las</text:p>
          </table:table-cell>
          <table:table-cell office:value-type="string">
            <text:p>SPANISH</text:p>
          </table:table-cell>
          <table:table-cell office:value-type="string">
            <text:p>the, them</text:p>
          </table:table-cell>
          <table:table-cell table:number-columns-repeated="3"/>
        </table:table-row>
        <table:table-row table:style-name="ro1">
          <table:table-cell office:value-type="string">
            <text:p>por</text:p>
          </table:table-cell>
          <table:table-cell office:value-type="string">
            <text:p>SPANISH</text:p>
          </table:table-cell>
          <table:table-cell office:value-type="string">
            <text:p>for, by, etc</text:p>
          </table:table-cell>
          <table:table-cell table:number-columns-repeated="3"/>
        </table:table-row>
        <table:table-row table:style-name="ro1">
          <table:table-cell office:value-type="string">
            <text:p>un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para</text:p>
          </table:table-cell>
          <table:table-cell office:value-type="string">
            <text:p>SPANISH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1">
          <table:table-cell office:value-type="string">
            <text:p>con</text:p>
          </table:table-cell>
          <table:table-cell office:value-type="string">
            <text:p>SPANISH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1">
          <table:table-cell office:value-type="string">
            <text:p>no</text:p>
          </table:table-cell>
          <table:table-cell office:value-type="string">
            <text:p>SPANISH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una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su</text:p>
          </table:table-cell>
          <table:table-cell office:value-type="string">
            <text:p>SPANISH</text:p>
          </table:table-cell>
          <table:table-cell office:value-type="string">
            <text:p>his, her</text:p>
          </table:table-cell>
          <table:table-cell table:number-columns-repeated="3"/>
        </table:table-row>
        <table:table-row table:style-name="ro1">
          <table:table-cell office:value-type="string">
            <text:p>al</text:p>
          </table:table-cell>
          <table:table-cell office:value-type="string">
            <text:p>SPANISH</text:p>
          </table:table-cell>
          <table:table-cell office:value-type="string">
            <text:p>a + el</text:p>
          </table:table-cell>
          <table:table-cell table:number-columns-repeated="3"/>
        </table:table-row>
        <table:table-row table:style-name="ro1">
          <table:table-cell office:value-type="string">
            <text:p>lo</text:p>
          </table:table-cell>
          <table:table-cell office:value-type="string">
            <text:p>SPANISH</text:p>
          </table:table-cell>
          <table:table-cell office:value-type="string">
            <text:p>him</text:p>
          </table:table-cell>
          <table:table-cell table:number-columns-repeated="3"/>
        </table:table-row>
        <table:table-row table:style-name="ro1">
          <table:table-cell office:value-type="string">
            <text:p>como</text:p>
          </table:table-cell>
          <table:table-cell office:value-type="string">
            <text:p>SPANISH</text:p>
          </table:table-cell>
          <table:table-cell office:value-type="string">
            <text:p>how</text:p>
          </table:table-cell>
          <table:table-cell table:number-columns-repeated="3"/>
        </table:table-row>
        <table:table-row table:style-name="ro1">
          <table:table-cell office:value-type="string">
            <text:p>más</text:p>
          </table:table-cell>
          <table:table-cell office:value-type="string">
            <text:p>SPANISH</text:p>
          </table:table-cell>
          <table:table-cell office:value-type="string">
            <text:p>more</text:p>
          </table:table-cell>
          <table:table-cell table:number-columns-repeated="3"/>
        </table:table-row>
        <table:table-row table:style-name="ro1">
          <table:table-cell office:value-type="string">
            <text:p>pero</text:p>
          </table:table-cell>
          <table:table-cell office:value-type="string">
            <text:p>SPANISH</text:p>
          </table:table-cell>
          <table:table-cell office:value-type="string">
            <text:p>pero</text:p>
          </table:table-cell>
          <table:table-cell table:number-columns-repeated="3"/>
        </table:table-row>
        <table:table-row table:style-name="ro1">
          <table:table-cell office:value-type="string">
            <text:p>sus</text:p>
          </table:table-cell>
          <table:table-cell office:value-type="string">
            <text:p>SPANISH</text:p>
          </table:table-cell>
          <table:table-cell office:value-type="string">
            <text:p>su plural</text:p>
          </table:table-cell>
          <table:table-cell table:number-columns-repeated="3"/>
        </table:table-row>
        <table:table-row table:style-name="ro1">
          <table:table-cell office:value-type="string">
            <text:p>le</text:p>
          </table:table-cell>
          <table:table-cell office:value-type="string">
            <text:p>SPANISH</text:p>
          </table:table-cell>
          <table:table-cell office:value-type="string">
            <text:p>to him, her</text:p>
          </table:table-cell>
          <table:table-cell table:number-columns-repeated="3"/>
        </table:table-row>
        <table:table-row table:style-name="ro1">
          <table:table-cell office:value-type="string">
            <text:p>ya</text:p>
          </table:table-cell>
          <table:table-cell office:value-type="string">
            <text:p>SPANISH</text:p>
          </table:table-cell>
          <table:table-cell office:value-type="string">
            <text:p>already</text:p>
          </table:table-cell>
          <table:table-cell table:number-columns-repeated="3"/>
        </table:table-row>
        <table:table-row table:style-name="ro1">
          <table:table-cell office:value-type="string">
            <text:p>o</text:p>
          </table:table-cell>
          <table:table-cell office:value-type="string">
            <text:p>SPANISH</text:p>
          </table:table-cell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office:value-type="string">
            <text:p>este</text:p>
          </table:table-cell>
          <table:table-cell office:value-type="string">
            <text:p>SPA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sí</text:p>
          </table:table-cell>
          <table:table-cell office:value-type="string">
            <text:p>SPANISH</text:p>
          </table:table-cell>
          <table:table-cell office:value-type="string">
            <text:p>himself etc</text:p>
          </table:table-cell>
          <table:table-cell table:number-columns-repeated="3"/>
        </table:table-row>
        <table:table-row table:style-name="ro1">
          <table:table-cell office:value-type="string">
            <text:p>porque</text:p>
          </table:table-cell>
          <table:table-cell office:value-type="string">
            <text:p>SPANISH</text:p>
          </table:table-cell>
          <table:table-cell office:value-type="string">
            <text:p>because</text:p>
          </table:table-cell>
          <table:table-cell table:number-columns-repeated="3"/>
        </table:table-row>
        <table:table-row table:style-name="ro1">
          <table:table-cell office:value-type="string">
            <text:p>esta</text:p>
          </table:table-cell>
          <table:table-cell office:value-type="string">
            <text:p>SPA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entre</text:p>
          </table:table-cell>
          <table:table-cell office:value-type="string">
            <text:p>SPANISH</text:p>
          </table:table-cell>
          <table:table-cell office:value-type="string">
            <text:p>between</text:p>
          </table:table-cell>
          <table:table-cell table:number-columns-repeated="3"/>
        </table:table-row>
        <table:table-row table:style-name="ro1">
          <table:table-cell office:value-type="string">
            <text:p>cuando</text:p>
          </table:table-cell>
          <table:table-cell office:value-type="string">
            <text:p>SPANISH</text:p>
          </table:table-cell>
          <table:table-cell office:value-type="string">
            <text:p>when</text:p>
          </table:table-cell>
          <table:table-cell table:number-columns-repeated="3"/>
        </table:table-row>
        <table:table-row table:style-name="ro1">
          <table:table-cell office:value-type="string">
            <text:p>muy</text:p>
          </table:table-cell>
          <table:table-cell office:value-type="string">
            <text:p>SPANISH</text:p>
          </table:table-cell>
          <table:table-cell office:value-type="string">
            <text:p>very</text:p>
          </table:table-cell>
          <table:table-cell table:number-columns-repeated="3"/>
        </table:table-row>
        <table:table-row table:style-name="ro1">
          <table:table-cell office:value-type="string">
            <text:p>sin</text:p>
          </table:table-cell>
          <table:table-cell office:value-type="string">
            <text:p>SPANISH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1">
          <table:table-cell office:value-type="string">
            <text:p>sobre</text:p>
          </table:table-cell>
          <table:table-cell office:value-type="string">
            <text:p>SPANISH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 office:value-type="string">
            <text:p>también</text:p>
          </table:table-cell>
          <table:table-cell office:value-type="string">
            <text:p>SPANISH</text:p>
          </table:table-cell>
          <table:table-cell office:value-type="string">
            <text:p>also</text:p>
          </table:table-cell>
          <table:table-cell table:number-columns-repeated="3"/>
        </table:table-row>
        <table:table-row table:style-name="ro1">
          <table:table-cell office:value-type="string">
            <text:p>me</text:p>
          </table:table-cell>
          <table:table-cell office:value-type="string">
            <text:p>SPANIS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hasta</text:p>
          </table:table-cell>
          <table:table-cell office:value-type="string">
            <text:p>SPANISH</text:p>
          </table:table-cell>
          <table:table-cell office:value-type="string">
            <text:p>until</text:p>
          </table:table-cell>
          <table:table-cell table:number-columns-repeated="3"/>
        </table:table-row>
        <table:table-row table:style-name="ro1">
          <table:table-cell office:value-type="string">
            <text:p>hay</text:p>
          </table:table-cell>
          <table:table-cell office:value-type="string">
            <text:p>SPANISH</text:p>
          </table:table-cell>
          <table:table-cell office:value-type="string">
            <text:p>there is/are</text:p>
          </table:table-cell>
          <table:table-cell table:number-columns-repeated="3"/>
        </table:table-row>
        <table:table-row table:style-name="ro1">
          <table:table-cell office:value-type="string">
            <text:p>donde</text:p>
          </table:table-cell>
          <table:table-cell office:value-type="string">
            <text:p>SPANISH</text:p>
          </table:table-cell>
          <table:table-cell office:value-type="string">
            <text:p>where</text:p>
          </table:table-cell>
          <table:table-cell table:number-columns-repeated="3"/>
        </table:table-row>
        <table:table-row table:style-name="ro1">
          <table:table-cell office:value-type="string">
            <text:p>quien</text:p>
          </table:table-cell>
          <table:table-cell office:value-type="string">
            <text:p>SPANISH</text:p>
          </table:table-cell>
          <table:table-cell office:value-type="string">
            <text:p>whom, that</text:p>
          </table:table-cell>
          <table:table-cell table:number-columns-repeated="3"/>
        </table:table-row>
        <table:table-row table:style-name="ro1">
          <table:table-cell office:value-type="string">
            <text:p>desde</text:p>
          </table:table-cell>
          <table:table-cell office:value-type="string">
            <text:p>SPANISH</text:p>
          </table:table-cell>
          <table:table-cell office:value-type="string">
            <text:p>from</text:p>
          </table:table-cell>
          <table:table-cell table:number-columns-repeated="3"/>
        </table:table-row>
        <table:table-row table:style-name="ro1">
          <table:table-cell office:value-type="string">
            <text:p>todo</text:p>
          </table:table-cell>
          <table:table-cell office:value-type="string">
            <text:p>SPANISH</text:p>
          </table:table-cell>
          <table:table-cell office:value-type="string">
            <text:p>all</text:p>
          </table:table-cell>
          <table:table-cell table:number-columns-repeated="3"/>
        </table:table-row>
        <table:table-row table:style-name="ro1">
          <table:table-cell office:value-type="string">
            <text:p>nos</text:p>
          </table:table-cell>
          <table:table-cell office:value-type="string">
            <text:p>SPANISH</text:p>
          </table:table-cell>
          <table:table-cell office:value-type="string">
            <text:p>us</text:p>
          </table:table-cell>
          <table:table-cell table:number-columns-repeated="3"/>
        </table:table-row>
        <table:table-row table:style-name="ro1">
          <table:table-cell office:value-type="string">
            <text:p>durante</text:p>
          </table:table-cell>
          <table:table-cell office:value-type="string">
            <text:p>SPANISH</text:p>
          </table:table-cell>
          <table:table-cell office:value-type="string">
            <text:p>during</text:p>
          </table:table-cell>
          <table:table-cell table:number-columns-repeated="3"/>
        </table:table-row>
        <table:table-row table:style-name="ro1">
          <table:table-cell office:value-type="string">
            <text:p>todos</text:p>
          </table:table-cell>
          <table:table-cell office:value-type="string">
            <text:p>SPANISH</text:p>
          </table:table-cell>
          <table:table-cell office:value-type="string">
            <text:p>all</text:p>
          </table:table-cell>
          <table:table-cell table:number-columns-repeated="3"/>
        </table:table-row>
        <table:table-row table:style-name="ro1">
          <table:table-cell office:value-type="string">
            <text:p>uno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les</text:p>
          </table:table-cell>
          <table:table-cell office:value-type="string">
            <text:p>SPANISH</text:p>
          </table:table-cell>
          <table:table-cell office:value-type="string">
            <text:p>to them</text:p>
          </table:table-cell>
          <table:table-cell table:number-columns-repeated="3"/>
        </table:table-row>
        <table:table-row table:style-name="ro1">
          <table:table-cell office:value-type="string">
            <text:p>ni</text:p>
          </table:table-cell>
          <table:table-cell office:value-type="string">
            <text:p>SPANISH</text:p>
          </table:table-cell>
          <table:table-cell office:value-type="string">
            <text:p>nor</text:p>
          </table:table-cell>
          <table:table-cell table:number-columns-repeated="3"/>
        </table:table-row>
        <table:table-row table:style-name="ro1">
          <table:table-cell office:value-type="string">
            <text:p>contra</text:p>
          </table:table-cell>
          <table:table-cell office:value-type="string">
            <text:p>SPANISH</text:p>
          </table:table-cell>
          <table:table-cell office:value-type="string">
            <text:p>against</text:p>
          </table:table-cell>
          <table:table-cell table:number-columns-repeated="3"/>
        </table:table-row>
        <table:table-row table:style-name="ro1">
          <table:table-cell office:value-type="string">
            <text:p>otros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>
            <text:p>ese</text:p>
          </table:table-cell>
          <table:table-cell office:value-type="string">
            <text:p>SPA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eso</text:p>
          </table:table-cell>
          <table:table-cell office:value-type="string">
            <text:p>SPA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ante</text:p>
          </table:table-cell>
          <table:table-cell office:value-type="string">
            <text:p>SPANISH</text:p>
          </table:table-cell>
          <table:table-cell office:value-type="string">
            <text:p>before</text:p>
          </table:table-cell>
          <table:table-cell table:number-columns-repeated="3"/>
        </table:table-row>
        <table:table-row table:style-name="ro1">
          <table:table-cell office:value-type="string">
            <text:p>ellos</text:p>
          </table:table-cell>
          <table:table-cell office:value-type="string">
            <text:p>SPA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office:value-type="string">
            <text:p>SPANISH</text:p>
          </table:table-cell>
          <table:table-cell office:value-type="string">
            <text:p>and (variant of y)</text:p>
          </table:table-cell>
          <table:table-cell table:number-columns-repeated="3"/>
        </table:table-row>
        <table:table-row table:style-name="ro1">
          <table:table-cell office:value-type="string">
            <text:p>esto</text:p>
          </table:table-cell>
          <table:table-cell office:value-type="string">
            <text:p>SPANISH</text:p>
          </table:table-cell>
          <table:table-cell office:value-type="string">
            <text:p>this</text:p>
          </table:table-cell>
          <table:table-cell table:number-columns-repeated="3"/>
        </table:table-row>
        <table:table-row table:style-name="ro1">
          <table:table-cell office:value-type="string">
            <text:p>mí</text:p>
          </table:table-cell>
          <table:table-cell office:value-type="string">
            <text:p>SPANIS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antes</text:p>
          </table:table-cell>
          <table:table-cell office:value-type="string">
            <text:p>SPANISH</text:p>
          </table:table-cell>
          <table:table-cell office:value-type="string">
            <text:p>before</text:p>
          </table:table-cell>
          <table:table-cell table:number-columns-repeated="3"/>
        </table:table-row>
        <table:table-row table:style-name="ro1">
          <table:table-cell office:value-type="string">
            <text:p>algunos</text:p>
          </table:table-cell>
          <table:table-cell office:value-type="string">
            <text:p>SPANISH</text:p>
          </table:table-cell>
          <table:table-cell office:value-type="string">
            <text:p>some</text:p>
          </table:table-cell>
          <table:table-cell table:number-columns-repeated="3"/>
        </table:table-row>
        <table:table-row table:style-name="ro1">
          <table:table-cell office:value-type="string">
            <text:p>qué</text:p>
          </table:table-cell>
          <table:table-cell office:value-type="string">
            <text:p>SPANISH</text:p>
          </table:table-cell>
          <table:table-cell office:value-type="string">
            <text:p>what?</text:p>
          </table:table-cell>
          <table:table-cell table:number-columns-repeated="3"/>
        </table:table-row>
        <table:table-row table:style-name="ro1">
          <table:table-cell office:value-type="string">
            <text:p>unos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yo</text:p>
          </table:table-cell>
          <table:table-cell office:value-type="string">
            <text:p>SPAN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otro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>
            <text:p>otras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>
            <text:p>otra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>
            <text:p>él</text:p>
          </table:table-cell>
          <table:table-cell office:value-type="string">
            <text:p>SPANISH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1">
          <table:table-cell office:value-type="string">
            <text:p>tanto</text:p>
          </table:table-cell>
          <table:table-cell office:value-type="string">
            <text:p>SPANISH</text:p>
          </table:table-cell>
          <table:table-cell office:value-type="string">
            <text:p>so much, many</text:p>
          </table:table-cell>
          <table:table-cell table:number-columns-repeated="3"/>
        </table:table-row>
        <table:table-row table:style-name="ro1">
          <table:table-cell office:value-type="string">
            <text:p>esa</text:p>
          </table:table-cell>
          <table:table-cell office:value-type="string">
            <text:p>SPANISH</text:p>
          </table:table-cell>
          <table:table-cell office:value-type="string">
            <text:p>that</text:p>
          </table:table-cell>
          <table:table-cell table:number-columns-repeated="3"/>
        </table:table-row>
        <table:table-row table:style-name="ro1">
          <table:table-cell office:value-type="string">
            <text:p>estos</text:p>
          </table:table-cell>
          <table:table-cell office:value-type="string">
            <text:p>SPA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mucho</text:p>
          </table:table-cell>
          <table:table-cell office:value-type="string">
            <text:p>SPANISH</text:p>
          </table:table-cell>
          <table:table-cell office:value-type="string">
            <text:p>much, many</text:p>
          </table:table-cell>
          <table:table-cell table:number-columns-repeated="3"/>
        </table:table-row>
        <table:table-row table:style-name="ro1">
          <table:table-cell office:value-type="string">
            <text:p>quienes</text:p>
          </table:table-cell>
          <table:table-cell office:value-type="string">
            <text:p>SPA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nada</text:p>
          </table:table-cell>
          <table:table-cell office:value-type="string">
            <text:p>SPANISH</text:p>
          </table:table-cell>
          <table:table-cell office:value-type="string">
            <text:p>nothing</text:p>
          </table:table-cell>
          <table:table-cell table:number-columns-repeated="3"/>
        </table:table-row>
        <table:table-row table:style-name="ro1">
          <table:table-cell office:value-type="string">
            <text:p>muchos</text:p>
          </table:table-cell>
          <table:table-cell office:value-type="string">
            <text:p>SPANISH</text:p>
          </table:table-cell>
          <table:table-cell office:value-type="string">
            <text:p>many</text:p>
          </table:table-cell>
          <table:table-cell table:number-columns-repeated="3"/>
        </table:table-row>
        <table:table-row table:style-name="ro1">
          <table:table-cell office:value-type="string">
            <text:p>cual</text:p>
          </table:table-cell>
          <table:table-cell office:value-type="string">
            <text:p>SPAN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poco</text:p>
          </table:table-cell>
          <table:table-cell office:value-type="string">
            <text:p>SPANISH</text:p>
          </table:table-cell>
          <table:table-cell office:value-type="string">
            <text:p>few</text:p>
          </table:table-cell>
          <table:table-cell table:number-columns-repeated="3"/>
        </table:table-row>
        <table:table-row table:style-name="ro1">
          <table:table-cell office:value-type="string">
            <text:p>ella</text:p>
          </table:table-cell>
          <table:table-cell office:value-type="string">
            <text:p>SPANISH</text:p>
          </table:table-cell>
          <table:table-cell office:value-type="string">
            <text:p>she</text:p>
          </table:table-cell>
          <table:table-cell table:number-columns-repeated="3"/>
        </table:table-row>
        <table:table-row table:style-name="ro1">
          <table:table-cell office:value-type="string">
            <text:p>estar</text:p>
          </table:table-cell>
          <table:table-cell office:value-type="string">
            <text:p>SPANISH</text:p>
          </table:table-cell>
          <table:table-cell office:value-type="string">
            <text:p>to be</text:p>
          </table:table-cell>
          <table:table-cell table:number-columns-repeated="3"/>
        </table:table-row>
        <table:table-row table:style-name="ro1">
          <table:table-cell office:value-type="string">
            <text:p>estas</text:p>
          </table:table-cell>
          <table:table-cell office:value-type="string">
            <text:p>SPANISH</text:p>
          </table:table-cell>
          <table:table-cell office:value-type="string">
            <text:p>these</text:p>
          </table:table-cell>
          <table:table-cell table:number-columns-repeated="3"/>
        </table:table-row>
        <table:table-row table:style-name="ro1">
          <table:table-cell office:value-type="string">
            <text:p>algunas</text:p>
          </table:table-cell>
          <table:table-cell office:value-type="string">
            <text:p>SPANISH</text:p>
          </table:table-cell>
          <table:table-cell office:value-type="string">
            <text:p>some</text:p>
          </table:table-cell>
          <table:table-cell table:number-columns-repeated="3"/>
        </table:table-row>
        <table:table-row table:style-name="ro1">
          <table:table-cell office:value-type="string">
            <text:p>algo</text:p>
          </table:table-cell>
          <table:table-cell office:value-type="string">
            <text:p>SPANISH</text:p>
          </table:table-cell>
          <table:table-cell office:value-type="string">
            <text:p>something</text:p>
          </table:table-cell>
          <table:table-cell table:number-columns-repeated="3"/>
        </table:table-row>
        <table:table-row table:style-name="ro1">
          <table:table-cell office:value-type="string">
            <text:p>nosotros</text:p>
          </table:table-cell>
          <table:table-cell office:value-type="string">
            <text:p>SPA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mi</text:p>
          </table:table-cell>
          <table:table-cell office:value-type="string">
            <text:p>SPANIS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mis</text:p>
          </table:table-cell>
          <table:table-cell office:value-type="string">
            <text:p>SPANISH</text:p>
          </table:table-cell>
          <table:table-cell office:value-type="string">
            <text:p>mi plural</text:p>
          </table:table-cell>
          <table:table-cell table:number-columns-repeated="3"/>
        </table:table-row>
        <table:table-row table:style-name="ro1">
          <table:table-cell office:value-type="string">
            <text:p>tú</text:p>
          </table:table-cell>
          <table:table-cell office:value-type="string">
            <text:p>SPANISH</text:p>
          </table:table-cell>
          <table:table-cell office:value-type="string">
            <text:p>thou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SPANISH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1">
          <table:table-cell office:value-type="string">
            <text:p>ti</text:p>
          </table:table-cell>
          <table:table-cell office:value-type="string">
            <text:p>SPANISH</text:p>
          </table:table-cell>
          <table:table-cell office:value-type="string">
            <text:p>thee</text:p>
          </table:table-cell>
          <table:table-cell table:number-columns-repeated="3"/>
        </table:table-row>
        <table:table-row table:style-name="ro1">
          <table:table-cell office:value-type="string">
            <text:p>tu</text:p>
          </table:table-cell>
          <table:table-cell office:value-type="string">
            <text:p>SPANISH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1">
          <table:table-cell office:value-type="string">
            <text:p>tus</text:p>
          </table:table-cell>
          <table:table-cell office:value-type="string">
            <text:p>SPANISH</text:p>
          </table:table-cell>
          <table:table-cell office:value-type="string">
            <text:p>tu plural</text:p>
          </table:table-cell>
          <table:table-cell table:number-columns-repeated="3"/>
        </table:table-row>
        <table:table-row table:style-name="ro1">
          <table:table-cell office:value-type="string">
            <text:p>ellas</text:p>
          </table:table-cell>
          <table:table-cell office:value-type="string">
            <text:p>SPANISH</text:p>
          </table:table-cell>
          <table:table-cell office:value-type="string">
            <text:p>they</text:p>
          </table:table-cell>
          <table:table-cell table:number-columns-repeated="3"/>
        </table:table-row>
        <table:table-row table:style-name="ro1">
          <table:table-cell office:value-type="string">
            <text:p>nosotras</text:p>
          </table:table-cell>
          <table:table-cell office:value-type="string">
            <text:p>SPAN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vosotros</text:p>
          </table:table-cell>
          <table:table-cell office:value-type="string">
            <text:p>SPA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vosotras</text:p>
          </table:table-cell>
          <table:table-cell office:value-type="string">
            <text:p>SPA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os</text:p>
          </table:table-cell>
          <table:table-cell office:value-type="string">
            <text:p>SPAN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mío</text:p>
          </table:table-cell>
          <table:table-cell office:value-type="string">
            <text:p>SPANISH</text:p>
          </table:table-cell>
          <table:table-cell office:value-type="string">
            <text:p>mine</text:p>
          </table:table-cell>
          <table:table-cell table:number-columns-repeated="3"/>
        </table:table-row>
        <table:table-row table:style-name="ro1">
          <table:table-cell office:value-type="string">
            <text:p>m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mí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m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yo</text:p>
          </table:table-cell>
          <table:table-cell office:value-type="string">
            <text:p>SPANISH</text:p>
          </table:table-cell>
          <table:table-cell office:value-type="string">
            <text:p>thine</text:p>
          </table:table-cell>
          <table:table-cell table:number-columns-repeated="3"/>
        </table:table-row>
        <table:table-row table:style-name="ro1">
          <table:table-cell office:value-type="string">
            <text:p>tuy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y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y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uyo</text:p>
          </table:table-cell>
          <table:table-cell office:value-type="string">
            <text:p>SPANISH</text:p>
          </table:table-cell>
          <table:table-cell office:value-type="string">
            <text:p>his, hers, theirs</text:p>
          </table:table-cell>
          <table:table-cell table:number-columns-repeated="3"/>
        </table:table-row>
        <table:table-row table:style-name="ro1">
          <table:table-cell office:value-type="string">
            <text:p>suy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uy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uy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nuestro</text:p>
          </table:table-cell>
          <table:table-cell office:value-type="string">
            <text:p>SPANISH</text:p>
          </table:table-cell>
          <table:table-cell office:value-type="string">
            <text:p>ours</text:p>
          </table:table-cell>
          <table:table-cell table:number-columns-repeated="3"/>
        </table:table-row>
        <table:table-row table:style-name="ro1">
          <table:table-cell office:value-type="string">
            <text:p>nuest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nuestr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nuest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vuestro</text:p>
          </table:table-cell>
          <table:table-cell office:value-type="string">
            <text:p>SPANISH</text:p>
          </table:table-cell>
          <table:table-cell office:value-type="string">
            <text:p>yours</text:p>
          </table:table-cell>
          <table:table-cell table:number-columns-repeated="3"/>
        </table:table-row>
        <table:table-row table:style-name="ro1">
          <table:table-cell office:value-type="string">
            <text:p>vuest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vuestr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vuest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os</text:p>
          </table:table-cell>
          <table:table-cell office:value-type="string">
            <text:p>SPA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esas</text:p>
          </table:table-cell>
          <table:table-cell office:value-type="string">
            <text:p>SPANISH</text:p>
          </table:table-cell>
          <table:table-cell office:value-type="string">
            <text:p>those</text:p>
          </table:table-cell>
          <table:table-cell table:number-columns-repeated="3"/>
        </table:table-row>
        <table:table-row table:style-name="ro1">
          <table:table-cell office:value-type="string">
            <text:p>estoy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á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á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á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á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é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é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é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é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á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á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á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r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b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b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áb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b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b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st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st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ro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ér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r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r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s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s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és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s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uviese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n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d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d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d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tad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y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y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y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yá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y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é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á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á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á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r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st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st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ro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ér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r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r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s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s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és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s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ubiese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ien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i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id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id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habid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oy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r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o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o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o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á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é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á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á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á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er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ér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r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er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i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ist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i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ist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ro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ér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r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r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s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s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és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s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fuese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ien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si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g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ien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ien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iene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g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g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g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gá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g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é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á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á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é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á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dr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í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í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í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í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í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st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st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ro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r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r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éra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ra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ra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se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se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ésem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sei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uviesen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ien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ido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ida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ido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idas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tened</text:p>
          </table:table-cell>
          <table:table-cell office:value-type="string">
            <text:p>SPANISH</text:p>
          </table:table-cell>
          <table:table-cell table:number-columns-repeated="4"/>
        </table:table-row>
        <table:table-row table:style-name="ro1">
          <table:table-cell office:value-type="string">
            <text:p>och</text:p>
          </table:table-cell>
          <table:table-cell office:value-type="string">
            <text:p>SWEDISH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office:value-type="string">
            <text:p>det</text:p>
          </table:table-cell>
          <table:table-cell office:value-type="string">
            <text:p>SWEDISH</text:p>
          </table:table-cell>
          <table:table-cell office:value-type="string">
            <text:p>it, this/that</text:p>
          </table:table-cell>
          <table:table-cell table:number-columns-repeated="3"/>
        </table:table-row>
        <table:table-row table:style-name="ro1">
          <table:table-cell office:value-type="string">
            <text:p>att</text:p>
          </table:table-cell>
          <table:table-cell office:value-type="string">
            <text:p>SWEDISH</text:p>
          </table:table-cell>
          <table:table-cell office:value-type="string">
            <text:p>to (with infinitive)</text:p>
          </table:table-cell>
          <table:table-cell table:number-columns-repeated="3"/>
        </table:table-row>
        <table:table-row table:style-name="ro1">
          <table:table-cell office:value-type="string">
            <text:p>i</text:p>
          </table:table-cell>
          <table:table-cell office:value-type="string">
            <text:p>SWEDISH</text:p>
          </table:table-cell>
          <table:table-cell office:value-type="string">
            <text:p>in, at</text:p>
          </table:table-cell>
          <table:table-cell table:number-columns-repeated="3"/>
        </table:table-row>
        <table:table-row table:style-name="ro1">
          <table:table-cell office:value-type="string">
            <text:p>en</text:p>
          </table:table-cell>
          <table:table-cell office:value-type="string">
            <text:p>SWED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jag</text:p>
          </table:table-cell>
          <table:table-cell office:value-type="string">
            <text:p>SWEDISH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hon</text:p>
          </table:table-cell>
          <table:table-cell office:value-type="string">
            <text:p>SWEDISH</text:p>
          </table:table-cell>
          <table:table-cell office:value-type="string">
            <text:p>she</text:p>
          </table:table-cell>
          <table:table-cell table:number-columns-repeated="3"/>
        </table:table-row>
        <table:table-row table:style-name="ro1">
          <table:table-cell office:value-type="string">
            <text:p>som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1">
          <table:table-cell office:value-type="string">
            <text:p>han</text:p>
          </table:table-cell>
          <table:table-cell office:value-type="string">
            <text:p>SWEDISH</text:p>
          </table:table-cell>
          <table:table-cell office:value-type="string">
            <text:p>he</text:p>
          </table:table-cell>
          <table:table-cell table:number-columns-repeated="3"/>
        </table:table-row>
        <table:table-row table:style-name="ro1">
          <table:table-cell office:value-type="string">
            <text:p>på</text:p>
          </table:table-cell>
          <table:table-cell office:value-type="string">
            <text:p>SWEDISH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 office:value-type="string">
            <text:p>den</text:p>
          </table:table-cell>
          <table:table-cell office:value-type="string">
            <text:p>SWEDISH</text:p>
          </table:table-cell>
          <table:table-cell office:value-type="string">
            <text:p>it, this/that</text:p>
          </table:table-cell>
          <table:table-cell table:number-columns-repeated="3"/>
        </table:table-row>
        <table:table-row table:style-name="ro1">
          <table:table-cell office:value-type="string">
            <text:p>med</text:p>
          </table:table-cell>
          <table:table-cell office:value-type="string">
            <text:p>SWEDISH</text:p>
          </table:table-cell>
          <table:table-cell office:value-type="string">
            <text:p>with</text:p>
          </table:table-cell>
          <table:table-cell table:number-columns-repeated="3"/>
        </table:table-row>
        <table:table-row table:style-name="ro1">
          <table:table-cell office:value-type="string">
            <text:p>var</text:p>
          </table:table-cell>
          <table:table-cell office:value-type="string">
            <text:p>SWEDISH</text:p>
          </table:table-cell>
          <table:table-cell office:value-type="string">
            <text:p>where, each</text:p>
          </table:table-cell>
          <table:table-cell table:number-columns-repeated="3"/>
        </table:table-row>
        <table:table-row table:style-name="ro1">
          <table:table-cell office:value-type="string">
            <text:p>sig</text:p>
          </table:table-cell>
          <table:table-cell office:value-type="string">
            <text:p>SWEDISH</text:p>
          </table:table-cell>
          <table:table-cell office:value-type="string">
            <text:p>him(self) etc</text:p>
          </table:table-cell>
          <table:table-cell table:number-columns-repeated="3"/>
        </table:table-row>
        <table:table-row table:style-name="ro1">
          <table:table-cell office:value-type="string">
            <text:p>för</text:p>
          </table:table-cell>
          <table:table-cell office:value-type="string">
            <text:p>SWEDISH</text:p>
          </table:table-cell>
          <table:table-cell office:value-type="string">
            <text:p>for</text:p>
          </table:table-cell>
          <table:table-cell table:number-columns-repeated="3"/>
        </table:table-row>
        <table:table-row table:style-name="ro1">
          <table:table-cell office:value-type="string">
            <text:p>så</text:p>
          </table:table-cell>
          <table:table-cell office:value-type="string">
            <text:p>SWEDISH</text:p>
          </table:table-cell>
          <table:table-cell office:value-type="string">
            <text:p>so (also: seed)</text:p>
          </table:table-cell>
          <table:table-cell table:number-columns-repeated="3"/>
        </table:table-row>
        <table:table-row table:style-name="ro1">
          <table:table-cell office:value-type="string">
            <text:p>till</text:p>
          </table:table-cell>
          <table:table-cell office:value-type="string">
            <text:p>SWEDISH</text:p>
          </table:table-cell>
          <table:table-cell office:value-type="string">
            <text:p>to</text:p>
          </table:table-cell>
          <table:table-cell table:number-columns-repeated="3"/>
        </table:table-row>
        <table:table-row table:style-name="ro1">
          <table:table-cell office:value-type="string">
            <text:p>är</text:p>
          </table:table-cell>
          <table:table-cell office:value-type="string">
            <text:p>SWEDISH</text:p>
          </table:table-cell>
          <table:table-cell office:value-type="string">
            <text:p>is</text:p>
          </table:table-cell>
          <table:table-cell table:number-columns-repeated="3"/>
        </table:table-row>
        <table:table-row table:style-name="ro1">
          <table:table-cell office:value-type="string">
            <text:p>men</text:p>
          </table:table-cell>
          <table:table-cell office:value-type="string">
            <text:p>SWEDISH</text:p>
          </table:table-cell>
          <table:table-cell office:value-type="string">
            <text:p>but</text:p>
          </table:table-cell>
          <table:table-cell table:number-columns-repeated="3"/>
        </table:table-row>
        <table:table-row table:style-name="ro1">
          <table:table-cell office:value-type="string">
            <text:p>ett</text:p>
          </table:table-cell>
          <table:table-cell office:value-type="string">
            <text:p>SWEDISH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om</text:p>
          </table:table-cell>
          <table:table-cell office:value-type="string">
            <text:p>SWEDISH</text:p>
          </table:table-cell>
          <table:table-cell office:value-type="string">
            <text:p>if, around, about</text:p>
          </table:table-cell>
          <table:table-cell table:number-columns-repeated="3"/>
        </table:table-row>
        <table:table-row table:style-name="ro1">
          <table:table-cell office:value-type="string">
            <text:p>hade</text:p>
          </table:table-cell>
          <table:table-cell office:value-type="string">
            <text:p>SWEDISH</text:p>
          </table:table-cell>
          <table:table-cell office:value-type="string">
            <text:p>had</text:p>
          </table:table-cell>
          <table:table-cell table:number-columns-repeated="3"/>
        </table:table-row>
        <table:table-row table:style-name="ro1">
          <table:table-cell office:value-type="string">
            <text:p>de</text:p>
          </table:table-cell>
          <table:table-cell office:value-type="string">
            <text:p>SWEDISH</text:p>
          </table:table-cell>
          <table:table-cell office:value-type="string">
            <text:p>they, these/those</text:p>
          </table:table-cell>
          <table:table-cell table:number-columns-repeated="3"/>
        </table:table-row>
        <table:table-row table:style-name="ro1">
          <table:table-cell office:value-type="string">
            <text:p>av</text:p>
          </table:table-cell>
          <table:table-cell office:value-type="string">
            <text:p>SWEDISH</text:p>
          </table:table-cell>
          <table:table-cell office:value-type="string">
            <text:p>of</text:p>
          </table:table-cell>
          <table:table-cell table:number-columns-repeated="3"/>
        </table:table-row>
        <table:table-row table:style-name="ro1">
          <table:table-cell office:value-type="string">
            <text:p>icke</text:p>
          </table:table-cell>
          <table:table-cell office:value-type="string">
            <text:p>SWEDISH</text:p>
          </table:table-cell>
          <table:table-cell office:value-type="string">
            <text:p>not, no</text:p>
          </table:table-cell>
          <table:table-cell table:number-columns-repeated="3"/>
        </table:table-row>
        <table:table-row table:style-name="ro1">
          <table:table-cell office:value-type="string">
            <text:p>mig</text:p>
          </table:table-cell>
          <table:table-cell office:value-type="string">
            <text:p>SWEDISH</text:p>
          </table:table-cell>
          <table:table-cell office:value-type="string">
            <text:p>me</text:p>
          </table:table-cell>
          <table:table-cell table:number-columns-repeated="3"/>
        </table:table-row>
        <table:table-row table:style-name="ro1">
          <table:table-cell office:value-type="string">
            <text:p>du</text:p>
          </table:table-cell>
          <table:table-cell office:value-type="string">
            <text:p>SWED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henne</text:p>
          </table:table-cell>
          <table:table-cell office:value-type="string">
            <text:p>SWEDISH</text:p>
          </table:table-cell>
          <table:table-cell office:value-type="string">
            <text:p>her</text:p>
          </table:table-cell>
          <table:table-cell table:number-columns-repeated="3"/>
        </table:table-row>
        <table:table-row table:style-name="ro1">
          <table:table-cell office:value-type="string">
            <text:p>då</text:p>
          </table:table-cell>
          <table:table-cell office:value-type="string">
            <text:p>SWEDISH</text:p>
          </table:table-cell>
          <table:table-cell office:value-type="string">
            <text:p>then, when</text:p>
          </table:table-cell>
          <table:table-cell table:number-columns-repeated="3"/>
        </table:table-row>
        <table:table-row table:style-name="ro1">
          <table:table-cell office:value-type="string">
            <text:p>sin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1">
          <table:table-cell office:value-type="string">
            <text:p>nu</text:p>
          </table:table-cell>
          <table:table-cell office:value-type="string">
            <text:p>SWEDISH</text:p>
          </table:table-cell>
          <table:table-cell office:value-type="string">
            <text:p>now</text:p>
          </table:table-cell>
          <table:table-cell table:number-columns-repeated="3"/>
        </table:table-row>
        <table:table-row table:style-name="ro1">
          <table:table-cell office:value-type="string">
            <text:p>har</text:p>
          </table:table-cell>
          <table:table-cell office:value-type="string">
            <text:p>SWEDISH</text:p>
          </table:table-cell>
          <table:table-cell office:value-type="string">
            <text:p>have</text:p>
          </table:table-cell>
          <table:table-cell table:number-columns-repeated="3"/>
        </table:table-row>
        <table:table-row table:style-name="ro1">
          <table:table-cell office:value-type="string">
            <text:p>inte</text:p>
          </table:table-cell>
          <table:table-cell office:value-type="string">
            <text:p>SWEDISH</text:p>
          </table:table-cell>
          <table:table-cell office:value-type="string">
            <text:p>inte någon = no one</text:p>
          </table:table-cell>
          <table:table-cell table:number-columns-repeated="3"/>
        </table:table-row>
        <table:table-row table:style-name="ro1">
          <table:table-cell office:value-type="string">
            <text:p>hans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1">
          <table:table-cell office:value-type="string">
            <text:p>honom</text:p>
          </table:table-cell>
          <table:table-cell office:value-type="string">
            <text:p>SWEDISH</text:p>
          </table:table-cell>
          <table:table-cell office:value-type="string">
            <text:p>him</text:p>
          </table:table-cell>
          <table:table-cell table:number-columns-repeated="3"/>
        </table:table-row>
        <table:table-row table:style-name="ro1">
          <table:table-cell office:value-type="string">
            <text:p>skulle</text:p>
          </table:table-cell>
          <table:table-cell office:value-type="string">
            <text:p>SWEDISH</text:p>
          </table:table-cell>
          <table:table-cell office:value-type="string">
            <text:p>'sake'</text:p>
          </table:table-cell>
          <table:table-cell table:number-columns-repeated="3"/>
        </table:table-row>
        <table:table-row table:style-name="ro1">
          <table:table-cell office:value-type="string">
            <text:p>hennes</text:p>
          </table:table-cell>
          <table:table-cell office:value-type="string">
            <text:p>SWEDISH</text:p>
          </table:table-cell>
          <table:table-cell office:value-type="string">
            <text:p>her</text:p>
          </table:table-cell>
          <table:table-cell table:number-columns-repeated="3"/>
        </table:table-row>
        <table:table-row table:style-name="ro1">
          <table:table-cell office:value-type="string">
            <text:p>där</text:p>
          </table:table-cell>
          <table:table-cell office:value-type="string">
            <text:p>SWEDISH</text:p>
          </table:table-cell>
          <table:table-cell office:value-type="string">
            <text:p>there</text:p>
          </table:table-cell>
          <table:table-cell table:number-columns-repeated="3"/>
        </table:table-row>
        <table:table-row table:style-name="ro1">
          <table:table-cell office:value-type="string">
            <text:p>min</text:p>
          </table:table-cell>
          <table:table-cell office:value-type="string">
            <text:p>SWEDISH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1">
          <table:table-cell office:value-type="string">
            <text:p>man</text:p>
          </table:table-cell>
          <table:table-cell office:value-type="string">
            <text:p>SWEDISH</text:p>
          </table:table-cell>
          <table:table-cell office:value-type="string">
            <text:p>one (pronoun)</text:p>
          </table:table-cell>
          <table:table-cell table:number-columns-repeated="3"/>
        </table:table-row>
        <table:table-row table:style-name="ro1">
          <table:table-cell office:value-type="string">
            <text:p>ej</text:p>
          </table:table-cell>
          <table:table-cell office:value-type="string">
            <text:p>SWEDISH</text:p>
          </table:table-cell>
          <table:table-cell office:value-type="string">
            <text:p>nor</text:p>
          </table:table-cell>
          <table:table-cell table:number-columns-repeated="3"/>
        </table:table-row>
        <table:table-row table:style-name="ro1">
          <table:table-cell office:value-type="string">
            <text:p>vid</text:p>
          </table:table-cell>
          <table:table-cell office:value-type="string">
            <text:p>SWEDISH</text:p>
          </table:table-cell>
          <table:table-cell office:value-type="string">
            <text:p>at, by, on (also: vast)</text:p>
          </table:table-cell>
          <table:table-cell table:number-columns-repeated="3"/>
        </table:table-row>
        <table:table-row table:style-name="ro1">
          <table:table-cell office:value-type="string">
            <text:p>kunde</text:p>
          </table:table-cell>
          <table:table-cell office:value-type="string">
            <text:p>SWEDISH</text:p>
          </table:table-cell>
          <table:table-cell office:value-type="string">
            <text:p>could</text:p>
          </table:table-cell>
          <table:table-cell table:number-columns-repeated="3"/>
        </table:table-row>
        <table:table-row table:style-name="ro1">
          <table:table-cell office:value-type="string">
            <text:p>något</text:p>
          </table:table-cell>
          <table:table-cell office:value-type="string">
            <text:p>SWEDISH</text:p>
          </table:table-cell>
          <table:table-cell office:value-type="string">
            <text:p>some etc</text:p>
          </table:table-cell>
          <table:table-cell table:number-columns-repeated="3"/>
        </table:table-row>
        <table:table-row table:style-name="ro1">
          <table:table-cell office:value-type="string">
            <text:p>från</text:p>
          </table:table-cell>
          <table:table-cell office:value-type="string">
            <text:p>SWEDISH</text:p>
          </table:table-cell>
          <table:table-cell office:value-type="string">
            <text:p>from, off</text:p>
          </table:table-cell>
          <table:table-cell table:number-columns-repeated="3"/>
        </table:table-row>
        <table:table-row table:style-name="ro1">
          <table:table-cell office:value-type="string">
            <text:p>ut</text:p>
          </table:table-cell>
          <table:table-cell office:value-type="string">
            <text:p>SWEDISH</text:p>
          </table:table-cell>
          <table:table-cell office:value-type="string">
            <text:p>out</text:p>
          </table:table-cell>
          <table:table-cell table:number-columns-repeated="3"/>
        </table:table-row>
        <table:table-row table:style-name="ro1">
          <table:table-cell office:value-type="string">
            <text:p>när</text:p>
          </table:table-cell>
          <table:table-cell office:value-type="string">
            <text:p>SWEDISH</text:p>
          </table:table-cell>
          <table:table-cell office:value-type="string">
            <text:p>when</text:p>
          </table:table-cell>
          <table:table-cell table:number-columns-repeated="3"/>
        </table:table-row>
        <table:table-row table:style-name="ro1">
          <table:table-cell office:value-type="string">
            <text:p>efter</text:p>
          </table:table-cell>
          <table:table-cell office:value-type="string">
            <text:p>SWEDISH</text:p>
          </table:table-cell>
          <table:table-cell office:value-type="string">
            <text:p>after, behind</text:p>
          </table:table-cell>
          <table:table-cell table:number-columns-repeated="3"/>
        </table:table-row>
        <table:table-row table:style-name="ro1">
          <table:table-cell office:value-type="string">
            <text:p>upp</text:p>
          </table:table-cell>
          <table:table-cell office:value-type="string">
            <text:p>SWEDISH</text:p>
          </table:table-cell>
          <table:table-cell office:value-type="string">
            <text:p>up</text:p>
          </table:table-cell>
          <table:table-cell table:number-columns-repeated="3"/>
        </table:table-row>
        <table:table-row table:style-name="ro1">
          <table:table-cell office:value-type="string">
            <text:p>vi</text:p>
          </table:table-cell>
          <table:table-cell office:value-type="string">
            <text:p>SWEDISH</text:p>
          </table:table-cell>
          <table:table-cell office:value-type="string">
            <text:p>we</text:p>
          </table:table-cell>
          <table:table-cell table:number-columns-repeated="3"/>
        </table:table-row>
        <table:table-row table:style-name="ro1">
          <table:table-cell office:value-type="string">
            <text:p>dem</text:p>
          </table:table-cell>
          <table:table-cell office:value-type="string">
            <text:p>SWEDISH</text:p>
          </table:table-cell>
          <table:table-cell office:value-type="string">
            <text:p>them</text:p>
          </table:table-cell>
          <table:table-cell table:number-columns-repeated="3"/>
        </table:table-row>
        <table:table-row table:style-name="ro1">
          <table:table-cell office:value-type="string">
            <text:p>vara</text:p>
          </table:table-cell>
          <table:table-cell office:value-type="string">
            <text:p>SWEDISH</text:p>
          </table:table-cell>
          <table:table-cell office:value-type="string">
            <text:p>be</text:p>
          </table:table-cell>
          <table:table-cell table:number-columns-repeated="3"/>
        </table:table-row>
        <table:table-row table:style-name="ro1">
          <table:table-cell office:value-type="string">
            <text:p>vad</text:p>
          </table:table-cell>
          <table:table-cell office:value-type="string">
            <text:p>SWEDISH</text:p>
          </table:table-cell>
          <table:table-cell office:value-type="string">
            <text:p>what</text:p>
          </table:table-cell>
          <table:table-cell table:number-columns-repeated="3"/>
        </table:table-row>
        <table:table-row table:style-name="ro1">
          <table:table-cell office:value-type="string">
            <text:p>över</text:p>
          </table:table-cell>
          <table:table-cell office:value-type="string">
            <text:p>SWEDISH</text:p>
          </table:table-cell>
          <table:table-cell office:value-type="string">
            <text:p>over</text:p>
          </table:table-cell>
          <table:table-cell table:number-columns-repeated="3"/>
        </table:table-row>
        <table:table-row table:style-name="ro1">
          <table:table-cell office:value-type="string">
            <text:p>än</text:p>
          </table:table-cell>
          <table:table-cell office:value-type="string">
            <text:p>SWEDISH</text:p>
          </table:table-cell>
          <table:table-cell office:value-type="string">
            <text:p>than</text:p>
          </table:table-cell>
          <table:table-cell table:number-columns-repeated="3"/>
        </table:table-row>
        <table:table-row table:style-name="ro1">
          <table:table-cell office:value-type="string">
            <text:p>dig</text:p>
          </table:table-cell>
          <table:table-cell office:value-type="string">
            <text:p>SWED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kan</text:p>
          </table:table-cell>
          <table:table-cell office:value-type="string">
            <text:p>SWEDISH</text:p>
          </table:table-cell>
          <table:table-cell office:value-type="string">
            <text:p>can</text:p>
          </table:table-cell>
          <table:table-cell table:number-columns-repeated="3"/>
        </table:table-row>
        <table:table-row table:style-name="ro1">
          <table:table-cell office:value-type="string">
            <text:p>sina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1">
          <table:table-cell office:value-type="string">
            <text:p>här</text:p>
          </table:table-cell>
          <table:table-cell office:value-type="string">
            <text:p>SWEDISH</text:p>
          </table:table-cell>
          <table:table-cell office:value-type="string">
            <text:p>here</text:p>
          </table:table-cell>
          <table:table-cell table:number-columns-repeated="3"/>
        </table:table-row>
        <table:table-row table:style-name="ro1">
          <table:table-cell office:value-type="string">
            <text:p>ha</text:p>
          </table:table-cell>
          <table:table-cell office:value-type="string">
            <text:p>SWEDISH</text:p>
          </table:table-cell>
          <table:table-cell office:value-type="string">
            <text:p>have</text:p>
          </table:table-cell>
          <table:table-cell table:number-columns-repeated="3"/>
        </table:table-row>
        <table:table-row table:style-name="ro1">
          <table:table-cell office:value-type="string">
            <text:p>mot</text:p>
          </table:table-cell>
          <table:table-cell office:value-type="string">
            <text:p>SWEDISH</text:p>
          </table:table-cell>
          <table:table-cell office:value-type="string">
            <text:p>towards</text:p>
          </table:table-cell>
          <table:table-cell table:number-columns-repeated="3"/>
        </table:table-row>
        <table:table-row table:style-name="ro1">
          <table:table-cell office:value-type="string">
            <text:p>alla</text:p>
          </table:table-cell>
          <table:table-cell office:value-type="string">
            <text:p>SWEDISH</text:p>
          </table:table-cell>
          <table:table-cell office:value-type="string">
            <text:p>all</text:p>
          </table:table-cell>
          <table:table-cell table:number-columns-repeated="3"/>
        </table:table-row>
        <table:table-row table:style-name="ro1">
          <table:table-cell office:value-type="string">
            <text:p>under</text:p>
          </table:table-cell>
          <table:table-cell office:value-type="string">
            <text:p>SWEDISH</text:p>
          </table:table-cell>
          <table:table-cell office:value-type="string">
            <text:p>under (also: wonder)</text:p>
          </table:table-cell>
          <table:table-cell table:number-columns-repeated="3"/>
        </table:table-row>
        <table:table-row table:style-name="ro1">
          <table:table-cell office:value-type="string">
            <text:p>någon</text:p>
          </table:table-cell>
          <table:table-cell office:value-type="string">
            <text:p>SWEDISH</text:p>
          </table:table-cell>
          <table:table-cell office:value-type="string">
            <text:p>some etc</text:p>
          </table:table-cell>
          <table:table-cell table:number-columns-repeated="3"/>
        </table:table-row>
        <table:table-row table:style-name="ro1">
          <table:table-cell office:value-type="string">
            <text:p>eller</text:p>
          </table:table-cell>
          <table:table-cell office:value-type="string">
            <text:p>SWEDISH</text:p>
          </table:table-cell>
          <table:table-cell office:value-type="string">
            <text:p>or (else)</text:p>
          </table:table-cell>
          <table:table-cell table:number-columns-repeated="3"/>
        </table:table-row>
        <table:table-row table:style-name="ro1">
          <table:table-cell office:value-type="string">
            <text:p>allt</text:p>
          </table:table-cell>
          <table:table-cell office:value-type="string">
            <text:p>SWEDISH</text:p>
          </table:table-cell>
          <table:table-cell office:value-type="string">
            <text:p>all</text:p>
          </table:table-cell>
          <table:table-cell table:number-columns-repeated="3"/>
        </table:table-row>
        <table:table-row table:style-name="ro1">
          <table:table-cell office:value-type="string">
            <text:p>mycket</text:p>
          </table:table-cell>
          <table:table-cell office:value-type="string">
            <text:p>SWEDISH</text:p>
          </table:table-cell>
          <table:table-cell office:value-type="string">
            <text:p>much</text:p>
          </table:table-cell>
          <table:table-cell table:number-columns-repeated="3"/>
        </table:table-row>
        <table:table-row table:style-name="ro1">
          <table:table-cell office:value-type="string">
            <text:p>sedan</text:p>
          </table:table-cell>
          <table:table-cell office:value-type="string">
            <text:p>SWEDISH</text:p>
          </table:table-cell>
          <table:table-cell office:value-type="string">
            <text:p>since</text:p>
          </table:table-cell>
          <table:table-cell table:number-columns-repeated="3"/>
        </table:table-row>
        <table:table-row table:style-name="ro1">
          <table:table-cell office:value-type="string">
            <text:p>ju</text:p>
          </table:table-cell>
          <table:table-cell office:value-type="string">
            <text:p>SWEDISH</text:p>
          </table:table-cell>
          <table:table-cell office:value-type="string">
            <text:p>why</text:p>
          </table:table-cell>
          <table:table-cell table:number-columns-repeated="3"/>
        </table:table-row>
        <table:table-row table:style-name="ro1">
          <table:table-cell office:value-type="string">
            <text:p>denna</text:p>
          </table:table-cell>
          <table:table-cell office:value-type="string">
            <text:p>SWEDISH</text:p>
          </table:table-cell>
          <table:table-cell office:value-type="string">
            <text:p>this/that</text:p>
          </table:table-cell>
          <table:table-cell table:number-columns-repeated="3"/>
        </table:table-row>
        <table:table-row table:style-name="ro1">
          <table:table-cell office:value-type="string">
            <text:p>själv</text:p>
          </table:table-cell>
          <table:table-cell office:value-type="string">
            <text:p>SWEDISH</text:p>
          </table:table-cell>
          <table:table-cell office:value-type="string">
            <text:p>myself, yourself etc</text:p>
          </table:table-cell>
          <table:table-cell table:number-columns-repeated="3"/>
        </table:table-row>
        <table:table-row table:style-name="ro1">
          <table:table-cell office:value-type="string">
            <text:p>detta</text:p>
          </table:table-cell>
          <table:table-cell office:value-type="string">
            <text:p>SWEDISH</text:p>
          </table:table-cell>
          <table:table-cell office:value-type="string">
            <text:p>this/that</text:p>
          </table:table-cell>
          <table:table-cell table:number-columns-repeated="3"/>
        </table:table-row>
        <table:table-row table:style-name="ro1">
          <table:table-cell office:value-type="string">
            <text:p>åt</text:p>
          </table:table-cell>
          <table:table-cell office:value-type="string">
            <text:p>SWEDISH</text:p>
          </table:table-cell>
          <table:table-cell office:value-type="string">
            <text:p>to</text:p>
          </table:table-cell>
          <table:table-cell table:number-columns-repeated="3"/>
        </table:table-row>
        <table:table-row table:style-name="ro1">
          <table:table-cell office:value-type="string">
            <text:p>utan</text:p>
          </table:table-cell>
          <table:table-cell office:value-type="string">
            <text:p>SWEDISH</text:p>
          </table:table-cell>
          <table:table-cell office:value-type="string">
            <text:p>without</text:p>
          </table:table-cell>
          <table:table-cell table:number-columns-repeated="3"/>
        </table:table-row>
        <table:table-row table:style-name="ro1">
          <table:table-cell office:value-type="string">
            <text:p>varit</text:p>
          </table:table-cell>
          <table:table-cell office:value-type="string">
            <text:p>SWEDISH</text:p>
          </table:table-cell>
          <table:table-cell office:value-type="string">
            <text:p>was</text:p>
          </table:table-cell>
          <table:table-cell table:number-columns-repeated="3"/>
        </table:table-row>
        <table:table-row table:style-name="ro1">
          <table:table-cell office:value-type="string">
            <text:p>hur</text:p>
          </table:table-cell>
          <table:table-cell office:value-type="string">
            <text:p>SWEDISH</text:p>
          </table:table-cell>
          <table:table-cell office:value-type="string">
            <text:p>how</text:p>
          </table:table-cell>
          <table:table-cell table:number-columns-repeated="3"/>
        </table:table-row>
        <table:table-row table:style-name="ro1">
          <table:table-cell office:value-type="string">
            <text:p>ingen</text:p>
          </table:table-cell>
          <table:table-cell office:value-type="string">
            <text:p>SWEDISH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mitt</text:p>
          </table:table-cell>
          <table:table-cell office:value-type="string">
            <text:p>SWEDISH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1">
          <table:table-cell office:value-type="string">
            <text:p>ni</text:p>
          </table:table-cell>
          <table:table-cell office:value-type="string">
            <text:p>SWEDISH</text:p>
          </table:table-cell>
          <table:table-cell office:value-type="string">
            <text:p>you</text:p>
          </table:table-cell>
          <table:table-cell table:number-columns-repeated="3"/>
        </table:table-row>
        <table:table-row table:style-name="ro1">
          <table:table-cell office:value-type="string">
            <text:p>bli</text:p>
          </table:table-cell>
          <table:table-cell office:value-type="string">
            <text:p>SWEDISH</text:p>
          </table:table-cell>
          <table:table-cell office:value-type="string">
            <text:p>to be, become</text:p>
          </table:table-cell>
          <table:table-cell table:number-columns-repeated="3"/>
        </table:table-row>
        <table:table-row table:style-name="ro1">
          <table:table-cell office:value-type="string">
            <text:p>blev</text:p>
          </table:table-cell>
          <table:table-cell office:value-type="string">
            <text:p>SWEDISH</text:p>
          </table:table-cell>
          <table:table-cell office:value-type="string">
            <text:p>from bli</text:p>
          </table:table-cell>
          <table:table-cell table:number-columns-repeated="3"/>
        </table:table-row>
        <table:table-row table:style-name="ro1">
          <table:table-cell office:value-type="string">
            <text:p>oss</text:p>
          </table:table-cell>
          <table:table-cell office:value-type="string">
            <text:p>SWEDISH</text:p>
          </table:table-cell>
          <table:table-cell office:value-type="string">
            <text:p>us</text:p>
          </table:table-cell>
          <table:table-cell table:number-columns-repeated="3"/>
        </table:table-row>
        <table:table-row table:style-name="ro1">
          <table:table-cell office:value-type="string">
            <text:p>din</text:p>
          </table:table-cell>
          <table:table-cell office:value-type="string">
            <text:p>SWEDISH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1">
          <table:table-cell office:value-type="string">
            <text:p>dessa</text:p>
          </table:table-cell>
          <table:table-cell office:value-type="string">
            <text:p>SWEDISH</text:p>
          </table:table-cell>
          <table:table-cell office:value-type="string">
            <text:p>these/those</text:p>
          </table:table-cell>
          <table:table-cell table:number-columns-repeated="3"/>
        </table:table-row>
        <table:table-row table:style-name="ro1">
          <table:table-cell office:value-type="string">
            <text:p>några</text:p>
          </table:table-cell>
          <table:table-cell office:value-type="string">
            <text:p>SWEDISH</text:p>
          </table:table-cell>
          <table:table-cell office:value-type="string">
            <text:p>some etc</text:p>
          </table:table-cell>
          <table:table-cell table:number-columns-repeated="3"/>
        </table:table-row>
        <table:table-row table:style-name="ro1">
          <table:table-cell office:value-type="string">
            <text:p>deras</text:p>
          </table:table-cell>
          <table:table-cell office:value-type="string">
            <text:p>SWEDISH</text:p>
          </table:table-cell>
          <table:table-cell office:value-type="string">
            <text:p>their</text:p>
          </table:table-cell>
          <table:table-cell table:number-columns-repeated="3"/>
        </table:table-row>
        <table:table-row table:style-name="ro1">
          <table:table-cell office:value-type="string">
            <text:p>blir</text:p>
          </table:table-cell>
          <table:table-cell office:value-type="string">
            <text:p>SWEDISH</text:p>
          </table:table-cell>
          <table:table-cell office:value-type="string">
            <text:p>from bli</text:p>
          </table:table-cell>
          <table:table-cell table:number-columns-repeated="3"/>
        </table:table-row>
        <table:table-row table:style-name="ro1">
          <table:table-cell office:value-type="string">
            <text:p>mina</text:p>
          </table:table-cell>
          <table:table-cell office:value-type="string">
            <text:p>SWEDISH</text:p>
          </table:table-cell>
          <table:table-cell office:value-type="string">
            <text:p>my</text:p>
          </table:table-cell>
          <table:table-cell table:number-columns-repeated="3"/>
        </table:table-row>
        <table:table-row table:style-name="ro1">
          <table:table-cell office:value-type="string">
            <text:p>samma</text:p>
          </table:table-cell>
          <table:table-cell office:value-type="string">
            <text:p>SWEDISH</text:p>
          </table:table-cell>
          <table:table-cell office:value-type="string">
            <text:p>(the) same</text:p>
          </table:table-cell>
          <table:table-cell table:number-columns-repeated="3"/>
        </table:table-row>
        <table:table-row table:style-name="ro1">
          <table:table-cell office:value-type="string">
            <text:p>vilken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1">
          <table:table-cell office:value-type="string">
            <text:p>er</text:p>
          </table:table-cell>
          <table:table-cell office:value-type="string">
            <text:p>SWEDISH</text:p>
          </table:table-cell>
          <table:table-cell office:value-type="string">
            <text:p>you, your</text:p>
          </table:table-cell>
          <table:table-cell table:number-columns-repeated="3"/>
        </table:table-row>
        <table:table-row table:style-name="ro1">
          <table:table-cell office:value-type="string">
            <text:p>sådan</text:p>
          </table:table-cell>
          <table:table-cell office:value-type="string">
            <text:p>SWEDISH</text:p>
          </table:table-cell>
          <table:table-cell office:value-type="string">
            <text:p>such a</text:p>
          </table:table-cell>
          <table:table-cell table:number-columns-repeated="3"/>
        </table:table-row>
        <table:table-row table:style-name="ro1">
          <table:table-cell office:value-type="string">
            <text:p>vår</text:p>
          </table:table-cell>
          <table:table-cell office:value-type="string">
            <text:p>SWEDISH</text:p>
          </table:table-cell>
          <table:table-cell office:value-type="string">
            <text:p>our</text:p>
          </table:table-cell>
          <table:table-cell table:number-columns-repeated="3"/>
        </table:table-row>
        <table:table-row table:style-name="ro1">
          <table:table-cell office:value-type="string">
            <text:p>blivit</text:p>
          </table:table-cell>
          <table:table-cell office:value-type="string">
            <text:p>SWEDISH</text:p>
          </table:table-cell>
          <table:table-cell office:value-type="string">
            <text:p>from bli</text:p>
          </table:table-cell>
          <table:table-cell table:number-columns-repeated="3"/>
        </table:table-row>
        <table:table-row table:style-name="ro1">
          <table:table-cell office:value-type="string">
            <text:p>dess</text:p>
          </table:table-cell>
          <table:table-cell office:value-type="string">
            <text:p>SWEDISH</text:p>
          </table:table-cell>
          <table:table-cell office:value-type="string">
            <text:p>its</text:p>
          </table:table-cell>
          <table:table-cell table:number-columns-repeated="3"/>
        </table:table-row>
        <table:table-row table:style-name="ro1">
          <table:table-cell office:value-type="string">
            <text:p>inom</text:p>
          </table:table-cell>
          <table:table-cell office:value-type="string">
            <text:p>SWEDISH</text:p>
          </table:table-cell>
          <table:table-cell office:value-type="string">
            <text:p>within</text:p>
          </table:table-cell>
          <table:table-cell table:number-columns-repeated="3"/>
        </table:table-row>
        <table:table-row table:style-name="ro1">
          <table:table-cell office:value-type="string">
            <text:p>mellan</text:p>
          </table:table-cell>
          <table:table-cell office:value-type="string">
            <text:p>SWEDISH</text:p>
          </table:table-cell>
          <table:table-cell office:value-type="string">
            <text:p>between</text:p>
          </table:table-cell>
          <table:table-cell table:number-columns-repeated="3"/>
        </table:table-row>
        <table:table-row table:style-name="ro1">
          <table:table-cell office:value-type="string">
            <text:p>sådant</text:p>
          </table:table-cell>
          <table:table-cell office:value-type="string">
            <text:p>SWEDISH</text:p>
          </table:table-cell>
          <table:table-cell office:value-type="string">
            <text:p>such a</text:p>
          </table:table-cell>
          <table:table-cell table:number-columns-repeated="3"/>
        </table:table-row>
        <table:table-row table:style-name="ro1">
          <table:table-cell office:value-type="string">
            <text:p>varför</text:p>
          </table:table-cell>
          <table:table-cell office:value-type="string">
            <text:p>SWEDISH</text:p>
          </table:table-cell>
          <table:table-cell office:value-type="string">
            <text:p>why</text:p>
          </table:table-cell>
          <table:table-cell table:number-columns-repeated="3"/>
        </table:table-row>
        <table:table-row table:style-name="ro1">
          <table:table-cell office:value-type="string">
            <text:p>varje</text:p>
          </table:table-cell>
          <table:table-cell office:value-type="string">
            <text:p>SWEDISH</text:p>
          </table:table-cell>
          <table:table-cell office:value-type="string">
            <text:p>each</text:p>
          </table:table-cell>
          <table:table-cell table:number-columns-repeated="3"/>
        </table:table-row>
        <table:table-row table:style-name="ro1">
          <table:table-cell office:value-type="string">
            <text:p>vilka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1">
          <table:table-cell office:value-type="string">
            <text:p>ditt</text:p>
          </table:table-cell>
          <table:table-cell office:value-type="string">
            <text:p>SWEDISH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1">
          <table:table-cell office:value-type="string">
            <text:p>vem</text:p>
          </table:table-cell>
          <table:table-cell office:value-type="string">
            <text:p>SWEDISH</text:p>
          </table:table-cell>
          <table:table-cell office:value-type="string">
            <text:p>who</text:p>
          </table:table-cell>
          <table:table-cell table:number-columns-repeated="3"/>
        </table:table-row>
        <table:table-row table:style-name="ro1">
          <table:table-cell office:value-type="string">
            <text:p>vilket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table:number-columns-repeated="3"/>
        </table:table-row>
        <table:table-row table:style-name="ro1">
          <table:table-cell office:value-type="string">
            <text:p>sitta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table:number-columns-repeated="3"/>
        </table:table-row>
        <table:table-row table:style-name="ro1">
          <table:table-cell office:value-type="string">
            <text:p>sådana</text:p>
          </table:table-cell>
          <table:table-cell office:value-type="string">
            <text:p>SWEDISH</text:p>
          </table:table-cell>
          <table:table-cell office:value-type="string">
            <text:p>such a</text:p>
          </table:table-cell>
          <table:table-cell table:number-columns-repeated="3"/>
        </table:table-row>
        <table:table-row table:style-name="ro1">
          <table:table-cell office:value-type="string">
            <text:p>vart</text:p>
          </table:table-cell>
          <table:table-cell office:value-type="string">
            <text:p>SWEDISH</text:p>
          </table:table-cell>
          <table:table-cell office:value-type="string">
            <text:p>each</text:p>
          </table:table-cell>
          <table:table-cell table:number-columns-repeated="3"/>
        </table:table-row>
        <table:table-row table:style-name="ro1">
          <table:table-cell office:value-type="string">
            <text:p>dina</text:p>
          </table:table-cell>
          <table:table-cell office:value-type="string">
            <text:p>SWEDISH</text:p>
          </table:table-cell>
          <table:table-cell office:value-type="string">
            <text:p>thy</text:p>
          </table:table-cell>
          <table:table-cell table:number-columns-repeated="3"/>
        </table:table-row>
        <table:table-row table:style-name="ro1">
          <table:table-cell office:value-type="string">
            <text:p>vars</text:p>
          </table:table-cell>
          <table:table-cell office:value-type="string">
            <text:p>SWEDISH</text:p>
          </table:table-cell>
          <table:table-cell office:value-type="string">
            <text:p>whose</text:p>
          </table:table-cell>
          <table:table-cell table:number-columns-repeated="3"/>
        </table:table-row>
        <table:table-row table:style-name="ro1">
          <table:table-cell office:value-type="string">
            <text:p>vårt</text:p>
          </table:table-cell>
          <table:table-cell office:value-type="string">
            <text:p>SWEDISH</text:p>
          </table:table-cell>
          <table:table-cell office:value-type="string">
            <text:p>our</text:p>
          </table:table-cell>
          <table:table-cell table:number-columns-repeated="3"/>
        </table:table-row>
        <table:table-row table:style-name="ro1">
          <table:table-cell office:value-type="string">
            <text:p>våra</text:p>
          </table:table-cell>
          <table:table-cell office:value-type="string">
            <text:p>SWEDISH</text:p>
          </table:table-cell>
          <table:table-cell office:value-type="string">
            <text:p>our</text:p>
          </table:table-cell>
          <table:table-cell table:number-columns-repeated="3"/>
        </table:table-row>
        <table:table-row table:style-name="ro1">
          <table:table-cell office:value-type="string">
            <text:p>ert</text:p>
          </table:table-cell>
          <table:table-cell office:value-type="string">
            <text:p>SWEDISH</text:p>
          </table:table-cell>
          <table:table-cell office:value-type="string">
            <text:p>your</text:p>
          </table:table-cell>
          <table:table-cell table:number-columns-repeated="3"/>
        </table:table-row>
        <table:table-row table:style-name="ro1">
          <table:table-cell office:value-type="string">
            <text:p>era</text:p>
          </table:table-cell>
          <table:table-cell office:value-type="string">
            <text:p>SWEDISH</text:p>
          </table:table-cell>
          <table:table-cell office:value-type="string">
            <text:p>your</text:p>
          </table:table-cell>
          <table:table-cell table:number-columns-repeated="3"/>
        </table:table-row>
        <table:table-row table:style-name="ro1">
          <table:table-cell office:value-type="string">
            <text:p>vilkas</text:p>
          </table:table-cell>
          <table:table-cell office:value-type="string">
            <text:p>SWEDISH</text:p>
          </table:table-cell>
          <table:table-cell office:value-type="string">
            <text:p>whose</text:p>
          </table:table-cell>
          <table:table-cell table:number-columns-repeated="3"/>
        </table:table-row>
        <table:table-row table:style-name="ro1">
          <table:table-cell office:value-type="string">
            <text:p>vol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o.o.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mgr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godz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zł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www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pl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ul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el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hab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prof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inż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dr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i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u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aby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alb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al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ani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aż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bardz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bez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b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bowiem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by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byli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bym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był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była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był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były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być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będzi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będą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chc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choć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c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coraz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coś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czy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czyli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częst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dla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d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gdy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gdyby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gdyż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gdzi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g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ich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im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inn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iż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jak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jaki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jak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jednak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jednym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jedyni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jeg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jej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jest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jeszcz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jeśli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jeżeli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już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ją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kiedy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kilku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kt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która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któr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któreg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której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który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których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którym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którzy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lat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lecz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lub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ma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mają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mamy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mi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miał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mim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mni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mogą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moż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można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mu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musi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na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nad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nam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nas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nawet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nic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nich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ni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niej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nim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niż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n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now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np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nr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od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ok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on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on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oraz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pan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p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pod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ponad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ponieważ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poza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przed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przed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przez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przy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raz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razi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roku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również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się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sobi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sposób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swoj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są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a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ak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akich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aki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akż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am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eg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ej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emu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en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eraz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eż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rzeba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u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ych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ylk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ym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ys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zw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tę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w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wi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więc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wszystko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wśród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właśni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z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za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zaś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z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że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żeby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ii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iii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iv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vi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vii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viii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ix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xi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xii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xiii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xiv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>
          <table:table-cell office:value-type="string">
            <text:p>xv</text:p>
          </table:table-cell>
          <table:table-cell office:value-type="string">
            <text:p>POLISH</text:p>
          </table:table-cell>
          <table:table-cell table:number-columns-repeated="4"/>
        </table:table-row>
        <table:table-row table:style-name="ro1" table:number-rows-repeated="63742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_5f_STOPWORD" style:display-name="NO_STOPWORD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-01-2012</text:date>, <text:time>06:44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11-08-05T10:53:17</meta:creation-date>
    <dc:date>2012-01-09T06:44:00</dc:date>
    <dc:language>nl-NL</dc:language>
    <meta:editing-cycles>5</meta:editing-cycles>
    <meta:editing-duration>PT06H49M43S</meta:editing-duration>
    <dc:creator>Bastiaan Verhoef</dc:creator>
    <meta:document-statistic meta:table-count="1" meta:cell-count="4676" meta:object-count="0"/>
    <meta:user-defined meta:name="Info 1"/>
    <meta:user-defined meta:name="Info 2"/>
    <meta:user-defined meta:name="Info 3"/>
    <meta:user-defined meta:name="Info 4"/>
  </office:meta>
</office:document-meta>
</file>